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Configurations2/" manifest:media-type="application/vnd.sun.xml.ui.configuration"/>
  <manifest:file-entry manifest:full-path="Object 5" manifest:media-type="application/vnd.sun.star.oleobject"/>
  <manifest:file-entry manifest:full-path="Pictures/10000000000000350000001B8B63D0EC5E7295E4.png" manifest:media-type="image/png"/>
  <manifest:file-entry manifest:full-path="Pictures/100000000000002D000000188BF65A5A97321F05.jpg" manifest:media-type="image/jpeg"/>
  <manifest:file-entry manifest:full-path="Pictures/10000001000009EC000001657518E40545EF8A70.png" manifest:media-type="image/png"/>
  <manifest:file-entry manifest:full-path="Pictures/10000000000009E60000003AEEE996EC98DF6087.jpg" manifest:media-type="image/jpeg"/>
  <manifest:file-entry manifest:full-path="Object 3" manifest:media-type="application/vnd.sun.star.oleobject"/>
  <manifest:file-entry manifest:full-path="Object 19" manifest:media-type="application/vnd.sun.star.oleobject"/>
  <manifest:file-entry manifest:full-path="Object 2" manifest:media-type="application/vnd.sun.star.oleobject"/>
  <manifest:file-entry manifest:full-path="Object 18" manifest:media-type="application/vnd.sun.star.oleobject"/>
  <manifest:file-entry manifest:full-path="Object 4" manifest:media-type="application/vnd.sun.star.oleobject"/>
  <manifest:file-entry manifest:full-path="Object 7" manifest:media-type="application/vnd.sun.star.oleobject"/>
  <manifest:file-entry manifest:full-path="meta.xml" manifest:media-type="text/xml"/>
  <manifest:file-entry manifest:full-path="Thumbnails/thumbnail.png" manifest:media-type="image/png"/>
  <manifest:file-entry manifest:full-path="Object 23" manifest:media-type="application/vnd.sun.star.oleobject"/>
  <manifest:file-entry manifest:full-path="Object 15" manifest:media-type="application/vnd.sun.star.oleobject"/>
  <manifest:file-entry manifest:full-path="Object 6" manifest:media-type="application/vnd.sun.star.oleobject"/>
  <manifest:file-entry manifest:full-path="Object 8" manifest:media-type="application/vnd.sun.star.oleobject"/>
  <manifest:file-entry manifest:full-path="Object 11" manifest:media-type="application/vnd.sun.star.oleobject"/>
  <manifest:file-entry manifest:full-path="Object 9" manifest:media-type="application/vnd.sun.star.oleobject"/>
  <manifest:file-entry manifest:full-path="styles.xml" manifest:media-type="text/xml"/>
  <manifest:file-entry manifest:full-path="ObjectReplacements/Object 20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1" manifest:media-type=""/>
  <manifest:file-entry manifest:full-path="ObjectReplacements/Object 18" manifest:media-type=""/>
  <manifest:file-entry manifest:full-path="ObjectReplacements/Object 17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23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4" manifest:media-type=""/>
  <manifest:file-entry manifest:full-path="ObjectReplacements/Object 21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3" manifest:media-type=""/>
  <manifest:file-entry manifest:full-path="ObjectReplacements/Object 19" manifest:media-type=""/>
  <manifest:file-entry manifest:full-path="Object 20" manifest:media-type="application/vnd.sun.star.oleobject"/>
  <manifest:file-entry manifest:full-path="Object 12" manifest:media-type="application/vnd.sun.star.oleobject"/>
  <manifest:file-entry manifest:full-path="Object 10" manifest:media-type="application/vnd.sun.star.oleobject"/>
  <manifest:file-entry manifest:full-path="Object 21" manifest:media-type="application/vnd.sun.star.oleobject"/>
  <manifest:file-entry manifest:full-path="Object 13" manifest:media-type="application/vnd.sun.star.oleobject"/>
  <manifest:file-entry manifest:full-path="Object 22" manifest:media-type="application/vnd.sun.star.oleobject"/>
  <manifest:file-entry manifest:full-path="Object 14" manifest:media-type="application/vnd.sun.star.oleobject"/>
  <manifest:file-entry manifest:full-path="settings.xml" manifest:media-type="text/xml"/>
  <manifest:file-entry manifest:full-path="Object 1" manifest:media-type="application/vnd.sun.star.oleobject"/>
  <manifest:file-entry manifest:full-path="Object 16" manifest:media-type="application/vnd.sun.star.oleobject"/>
  <manifest:file-entry manifest:full-path="Object 17" manifest:media-type="application/vnd.sun.star.oleobjec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family-generic="swiss" style:font-pitch="variable"/>
    <style:font-face style:name="Arial Narrow2" svg:font-family="'Arial Narrow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ff4000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83cm" fo:min-width="4.938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eeeeee" draw:textarea-vertical-align="middle" draw:auto-grow-height="false" fo:min-height="3.523cm" fo:min-width="3.565cm" fo:wrap-option="wrap" loext:decorative="false"/>
    </style:style>
    <style:style style:name="gr11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7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301cm" fo:min-width="0cm" fo:padding-top="0.125cm" fo:padding-bottom="0.125cm" fo:padding-left="0.25cm" fo:padding-right="0.25cm" fo:wrap-option="wrap" loext:decorative="false"/>
    </style:style>
    <style:style style:name="gr33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712cm" fo:min-width="0cm" fo:padding-top="0.125cm" fo:padding-bottom="0.125cm" fo:padding-left="0.25cm" fo:padding-right="0.25cm" fo:wrap-option="wrap" loext:decorative="false"/>
    </style:style>
    <style:style style:name="gr34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613cm" fo:min-width="0cm" fo:padding-top="0.125cm" fo:padding-bottom="0.125cm" fo:padding-left="0.25cm" fo:padding-right="0.25cm" fo:wrap-option="wrap" loext:decorative="false"/>
    </style:style>
    <style:style style:name="gr35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252cm" fo:min-width="0cm" fo:padding-top="0.125cm" fo:padding-bottom="0.125cm" fo:padding-left="0.25cm" fo:padding-right="0.25cm" fo:wrap-option="wrap" loext:decorative="false"/>
    </style:style>
    <style:style style:name="gr3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svg:stroke-width="0.035cm" draw:stroke-linejoin="miter" draw:fill="solid" draw:fill-color="#f1c7c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svg:stroke-width="0.035cm" draw:stroke-linejoin="miter" draw:fill="solid" draw:fill-color="#d5f1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4.037cm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3.67cm" fo:padding-top="0.125cm" fo:padding-bottom="0.125cm" fo:padding-left="0.25cm" fo:padding-right="0.25cm" fo:wrap-option="wrap" loext:decorative="false"/>
    </style:style>
    <style:style style:name="gr59" style:family="graphic" style:parent-style-name="Default_20_Drawing_20_Style_5f_1" style:list-style-name="L8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81cm" loext:decorative="false"/>
      <style:paragraph-properties style:writing-mode="lr-tb"/>
    </style:style>
    <style:style style:name="gr61" style:family="graphic" style:parent-style-name="standard">
      <style:graphic-properties draw:stroke="none" draw:fill="none" fo:min-height="12.895cm" loext:decorative="false"/>
      <style:paragraph-properties style:writing-mode="lr-tb"/>
    </style:style>
    <style:style style:name="gr62" style:family="graphic" style:parent-style-name="standard">
      <style:graphic-properties draw:stroke="none" draw:fill="none" fo:min-height="22.509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0.319cm" loext:decorative="false"/>
      <style:paragraph-properties style:writing-mode="lr-tb"/>
    </style:style>
    <style:style style:name="gr64" style:family="graphic" style:parent-style-name="standard">
      <style:graphic-properties draw:stroke="none" draw:fill="none" fo:min-height="14.799cm" loext:decorative="false"/>
      <style:paragraph-properties style:writing-mode="lr-tb"/>
    </style:style>
    <style:style style:name="gr65" style:family="graphic" style:parent-style-name="standard">
      <style:graphic-properties draw:stroke="none" draw:fill="none" fo:min-height="14.496cm" loext:decorative="false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4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 style:writing-mode="lr-tb" loext:decorative="false"/>
      <style:paragraph-properties style:writing-mode="lr-tb"/>
    </style:style>
    <style:style style:name="gr70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 loext:decorative="false"/>
    </style:style>
    <style:style style:name="gr7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72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 loext:decorative="false"/>
    </style:style>
    <style:style style:name="gr73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 loext:decorative="false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2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8.548cm" fo:min-width="24.238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2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5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7.786cm" fo:min-width="24.238cm" style:writing-mode="lr-tb" loext:decorative="false"/>
      <style:paragraph-properties style:writing-mode="lr-tb"/>
    </style:style>
    <style:style style:name="gr86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018cm" fo:min-width="24.238cm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89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1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1cm" fo:min-width="22.868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 style:writing-mode="lr-tb" loext:decorative="false"/>
      <style:paragraph-properties style:writing-mode="lr-tb"/>
    </style:style>
    <style:style style:name="gr98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99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Default_20_Drawing_20_Style_5f_1" style:list-style-name="L7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.573cm" fo:min-width="7.119cm" fo:padding-top="0.125cm" fo:padding-bottom="0.125cm" fo:padding-left="0.25cm" fo:padding-right="0.25cm" fo:wrap-option="wrap" loext:decorative="false"/>
    </style:style>
    <style:style style:name="gr102" style:family="graphic" style:parent-style-name="Default_20_Drawing_20_Style_5f_1" style:list-style-name="L7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3" style:family="graphic" style:parent-style-name="Default_20_Drawing_20_Style_5f_1" style:list-style-name="L7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4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5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06" style:family="graphic" style:parent-style-name="Default_20_Drawing_20_Style_5f_1" style:list-style-name="L7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7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8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9" style:family="graphic" style:parent-style-name="Default_20_Drawing_20_Style_5f_1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0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11" style:family="graphic" style:parent-style-name="Default_20_Drawing_20_Style_5f_1" style:list-style-name="L12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2" style:family="graphic" style:parent-style-name="Default_20_Drawing_20_Style_5f_1" style:list-style-name="L10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3" style:family="graphic" style:parent-style-name="Default_20_Drawing_20_Style_5f_1" style:list-style-name="L1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4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5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16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7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8" style:family="graphic" style:parent-style-name="standard">
      <style:graphic-properties draw:stroke="solid" svg:stroke-width="0.071cm" svg:stroke-color="#808080" draw:stroke-linejoin="round" draw:fill="solid" draw:fill-color="#80808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9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13.366cm" fo:min-width="6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22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65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0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66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6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959cm" fo:min-width="0.55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.847cm" fo:min-width="2.5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8" style:family="graphic" style:parent-style-name="standard">
      <style:graphic-properties draw:stroke="solid" svg:stroke-width="0.071cm" svg:stroke-color="#c00000" draw:stroke-linejoin="round" draw:fill="solid" draw:fill-color="#c00000" draw:textarea-vertical-align="top" draw:auto-grow-heigh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3cm" fo:min-width="2.38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5.757cm" fo:min-width="10.0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1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3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339cm" fo:min-width="21.05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3" style:family="graphic" style:parent-style-name="standard" style:list-style-name="L13">
      <style:graphic-properties draw:stroke="none" svg:stroke-width="0.026cm" draw:fill="none" draw:textarea-vertical-align="top" draw:auto-grow-height="false" draw:fit-to-size="false" style:shrink-to-fit="false" fo:min-height="13.558cm" fo:min-width="22.94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4" style:family="graphic" style:parent-style-name="standard">
      <style:graphic-properties draw:stroke="none" svg:stroke-width="0.071cm" draw:fill="solid" draw:fill-color="#f1c7c7" draw:textarea-vertical-align="top" draw:auto-grow-height="false" fo:min-height="5.477cm" fo:min-width="5.4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5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9.906cm" fo:min-width="7.602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36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min-height="5.218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7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0.762cm" fo:min-width="6.1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8" style:family="graphic" style:parent-style-name="standard">
      <style:graphic-properties draw:stroke="none" svg:stroke-width="0.035cm" draw:fill="none" draw:textarea-vertical-align="middle" draw:auto-grow-height="false" draw:fit-to-size="false" style:shrink-to-fit="false" fo:min-height="3.048cm" fo:min-width="2.11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1cm" fo:min-width="3.68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0" style:family="graphic" style:parent-style-name="standard">
      <style:graphic-properties draw:stroke="none" svg:stroke-width="0.071cm" draw:stroke-linejoin="round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4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4" style:family="graphic">
      <style:graphic-properties style:writing-mode="lr-tb" loext:decorative="false"/>
    </style:style>
    <style:style style:name="gr155" style:family="graphic" style:parent-style-name="standard">
      <style:graphic-properties draw:stroke="solid" svg:stroke-width="0.071cm" svg:stroke-color="#808080" draw:stroke-linejoin="round" draw:fill="solid" draw:fill-color="#808080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56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5.219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8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0" style:family="graphic" style:parent-style-name="standard" style:list-style-name="L16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61" style:family="graphic" style:parent-style-name="standard">
      <style:graphic-properties draw:stroke="solid" svg:stroke-width="0.106cm" svg:stroke-color="#c00000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2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>
      <style:graphic-properties draw:stroke="solid" svg:stroke-width="0.106cm" svg:stroke-color="#32946a" draw:marker-end="msArrowEnd_20_5" draw:marker-end-width="0.318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164" style:family="graphic" style:parent-style-name="standard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8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9" style:family="graphic" style:parent-style-name="standard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70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17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77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 loext:decorative="false"/>
    </style:style>
    <style:style style:name="gr17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 loext:decorative="false"/>
    </style:style>
    <style:style style:name="gr17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3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8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5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6" style:family="graphic" style:parent-style-name="standard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 loext:decorative="false"/>
    </style:style>
    <style:style style:name="gr18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 loext:decorative="false"/>
    </style:style>
    <style:style style:name="gr189" style:family="graphic" style:parent-style-name="standard" style:list-style-name="L11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1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 loext:decorative="false"/>
    </style:style>
    <style:style style:name="gr192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3" style:family="graphic" style:parent-style-name="standard" style:list-style-name="L7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194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standard" style:list-style-name="L7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6" style:family="graphic" style:parent-style-name="standard" style:list-style-name="L7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7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8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99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2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3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4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5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6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7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0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0" style:family="graphic" style:parent-style-name="standard" style:list-style-name="L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 style:writing-mode="lr-tb" loext:decorative="false"/>
      <style:paragraph-properties style:writing-mode="lr-tb"/>
    </style:style>
    <style:style style:name="gr211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2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342cm" fo:min-width="3.632cm" fo:padding-top="0.204cm" fo:padding-bottom="0.204cm" fo:padding-left="0.329cm" fo:padding-right="0.329cm" style:writing-mode="lr-tb" loext:decorative="false"/>
      <style:paragraph-properties style:writing-mode="lr-tb"/>
    </style:style>
    <style:style style:name="gr213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184cm" fo:min-width="3.474cm" fo:padding-top="0.204cm" fo:padding-bottom="0.204cm" fo:padding-left="0.329cm" fo:padding-right="0.329cm" style:writing-mode="lr-tb" loext:decorative="false"/>
      <style:paragraph-properties style:writing-mode="lr-tb"/>
    </style:style>
    <style:style style:name="gr214" style:family="graphic" style:parent-style-name="objectwithoutfill">
      <style:graphic-properties svg:stroke-width="0.212cm" draw:marker-start-width="0.517cm" draw:marker-end="Arrowheads_20_2" draw:marker-end-width="0.617cm" draw:fill="none" draw:textarea-vertical-align="middle" fo:padding-top="0.23cm" fo:padding-bottom="0.23cm" fo:padding-left="0.355cm" fo:padding-right="0.355cm" loext:decorative="false"/>
    </style:style>
    <style:style style:name="gr215" style:family="graphic" style:parent-style-name="objectwithoutfill">
      <style:graphic-properties svg:stroke-width="0.212cm" draw:marker-start-width="0.517cm" draw:marker-end="Arrowheads_20_3" draw:marker-end-width="0.617cm" draw:fill="none" draw:textarea-vertical-align="middle" fo:padding-top="0.23cm" fo:padding-bottom="0.23cm" fo:padding-left="0.355cm" fo:padding-right="0.355cm" loext:decorative="false"/>
    </style:style>
    <style:style style:name="gr216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7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1.422cm" fo:min-width="1.293cm" fo:padding-top="0.204cm" fo:padding-bottom="0.204cm" fo:padding-left="0.329cm" fo:padding-right="0.329cm" style:writing-mode="lr-tb" loext:decorative="false"/>
      <style:paragraph-properties style:writing-mode="lr-tb"/>
    </style:style>
    <style:style style:name="gr220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221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222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23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1.568cm" fo:min-width="1.323cm" fo:padding-top="0.204cm" fo:padding-bottom="0.204cm" fo:padding-left="0.329cm" fo:padding-right="0.329cm" style:writing-mode="lr-tb" loext:decorative="false"/>
      <style:paragraph-properties style:writing-mode="lr-tb"/>
    </style:style>
    <style:style style:name="gr224" style:family="graphic" style:parent-style-name="objectwithoutfill">
      <style:graphic-properties draw:marker-start="Arrowheads_20_31" draw:marker-start-width="0.3cm" draw:marker-end="Arrowheads_20_32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26" style:family="graphic" style:parent-style-name="objectwithoutfill">
      <style:graphic-properties draw:marker-start="Arrowheads_20_36" draw:marker-start-width="0.3cm" draw:marker-end="Arrowheads_20_37" draw:marker-end-width="0.3cm" draw:fill="none" draw:textarea-vertical-align="middle" loext:decorative="false"/>
    </style:style>
    <style:style style:name="gr22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0.262cm" style:writing-mode="lr-tb" loext:decorative="false"/>
      <style:paragraph-properties style:writing-mode="lr-tb"/>
    </style:style>
    <style:style style:name="gr228" style:family="graphic" style:parent-style-name="standard" style:list-style-name="L7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 style:writing-mode="lr-tb" loext:decorative="false"/>
      <style:paragraph-properties style:writing-mode="lr-tb"/>
    </style:style>
    <style:style style:name="gr229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230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982cm" fo:min-width="8.122cm" fo:padding-top="0.231cm" fo:padding-bottom="0.231cm" fo:padding-left="0.356cm" fo:padding-right="0.356cm" loext:decorative="false"/>
    </style:style>
    <style:style style:name="gr231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2.285cm" fo:min-width="2.009cm" fo:padding-top="0.204cm" fo:padding-bottom="0.204cm" fo:padding-left="0.329cm" fo:padding-right="0.329cm" style:writing-mode="lr-tb" loext:decorative="false"/>
      <style:paragraph-properties style:writing-mode="lr-tb"/>
    </style:style>
    <style:style style:name="gr232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77cm" fo:min-width="7.91cm" fo:padding-top="0.231cm" fo:padding-bottom="0.231cm" fo:padding-left="0.356cm" fo:padding-right="0.356cm" loext:decorative="false"/>
    </style:style>
    <style:style style:name="gr23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 loext:decorative="false"/>
      <style:paragraph-properties style:writing-mode="lr-tb"/>
    </style:style>
    <style:style style:name="gr234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0.818cm" fo:min-width="0.678cm" fo:padding-top="0.204cm" fo:padding-bottom="0.204cm" fo:padding-left="0.329cm" fo:padding-right="0.329cm" style:writing-mode="lr-tb" loext:decorative="false"/>
      <style:paragraph-properties style:writing-mode="lr-tb"/>
    </style:style>
    <style:style style:name="gr23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236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23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63cm" draw:visible-area-height="3.01cm" draw:ole-draw-aspect="1" loext:decorative="false"/>
    </style:style>
    <style:style style:name="gr238" style:family="graphic">
      <style:graphic-properties loext:decorative="false"/>
    </style:style>
    <style:style style:name="gr239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4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24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24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1.786cm" style:writing-mode="lr-tb" loext:decorative="false"/>
      <style:paragraph-properties style:writing-mode="lr-tb"/>
    </style:style>
    <style:style style:name="gr243" style:family="graphic" style:parent-style-name="Default_20_Drawing_20_Style_5f_2">
      <style:graphic-properties draw:stroke="none" draw:fill="none" draw:textarea-horizontal-align="justify" draw:textarea-vertical-align="middle" draw:auto-grow-height="false" fo:min-height="1.02cm" fo:min-width="3.056cm" style:writing-mode="lr-tb" loext:decorative="false"/>
      <style:paragraph-properties style:writing-mode="lr-tb"/>
    </style:style>
    <style:style style:name="gr24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3.564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4cm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54cm" style:writing-mode="lr-tb" loext:decorative="false"/>
      <style:paragraph-properties style:writing-mode="lr-tb"/>
    </style:style>
    <style:style style:name="gr24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22cm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2.294cm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5cm" style:writing-mode="lr-tb" loext:decorative="false"/>
      <style:paragraph-properties style:writing-mode="lr-tb"/>
    </style:style>
    <style:style style:name="gr250" style:family="graphic" style:parent-style-name="standard">
      <style:graphic-properties svg:stroke-width="0.106cm" svg:stroke-color="#ff972f" draw:marker-start-width="0.359cm" draw:marker-end-width="0.359cm" draw:fill="none" draw:fill-color="#ff7b59" loext:fill-use-slide-background="false" draw:textarea-horizontal-align="justify" draw:textarea-vertical-align="middle" draw:auto-grow-height="false" fo:min-height="2.225cm" fo:min-width="1.975cm" fo:padding-top="0.178cm" fo:padding-bottom="0.178cm" fo:padding-left="0.303cm" fo:padding-right="0.303cm" loext:decorative="false"/>
    </style:style>
    <style:style style:name="pr1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le_20_and_20_Content-notes">
      <style:graphic-properties draw:fill-color="#ffffff" fo:min-height="11.982cm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Only-notes">
      <style:graphic-properties draw:fill-color="#ffffff" fo:min-height="11.982cm" loext:decorative="false"/>
      <style:paragraph-properties style:writing-mode="lr-tb"/>
    </style:style>
    <style:style style:name="pr1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Blank_20_Slide_5f_-notes">
      <style:graphic-properties draw:fill-color="#ffffff" draw:auto-grow-height="true" fo:min-height="13.364cm" loext:decorative="false"/>
      <style:paragraph-properties style:writing-mode="lr-tb"/>
    </style:style>
    <style:style style:name="pr42" style:family="presentation" style:parent-style-name="Blank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Blank_20_Slide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r4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Title_20_and_20_Content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Title_20_and_20_Content_5f_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7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8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Title_20_and_20_Content-notes" style:list-style-name="L1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Title_20_and_20_Content_5f_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2" style:family="paragraph">
      <style:paragraph-properties fo:margin-left="0cm" fo:margin-right="0cm" fo:margin-top="0.141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8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55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left="0cm" fo:margin-right="0cm" fo:margin-top="0.183cm" fo:margin-bottom="0cm" fo:line-height="85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20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33" style:family="paragraph">
      <loext:graphic-properties draw:fill="solid" draw:fill-color="#f1c7c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3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3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0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P42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3" style:family="paragraph">
      <style:paragraph-properties fo:margin-left="0.2cm" fo:margin-right="0.2cm" fo:margin-top="0.2cm" fo:margin-bottom="0.2cm" fo:line-height="100%" fo:text-align="justify" fo:text-indent="0cm"/>
    </style:style>
    <style:style style:name="P44" style:family="paragraph">
      <loext:graphic-properties draw:fill="solid" draw:fill-color="#ffffff"/>
      <style:paragraph-properties fo:margin-left="0.2cm" fo:margin-right="0.2cm" fo:margin-top="0.2cm" fo:margin-bottom="0.2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/>
      <style:text-properties style:font-name="Bitstream Vera Sans Mono"/>
    </style:style>
    <style:style style:name="P46" style:family="paragraph">
      <style:paragraph-properties fo:margin-left="0cm" fo:margin-right="0cm" fo:margin-top="0cm" fo:margin-bottom="0cm" fo:line-height="100%" fo:text-indent="0cm"/>
    </style:style>
    <style:style style:name="P47" style:family="paragraph">
      <loext:graphic-properties draw:fill="none"/>
      <style:text-properties style:font-name="Bitstream Vera Sans Mono" fo:font-size="16pt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9" style:family="paragraph">
      <loext:graphic-properties draw:fill-color="#ffdbb6"/>
      <style:paragraph-properties fo:text-align="center" style:writing-mode="lr-tb"/>
    </style:style>
    <style:style style:name="P50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51" style:family="paragraph">
      <loext:graphic-properties draw:fill="none"/>
      <style:text-properties style:font-name="Bitstream Vera Sans Mono" fo:font-size="18pt"/>
    </style:style>
    <style:style style:name="P5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</style:style>
    <style:style style:name="P53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54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55" style:family="paragraph">
      <style:paragraph-properties fo:text-align="center" style:writing-mode="lr-tb"/>
      <style:text-properties fo:font-size="18pt"/>
    </style:style>
    <style:style style:name="P56" style:family="paragraph">
      <loext:graphic-properties draw:fill-color="#dde8cb"/>
      <style:paragraph-properties fo:text-align="center" style:writing-mode="lr-tb"/>
      <style:text-properties fo:font-size="18pt"/>
    </style:style>
    <style:style style:name="P57" style:family="paragraph">
      <loext:graphic-properties draw:fill-color="#ffdbb6"/>
      <style:paragraph-properties fo:text-align="center" style:writing-mode="lr-tb"/>
      <style:text-properties fo:font-size="18pt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0" style:family="paragraph">
      <loext:graphic-properties draw:fill-color="#dde8cb"/>
      <style:paragraph-properties fo:text-align="center" style:writing-mode="lr-tb"/>
    </style:style>
    <style:style style:name="P61" style:family="paragraph">
      <style:paragraph-properties fo:text-align="center" style:writing-mode="lr-tb"/>
      <style:text-properties fo:color="#c9211e" loext:opacity="100%" fo:font-size="18pt" fo:font-weight="bold" style:font-weight-asian="bold" style:font-weight-complex="bold"/>
    </style:style>
    <style:style style:name="P62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fo:font-size="18pt" fo:font-weight="bold" style:font-weight-asian="bold" style:font-weight-complex="bold"/>
    </style:style>
    <style:style style:name="P63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4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1.27cm" fo:margin-right="0cm" fo:margin-top="0.141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69cm" fo:margin-bottom="0cm" fo:line-height="85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41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69cm" fo:margin-bottom="0cm" fo:line-height="9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155cm" fo:margin-bottom="0cm" fo:line-height="85%" fo:text-align="start" fo:text-indent="0cm" style:punctuation-wrap="hanging" style:writing-mode="lr-tb"/>
    </style:style>
    <style:style style:name="P71" style:family="paragraph">
      <style:paragraph-properties fo:margin-left="0cm" fo:margin-right="0cm" fo:margin-top="0.141cm" fo:margin-bottom="0cm" fo:line-height="85%" fo:text-align="start" fo:text-indent="0cm" style:punctuation-wrap="hanging" style:writing-mode="lr-tb"/>
    </style:style>
    <style:style style:name="P72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3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74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5" style:family="paragraph">
      <loext:graphic-properties draw:fill="solid" draw:fill-color="#808080"/>
      <style:paragraph-properties fo:text-align="start" style:writing-mode="lr-tb"/>
      <style:text-properties fo:font-size="15pt" style:font-size-asian="15pt" style:font-size-complex="15pt"/>
    </style:style>
    <style:style style:name="P76" style:family="paragraph">
      <style:paragraph-properties fo:margin-left="0.331cm" fo:margin-right="0cm" fo:margin-top="0cm" fo:margin-bottom="0cm" fo:line-height="100%" fo:text-align="start" fo:text-indent="-0.327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77" style:family="paragraph">
      <loext:graphic-properties draw:fill="none"/>
      <style:paragraph-properties fo:margin-left="0.331cm" fo:margin-right="0cm" fo:margin-top="0cm" fo:margin-bottom="0cm" fo:line-height="100%" fo:text-align="start" fo:text-indent="-0.327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78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7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P80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81" style:family="paragraph">
      <style:paragraph-properties fo:margin-top="0.353cm" fo:margin-bottom="0cm" fo:line-height="100%" fo:text-align="center" style:writing-mode="lr-tb"/>
      <style:text-properties fo:font-size="15pt" style:font-size-asian="15pt" style:font-size-complex="15pt"/>
    </style:style>
    <style:style style:name="P82" style:family="paragraph">
      <loext:graphic-properties draw:fill="none"/>
      <style:paragraph-properties fo:margin-top="0.353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3" style:family="paragraph">
      <style:paragraph-properties fo:margin-top="0cm" fo:margin-bottom="0cm" fo:line-height="100%" fo:text-align="center" style:writing-mode="lr-tb"/>
      <style:text-properties fo:font-size="15pt" style:font-size-asian="15pt" style:font-size-complex="15pt"/>
    </style:style>
    <style:style style:name="P8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5pt" style:font-size-asian="15pt" style:font-size-complex="15pt"/>
    </style:style>
    <style:style style:name="P85" style:family="paragraph">
      <loext:graphic-properties draw:fill="solid" draw:fill-color="#c00000"/>
      <style:paragraph-properties fo:text-align="start" style:writing-mode="lr-tb"/>
      <style:text-properties fo:font-size="15pt" style:font-size-asian="15pt" style:font-size-complex="15pt"/>
    </style:style>
    <style:style style:name="P86" style:family="paragraph">
      <style:paragraph-properties fo:margin-top="0.423cm" fo:margin-bottom="0cm" fo:line-height="100%" fo:text-align="start" style:writing-mode="lr-tb"/>
      <style:text-properties fo:font-size="15pt" style:font-size-asian="15pt" style:font-size-complex="15pt"/>
    </style:style>
    <style:style style:name="P87" style:family="paragraph">
      <style:paragraph-properties fo:margin-left="0cm" fo:margin-right="0cm" fo:margin-top="0.169cm" fo:margin-bottom="0cm" fo:line-height="85%" fo:text-align="start" fo:text-indent="0cm" style:writing-mode="lr-tb"/>
      <style:text-properties fo:font-size="18pt"/>
    </style:style>
    <style:style style:name="P88" style:family="paragraph">
      <style:paragraph-properties fo:margin-left="0cm" fo:margin-right="0cm" fo:margin-top="0cm" fo:margin-bottom="0cm" fo:line-height="85%" fo:text-align="start" fo:text-indent="0cm" style:writing-mode="lr-tb"/>
      <style:text-properties fo:font-size="18pt"/>
    </style:style>
    <style:style style:name="P89" style:family="paragraph">
      <style:paragraph-properties fo:margin-left="0cm" fo:margin-right="0cm" fo:margin-top="0.169cm" fo:margin-bottom="0cm" fo:line-height="90%" fo:text-align="start" fo:text-indent="0cm" style:writing-mode="lr-tb"/>
      <style:text-properties fo:font-size="18pt"/>
    </style:style>
    <style:style style:name="P90" style:family="paragraph">
      <style:paragraph-properties fo:margin-left="0cm" fo:margin-right="0cm" fo:margin-top="0.141cm" fo:margin-bottom="0cm" fo:line-height="90%" fo:text-align="start" fo:text-indent="0cm" style:writing-mode="lr-tb"/>
      <style:text-properties fo:font-size="18pt"/>
    </style:style>
    <style:style style:name="P91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92" style:family="paragraph">
      <loext:graphic-properties draw:fill="none"/>
      <style:paragraph-properties fo:margin-left="0cm" fo:margin-right="0cm" fo:margin-top="0.169cm" fo:margin-bottom="0cm" fo:line-height="85%" fo:text-align="start" fo:text-indent="0cm" style:writing-mode="lr-tb" style:font-independent-line-spacing="true"/>
      <style:text-properties fo:font-size="18pt"/>
    </style:style>
    <style:style style:name="P93" style:family="paragraph">
      <style:paragraph-properties fo:text-align="start"/>
      <style:text-properties fo:font-size="18pt" style:font-size-asian="15pt" style:font-size-complex="15pt"/>
    </style:style>
    <style:style style:name="P94" style:family="paragraph">
      <loext:graphic-properties draw:fill="solid" draw:fill-color="#f1c7c7"/>
      <style:paragraph-properties fo:text-align="start" style:writing-mode="lr-tb"/>
      <style:text-properties fo:font-size="18pt" style:font-size-asian="15pt" style:font-size-complex="15pt"/>
    </style:style>
    <style:style style:name="P95" style:family="paragraph">
      <style:paragraph-properties fo:text-align="start"/>
      <style:text-properties fo:font-size="15pt" style:font-size-asian="15pt" style:font-size-complex="15pt"/>
    </style:style>
    <style:style style:name="P96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9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9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4pt" style:font-size-asian="14pt" style:font-size-complex="14pt"/>
    </style:style>
    <style:style style:name="P99" style:family="paragraph">
      <loext:graphic-properties draw:fill="solid" draw:fill-color="#f1c7c7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100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101" style:family="paragraph">
      <loext:graphic-properties draw:fill="none"/>
      <style:paragraph-properties fo:text-align="start" style:font-independent-line-spacing="true"/>
      <style:text-properties fo:font-size="21pt" style:font-size-asian="15pt" style:font-size-complex="15pt"/>
    </style:style>
    <style:style style:name="P102" style:family="paragraph">
      <style:paragraph-properties fo:margin-top="0.353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103" style:family="paragraph">
      <loext:graphic-properties draw:fill="none"/>
      <style:paragraph-properties fo:margin-top="0.353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104" style:family="paragraph">
      <style:paragraph-properties fo:margin-top="0cm" fo:margin-bottom="0cm" fo:line-height="100%" fo:text-align="center" style:punctuation-wrap="simple" style:writing-mode="lr-tb"/>
      <style:text-properties fo:font-size="21pt" style:font-size-asian="15pt" style:font-size-complex="15pt"/>
    </style:style>
    <style:style style:name="P10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1pt" style:font-size-asian="15pt" style:font-size-complex="15pt"/>
    </style:style>
    <style:style style:name="P106" style:family="paragraph">
      <loext:graphic-properties draw:fill="solid" draw:fill-color="#808080"/>
      <style:paragraph-properties fo:text-align="start" style:font-independent-line-spacing="true"/>
      <style:text-properties fo:font-size="24pt"/>
    </style:style>
    <style:style style:name="P107" style:family="paragraph">
      <loext:graphic-properties draw:fill="none"/>
      <style:paragraph-properties fo:text-align="start" style:writing-mode="lr-tb" style:font-independent-line-spacing="true"/>
      <style:text-properties fo:font-size="21pt" style:font-size-asian="15pt" style:font-size-complex="15pt"/>
    </style:style>
    <style:style style:name="P108" style:family="paragraph">
      <style:paragraph-properties fo:margin-top="0cm" fo:margin-bottom="0cm" fo:line-height="100%" fo:text-align="center" style:punctuation-wrap="simple" style:writing-mode="lr-tb"/>
      <style:text-properties fo:font-size="20pt" style:font-size-asian="14pt" style:font-size-complex="14pt"/>
    </style:style>
    <style:style style:name="P10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0pt" style:font-size-asian="14pt" style:font-size-complex="14pt"/>
    </style:style>
    <style:style style:name="P110" style:family="paragraph">
      <style:paragraph-properties fo:margin-top="0cm" fo:margin-bottom="0cm" fo:line-height="100%" fo:text-align="start" style:punctuation-wrap="simple" style:writing-mode="lr-tb"/>
      <style:text-properties fo:font-size="21pt" style:font-size-asian="15pt" style:font-size-complex="15pt"/>
    </style:style>
    <style:style style:name="P11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1pt" style:font-size-asian="15pt" style:font-size-complex="15pt"/>
    </style:style>
    <style:style style:name="P112" style:family="paragraph">
      <loext:graphic-properties draw:fill="solid" draw:fill-color="#cccccc" draw:opacity="32%"/>
      <style:paragraph-properties fo:text-align="center" style:font-independent-line-spacing="true"/>
      <style:text-properties fo:font-size="24pt"/>
    </style:style>
    <style:style style:name="P113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114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4pt"/>
    </style:style>
    <style:style style:name="P115" style:family="paragraph">
      <loext:graphic-properties draw:fill="solid" draw:fill-color="#ebafaf" draw:opacity="50%"/>
      <style:paragraph-properties fo:text-align="center" style:font-independent-line-spacing="true"/>
      <style:text-properties fo:font-size="24pt"/>
    </style:style>
    <style:style style:name="P11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17" style:family="paragraph">
      <loext:graphic-properties draw:fill-color="#b3cac7"/>
      <style:paragraph-properties fo:text-align="center" style:writing-mode="lr-tb"/>
    </style:style>
    <style:style style:name="P118" style:family="paragraph">
      <style:paragraph-properties fo:text-align="center"/>
    </style:style>
    <style:style style:name="P119" style:family="paragraph">
      <loext:graphic-properties draw:fill="none"/>
      <style:paragraph-properties fo:text-align="center" style:writing-mode="lr-tb"/>
    </style:style>
    <style:style style:name="P120" style:family="paragraph">
      <loext:graphic-properties draw:fill="none" draw:fill-color="#ffffff"/>
      <style:text-properties fo:color="#069a2e" loext:opacity="100%" fo:font-weight="bold" style:font-weight-asian="bold" style:font-weight-complex="bold"/>
    </style:style>
    <style:style style:name="P121" style:family="paragraph">
      <loext:graphic-properties draw:fill="none" draw:fill-color="#ffffff"/>
      <style:paragraph-properties fo:text-align="center"/>
      <style:text-properties fo:color="#f10d0c" loext:opacity="100%" fo:font-weight="bold" style:font-weight-asian="bold" style:font-weight-complex="bold"/>
    </style:style>
    <style:style style:name="P122" style:family="paragraph">
      <style:paragraph-properties fo:margin-left="0cm" fo:margin-right="0cm" fo:margin-top="0cm" fo:margin-bottom="0cm" fo:text-indent="0cm"/>
    </style:style>
    <style:style style:name="P123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124" style:family="paragraph">
      <loext:graphic-properties draw:fill="none" draw:fill-color="#ffffff"/>
      <style:paragraph-properties fo:text-align="center"/>
    </style:style>
    <style:style style:name="P125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126" style:family="paragraph">
      <style:paragraph-properties fo:text-align="center"/>
      <style:text-properties fo:color="#f10d0c" loext:opacity="100%" fo:font-weight="bold" style:font-weight-asian="bold" style:font-weight-complex="bold"/>
    </style:style>
    <style:style style:name="P127" style:family="paragraph">
      <loext:graphic-properties draw:fill="none"/>
      <style:paragraph-properties fo:text-align="center" style:writing-mode="lr-tb"/>
      <style:text-properties fo:color="#f10d0c" loext:opacity="100%" fo:font-weight="bold" style:font-weight-asian="bold" style:font-weight-complex="bold"/>
    </style:style>
    <style:style style:name="P128" style:family="paragraph">
      <loext:graphic-properties draw:fill-color="#dddddd"/>
      <style:paragraph-properties fo:text-align="center" style:writing-mode="lr-tb"/>
    </style:style>
    <style:style style:name="P12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0" style:family="paragraph">
      <loext:graphic-properties draw:fill="none"/>
      <style:paragraph-properties fo:text-align="center" style:writing-mode="lr-tb"/>
      <style:text-properties fo:font-size="18pt"/>
    </style:style>
    <style:style style:name="P131" style:family="paragraph">
      <loext:graphic-properties draw:fill="none" draw:fill-color="#ff7b59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333333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c9211e" loext:opacity="100%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1" style:font-size-complex="20pt" style:font-style-complex="italic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9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0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7" style:family="text">
      <style:text-properties fo:font-variant="normal" fo:text-transform="none" fo:color="#c2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8" style:family="text">
      <style:text-properties fo:font-variant="normal" fo:text-transform="none" fo:color="#9d206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9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0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Bitstream Vera Sans Mono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468a1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6" style:family="text">
      <style:text-properties fo:font-variant="normal" fo:text-transform="none" fo:color="#1249f4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7" style:family="text">
      <style:text-properties fo:font-variant="normal" fo:text-transform="none" fo:color="#ed4c0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48" style:family="text">
      <style:text-properties fo:font-variant="normal" fo:text-transform="none" fo:color="#ed4c05" loext:opacity="100%" style:text-outline="false" style:text-line-through-style="none" style:text-line-through-type="none" style:text-position="0% 100%" style:font-name="Courier New1" fo:font-size="16pt" fo:letter-spacing="normal" fo:font-style="normal" fo:text-shadow="none" style:text-underline-style="none" fo:font-weight="bold" style:letter-kerning="true" style:font-name-asian="Arial Unicode MS1" style:font-size-asian="16pt" style:font-style-asian="normal" style:font-weight-asian="bold" style:font-name-complex="Courier New1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917f3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0" style:family="text">
      <style:text-properties fo:font-variant="normal" fo:text-transform="none" fo:color="#8d1d75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1" style:family="text">
      <style:text-properties fo:font-variant="normal" fo:text-transform="none" fo:color="#be480a" loext:opacity="100%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53" style:family="text">
      <style:text-properties fo:font-variant="normal" fo:text-transform="none" fo:color="#4a00f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4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6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7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8" style:family="text">
      <style:text-properties fo:font-variant="normal" fo:text-transform="none" fo:color="#2d961e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59" style:family="text">
      <style:text-properties fo:font-variant="normal" fo:text-transform="none" fo:color="#c1651c" loext:opacity="100%" style:text-line-through-style="none" style:text-line-through-type="none" style:text-position="0% 100%" style:font-name="Courier New1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2" style:family="text">
      <style:text-properties fo:color="#808080" loext:opacity="100%" style:font-name="Bitstream Vera Sans Mono" fo:font-size="16pt" style:font-size-asian="16pt" style:font-size-complex="16pt"/>
    </style:style>
    <style:style style:name="T63" style:family="text">
      <style:text-properties style:font-name="Bitstream Vera Sans Mono"/>
    </style:style>
    <style:style style:name="T64" style:family="text">
      <style:text-properties fo:color="#800080" loext:opacity="100%" style:font-name="Bitstream Vera Sans Mono" fo:font-size="16pt" style:font-size-asian="16pt" style:font-size-complex="16pt"/>
    </style:style>
    <style:style style:name="T65" style:family="text">
      <style:text-properties style:font-name="Bitstream Vera Sans Mono" fo:font-size="16pt" style:font-size-asian="16pt" style:font-size-complex="16pt"/>
    </style:style>
    <style:style style:name="T66" style:family="text">
      <style:text-properties fo:color="#b85c00" loext:opacity="100%" style:font-name="Bitstream Vera Sans Mono" fo:font-size="16pt" style:font-size-asian="16pt" style:font-size-complex="16pt"/>
    </style:style>
    <style:style style:name="T67" style:family="text">
      <style:text-properties fo:color="#127622" loext:opacity="100%" style:font-name="Bitstream Vera Sans Mono" fo:font-size="16pt" style:font-size-asian="16pt" style:font-size-complex="16pt"/>
    </style:style>
    <style:style style:name="T68" style:family="text">
      <style:text-properties fo:color="#2a6099" loext:opacity="100%" style:font-name="Bitstream Vera Sans Mono" fo:font-size="16pt" style:font-size-asian="16pt" style:font-size-complex="16pt"/>
    </style:style>
    <style:style style:name="T69" style:family="text">
      <style:text-properties fo:color="#127622" loext:opacity="100%" style:font-name="Bitstream Vera Sans Mono" fo:font-size="15pt" style:font-size-asian="15pt" style:font-size-complex="15pt"/>
    </style:style>
    <style:style style:name="T70" style:family="text">
      <style:text-properties style:font-name="Bitstream Vera Sans Mono" fo:font-size="15pt" style:font-size-asian="15pt" style:font-size-complex="15pt"/>
    </style:style>
    <style:style style:name="T71" style:family="text">
      <style:text-properties fo:color="#2a6099" loext:opacity="100%" style:font-name="Bitstream Vera Sans Mono" fo:font-size="15pt" style:font-size-asian="15pt" style:font-size-complex="15pt"/>
    </style:style>
    <style:style style:name="T72" style:family="text">
      <style:text-properties fo:color="#800080" loext:opacity="100%" style:font-name="Bitstream Vera Sans Mono" fo:font-size="15pt" style:font-size-asian="15pt" style:font-size-complex="15pt"/>
    </style:style>
    <style:style style:name="T73" style:family="text">
      <style:text-properties fo:color="#b85c00" loext:opacity="100%" style:font-name="Bitstream Vera Sans Mono" fo:font-size="15pt" style:font-size-asian="15pt" style:font-size-complex="15pt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size="15pt" fo:font-style="normal" fo:text-shadow="none" style:text-underline-style="none" fo:font-weight="normal" style:letter-kerning="true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c9211e" loext:opacity="100%" style:font-name="Bitstream Vera Sans Mono" fo:font-size="16pt" style:font-size-asian="16pt" style:font-size-complex="16pt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size="15pt" style:font-size-asian="15pt" style:font-size-complex="15pt"/>
    </style:style>
    <style:style style:name="T78" style:family="text">
      <style:text-properties style:text-position="0% 100%" fo:font-size="15pt" style:font-size-asian="15pt" style:font-size-complex="15pt"/>
    </style:style>
    <style:style style:name="T79" style:family="text">
      <style:text-properties style:font-name="Bitstream Vera Sans Mono" fo:font-size="18pt"/>
    </style:style>
    <style:style style:name="T80" style:family="text">
      <style:text-properties fo:color="#c9211e" loext:opacity="100%" fo:font-size="54pt" fo:font-weight="bold" style:font-size-asian="54pt" style:font-weight-asian="bold" style:font-size-complex="54pt" style:font-weight-complex="bold"/>
    </style:style>
    <style:style style:name="T81" style:family="text">
      <style:text-properties style:font-name="Bitstream Vera Sans Mono" fo:font-size="16pt"/>
    </style:style>
    <style:style style:name="T82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8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85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6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8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89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0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1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2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3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4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5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b7898a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5" style:family="text">
      <style:text-properties fo:font-variant="normal" fo:text-transform="none" fo:color="#ff0000" loext:opacity="100%" style:text-line-through-style="none" style:text-line-through-type="none" style:text-position="0% 100%" style:font-name="Arial Narrow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variant="normal" fo:text-transform="none" fo:color="#2c929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4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2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2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4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5" style:family="text">
      <style:text-properties fo:font-variant="normal" fo:text-transform="none" fo:color="#c00000" loext:opacity="100%" style:text-line-through-style="none" style:text-line-through-type="none" style:text-position="-25% 58%" style:font-name="Calibri2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7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28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29" style:family="text">
      <style:text-properties fo:font-variant="normal" fo:text-transform="none" fo:color="#c00000" loext:opacity="100%" style:text-line-through-style="none" style:text-line-through-type="none" style:text-position="-25% 58%" style:font-name="Calibri2" fo:font-size="21pt" fo:letter-spacing="normal" fo:font-style="normal" style:text-underline-style="none" fo:font-weight="bold" style:font-name-asian="DejaVu Sans1" style:font-size-asian="21pt" style:font-style-asian="normal" style:font-weight-asian="bold" style:font-name-complex="DejaVu Sans1" style:font-size-complex="21pt" style:font-style-complex="normal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3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bold" style:font-name-asian="DejaVu Sans1" style:font-size-asian="22pt" style:font-style-asian="normal" style:font-weight-asian="bold" style:font-name-complex="DejaVu Sans1" style:font-size-complex="22pt" style:font-style-complex="normal" style:font-weight-complex="bold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4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name-asian="DejaVu Sans1" style:font-size-asian="22pt" style:font-style-asian="italic" style:font-weight-asian="bold" style:font-name-complex="DejaVu Sans1" style:font-size-complex="22pt" style:font-style-complex="italic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36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8pt" fo:letter-spacing="normal" fo:font-style="italic" style:text-underline-style="none" fo:font-weight="bold" style:font-name-asian="DejaVu Sans1" style:font-size-asian="18pt" style:font-style-asian="italic" style:font-weight-asian="bold" style:font-name-complex="DejaVu Sans1" style:font-size-complex="18pt" style:font-style-complex="italic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38" style:family="text">
      <style:text-properties fo:font-size="18pt" style:font-size-asian="15pt" style:font-size-complex="15pt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5pt" fo:letter-spacing="normal" fo:font-style="normal" style:text-underline-style="none" fo:font-weight="bold" style:font-name-asian="DejaVu Sans1" style:font-size-asian="15pt" style:font-style-asian="normal" style:font-weight-asian="bold" style:font-name-complex="DejaVu Sans1" style:font-size-complex="15pt" style:font-style-complex="normal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42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5pt" fo:letter-spacing="normal" fo:font-style="italic" style:text-underline-style="none" fo:font-weight="bold" style:font-name-asian="DejaVu Sans1" style:font-size-asian="15pt" style:font-style-asian="italic" style:font-weight-asian="bold" style:font-name-complex="DejaVu Sans1" style:font-size-complex="15pt" style:font-style-complex="italic" style:font-weight-complex="bold"/>
    </style:style>
    <style:style style:name="T14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5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49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3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5" style:family="text">
      <style:text-properties fo:font-variant="normal" fo:text-transform="none" fo:color="#32946a" loext:opacity="100%" style:text-line-through-style="none" style:text-line-through-type="none" style:text-position="0% 100%" style:font-name="Calibri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57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58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5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60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6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62" style:family="text">
      <style:text-properties fo:font-variant="normal" fo:text-transform="none" fo:color="#99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63" style:family="text">
      <style:text-properties fo:font-variant="normal" fo:text-transform="none" fo:color="#990000" loext:opacity="100%" style:text-line-through-style="none" style:text-line-through-type="none" style:text-position="-25% 58%" style:font-name="Calibri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6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66" style:family="text">
      <style:text-properties fo:font-variant="normal" fo:text-transform="none" fo:color="#00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7" style:family="text">
      <style:text-properties fo:font-variant="normal" fo:text-transform="none" fo:color="#990000" loext:opacity="100%" style:text-line-through-style="none" style:text-line-through-type="none" style:text-position="0% 100%" style:font-name="Courier New3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6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6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0" style:family="text">
      <style:text-properties fo:font-variant="normal" fo:text-transform="none" fo:color="#000000" loext:opacity="100%" style:text-line-through-style="none" style:text-line-through-type="none" style:text-position="-25% 58%" style:font-name="Calibri2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7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72" style:family="text">
      <style:text-properties fo:font-size="54pt" style:font-size-asian="54pt" style:font-size-complex="54pt"/>
    </style:style>
    <style:style style:name="T17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background-color="transparent" style:font-size-asian="22pt" style:font-style-asian="normal" style:font-size-complex="22pt" style:font-style-complex="normal"/>
    </style:style>
    <style:style style:name="T17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italic" style:text-underline-style="none" fo:background-color="transparent" style:font-size-asian="22pt" style:font-style-asian="italic" style:font-size-complex="22pt" style:font-style-complex="italic"/>
    </style:style>
    <style:style style:name="T175" style:family="text">
      <style:text-properties fo:color="#069a2e" loext:opacity="100%" fo:font-size="44pt" fo:font-weight="bold" style:font-size-asian="44pt" style:font-weight-asian="bold" style:font-size-complex="44pt" style:font-weight-complex="bold"/>
    </style:style>
    <style:style style:name="T176" style:family="text">
      <style:text-properties fo:color="#f10d0c" loext:opacity="100%" fo:font-size="44pt" fo:font-weight="bold" style:font-size-asian="44pt" style:font-weight-asian="bold" style:font-size-complex="44pt" style:font-weight-complex="bold"/>
    </style:style>
    <style:style style:name="T177" style:family="text">
      <style:text-properties fo:font-size="48pt" style:font-size-asian="48pt" style:font-size-complex="48pt"/>
    </style:style>
    <style:style style:name="T178" style:family="text">
      <style:text-properties fo:font-size="32pt" style:font-size-asian="32pt" style:font-size-complex="32pt"/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3" style:family="text">
      <style:text-properties fo:color="#f10d0c" loext:opacity="100%" fo:font-weight="bold" style:font-weight-asian="bold" style:font-weight-complex="bold"/>
    </style:style>
    <style:style style:name="T18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cm" text:min-label-width="0.794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329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Server Performance</text:span></text:p>
          <text:p text:style-name="P1"><text:span text:style-name="T2"><text:line-break/></text:span><text:span text:style-name="T2"><text:line-break/></text:span><text:span text:style-name="T3">Computer Systems</text:span><text:span text:style-name="T2"><text:line-break/></text:span><text:span text:style-name="T2"><text:line-break/></text:span><text:span text:style-name="T2"><text:line-break/></text:span><text:span text:style-name="T4">David March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d on slides by:</text:span><text:span text:style-name="T4"> </text:span></text:p>
          <text:p text:style-name="P3"><text:span text:style-name="T4">Randal E. Bryant and David R. O’Hall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Concurrent Programming is Hard!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Before we begin</text:span></text:p>
          </draw:text-box>
        </draw:frame>
        <draw:frame draw:name="Content Placeholder 2" presentation:style-name="pr3" draw:text-style-name="P9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In previous years this lecture has covered </text:span><text:span text:style-name="T7">IO multiplexing.</text:span></text:p>
                <text:p text:style-name="P8"><text:span text:style-name="T7"/></text:p>
              </text:list-item>
              <text:list-item>
                <text:p text:style-name="P8"><text:span text:style-name="T7">This is interesting, but won’t come up on </text:span><text:span text:style-name="T7">the exam so we aren’t going to cover it, </text:span><text:span text:style-name="T7">but the slides are still here if you are </text:span><text:span text:style-name="T7">interested.</text:span></text:p>
                <text:p text:style-name="P8"><text:span text:style-name="T7"/></text:p>
              </text:list-item>
              <text:list-item>
                <text:p text:style-name="P8"><text:span text:style-name="T7">Instead we are going to focus on </text:span><text:span text:style-name="T7">designing blocking systems, especially to </text:span><text:span text:style-name="T7">avoid deadlock and races.</text:span></text:p>
                <text:p text:style-name="P8"><text:span text:style-name="T7"/></text:p>
              </text:list-item>
              <text:list-item>
                <text:p text:style-name="P8"><text:span text:style-name="T7">This may be directly applicable to A4, and </text:span><text:span text:style-name="T7">the exam (not a hint)</text:span></text:p>
              </text:list-item>
            </text:list>
          </draw:text-box>
        </draw:frame>
        <presentation:notes draw:style-name="dp3">
          <draw:page-thumbnail draw:style-name="gr4" draw:layer="layout" svg:width="13.313cm" svg:height="9.985cm" svg:x="3.485cm" svg:y="2.023cm" draw:page-number="2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8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Some reminders...</text:span></text:p>
          </draw:text-box>
        </draw:frame>
        <draw:frame draw:name="Content Placeholder 3" presentation:style-name="pr3" draw:text-style-name="P9" draw:layer="layout" svg:width="23.706cm" svg:height="14.207cm" svg:x="0.635cm" svg:y="3.684cm" presentation:class="outline" presentation:user-transformed="true">
          <draw:text-box>
            <text:list text:style-name="L2">
              <text:list-item>
                <text:p text:style-name="P8"><text:span text:style-name="T7">Threads &amp; Processes: </text:span><text:span text:style-name="T8">Both can maintain </text:span><text:span text:style-name="T8">concurrent logical control through context </text:span><text:span text:style-name="T8">switching. Threads are lighter weight and share </text:span><text:span text:style-name="T8">more data.</text:span></text:p>
                <text:p text:style-name="P8"><text:span text:style-name="T9"/></text:p>
              </text:list-item>
              <text:list-item>
                <text:p text:style-name="P8"><text:span text:style-name="T7">Concurrency &amp; Parrallel: </text:span><text:span text:style-name="T8">Parallel means </text:span><text:span text:style-name="T8">running different processing at the literal same </text:span><text:span text:style-name="T8">time. Concurrency can simulate this by </text:span><text:span text:style-name="T8">interweaving</text:span></text:p>
                <text:p text:style-name="P8"><text:span text:style-name="T10"/></text:p>
              </text:list-item>
              <text:list-item>
                <text:p text:style-name="P8"><text:span text:style-name="T7">Semaphores &amp; Mutex: </text:span><text:span text:style-name="T8">Synchronisation tools </text:span><text:span text:style-name="T8">to ensure that we don’t encounter concurrency </text:span><text:span text:style-name="T8">problems such as race conditions or deadlock</text:span></text:p>
                <text:p text:style-name="P8"><text:span text:style-name="T9"/></text:p>
              </text:list-item>
            </text:list>
            <text:p text:style-name="P11"><text:span text:style-name="T7"/></text:p>
          </draw:text-box>
        </draw:frame>
        <presentation:notes draw:style-name="dp3">
          <draw:page-thumbnail draw:style-name="gr4" draw:layer="layout" svg:width="13.313cm" svg:height="9.985cm" svg:x="3.485cm" svg:y="2.023cm" draw:page-number="3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pproaches for Writing Concurrent Servers" draw:style-name="dp1" draw:master-page-name="Title_20_and_20_Content" presentation:presentation-page-layout-name="AL2T11">
        <office:forms form:automatic-focus="false" form:apply-design-mode="false"/>
        <draw:frame draw:name="Rectangle 15" presentation:style-name="pr2" draw:text-style-name="P7" draw:layer="layout" svg:width="23.917cm" svg:height="3.042cm" svg:x="0.847cm" svg:y="0.93cm" presentation:class="title" presentation:user-transformed="true">
          <draw:text-box>
            <text:p text:style-name="P6"><text:span text:style-name="T6">Approaches for Writing Concurrent Servers</text:span></text:p>
          </draw:text-box>
        </draw:frame>
        <draw:frame draw:name="Rectangle 18" presentation:style-name="pr5" draw:text-style-name="P9" draw:layer="layout" svg:width="22.93cm" svg:height="14.626cm" svg:x="1.235cm" svg:y="4cm" presentation:class="outline" presentation:user-transformed="true">
          <draw:text-box>
            <text:p text:style-name="P12"><text:span text:style-name="T11">Allow server to handle multiple clients concurrently</text:span></text:p>
            <text:p text:style-name="P12"><text:span text:style-name="T11"/></text:p>
            <text:p text:style-name="P13"><text:span text:style-name="T9">1. Process-based</text:span><text:span text:style-name="T12"> </text:span><text:span text:style-name="T13">(Intro to Network </text:span><text:span text:style-name="T13">Programming Lecture)</text:span></text:p>
            <text:list text:style-name="L4">
              <text:list-item>
                <text:list>
                  <text:list-item>
                    <text:p text:style-name="P14"><text:span text:style-name="T14">Kernel automatically interleaves multiple logical </text:span><text:span text:style-name="T14">flows</text:span></text:p>
                  </text:list-item>
                  <text:list-item>
                    <text:p text:style-name="P14"><text:span text:style-name="T14">Each flow has its own private address space</text:span></text:p>
                  </text:list-item>
                </text:list>
              </text:list-item>
            </text:list>
            <text:p text:style-name="P13"><text:span text:style-name="T15">2. Event-based </text:span></text:p>
            <text:list text:continue-numbering="true" text:style-name="L4">
              <text:list-item>
                <text:list>
                  <text:list-item>
                    <text:p text:style-name="P14"><text:span text:style-name="T14">Programmer manually interleaves multiple logical </text:span><text:span text:style-name="T14">flows</text:span></text:p>
                  </text:list-item>
                  <text:list-item>
                    <text:p text:style-name="P14"><text:span text:style-name="T14">All flows share the same address space</text:span></text:p>
                  </text:list-item>
                  <text:list-item>
                    <text:p text:style-name="P14"><text:span text:style-name="T14">Uses technique called </text:span><text:span text:style-name="T16">I/O multiplexing</text:span><text:span text:style-name="T17">. </text:span></text:p>
                  </text:list-item>
                </text:list>
              </text:list-item>
            </text:list>
            <text:p text:style-name="P13"><text:span text:style-name="T15">3. Thread-based </text:span><text:span text:style-name="T13">(Intro to Network </text:span><text:span text:style-name="T13">Programming Lecture)</text:span></text:p>
            <text:list text:continue-numbering="true" text:style-name="L4">
              <text:list-item>
                <text:list>
                  <text:list-item>
                    <text:p text:style-name="P14"><text:span text:style-name="T14">Kernel automatically interleaves multiple logical </text:span><text:span text:style-name="T14">flows</text:span></text:p>
                  </text:list-item>
                  <text:list-item>
                    <text:p text:style-name="P14"><text:span text:style-name="T14">Each flow shares the same address space</text:span></text:p>
                  </text:list-item>
                  <text:list-item>
                    <text:p text:style-name="P14"><text:span text:style-name="T14">Hybrid of of process-based and event-based. 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17" draw:style-name="gr4" draw:layer="layout" svg:width="13.546cm" svg:height="10.159cm" svg:x="3.387cm" svg:y="1.905cm" draw:page-number="4" presentation:class="page"/>
          <draw:frame draw:name="Rectangle 20" presentation:style-name="pr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Process-based Servers" draw:style-name="dp1" draw:master-page-name="Title_20_and_20_Content" presentation:presentation-page-layout-name="AL2T11">
        <office:forms form:automatic-focus="false" form:apply-design-mode="false"/>
        <draw:frame draw:name="Rectangle 53" presentation:style-name="pr2" draw:text-style-name="P7" draw:layer="layout" svg:width="23.97cm" svg:height="2.892cm" svg:x="1.31cm" svg:y="0.992cm" presentation:class="title" presentation:user-transformed="true">
          <draw:text-box>
            <text:p text:style-name="P6"><text:span text:style-name="T6">Pros and Cons of Process-based Servers</text:span></text:p>
          </draw:text-box>
        </draw:frame>
        <draw:frame draw:name="Rectangle 16" presentation:style-name="pr3" draw:text-style-name="P9" draw:layer="layout" svg:width="24.27cm" svg:height="13.634cm" svg:x="0.807cm" svg:y="4.868cm" presentation:class="outline" presentation:user-transformed="true">
          <draw:text-box>
            <text:list text:style-name="L2">
              <text:list-item>
                <text:p text:style-name="P16"><text:span text:style-name="T9">+ Handle multiple connections </text:span><text:span text:style-name="T9">concurrently</text:span></text:p>
              </text:list-item>
              <text:list-item>
                <text:p text:style-name="P16"><text:span text:style-name="T9">+ Clean sharing model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4">descriptors (no)</text:span></text:p>
                  </text:list-item>
                  <text:list-item>
                    <text:p text:style-name="P17"><text:span text:style-name="T14">file tables (yes)</text:span></text:p>
                  </text:list-item>
                  <text:list-item>
                    <text:p text:style-name="P17"><text:span text:style-name="T14">global variables (no)</text:span></text:p>
                  </text:list-item>
                </text:list>
              </text:list-item>
              <text:list-item>
                <text:p text:style-name="P16"><text:span text:style-name="T9">+ Simple and straightforward</text:span></text:p>
              </text:list-item>
              <text:list-item>
                <text:p text:style-name="P16"><text:span text:style-name="T18">–</text:span><text:span text:style-name="T9"> </text:span><text:span text:style-name="T9">Additional overhead for process </text:span><text:span text:style-name="T9">control</text:span></text:p>
              </text:list-item>
              <text:list-item>
                <text:p text:style-name="P16"><text:span text:style-name="T18">–</text:span><text:span text:style-name="T9"> </text:span><text:span text:style-name="T9">Nontrivial to share data between </text:span><text:span text:style-name="T9">processes</text:span></text:p>
                <text:list>
                  <text:list-item>
                    <text:p text:style-name="P17"><text:span text:style-name="T14">Requires IPC (interprocess communication) </text:span><text:span text:style-name="T14">mechanism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8"><text:span text:style-name="T11">FIFO’s (named pipes), <text:s/>System V shared memory </text:span><text:span text:style-name="T11">and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55" draw:style-name="gr4" draw:layer="layout" svg:width="13.546cm" svg:height="10.159cm" svg:x="3.387cm" svg:y="1.905cm" draw:page-number="5" presentation:class="page"/>
          <draw:frame draw:name="Rectangle 22" presentation:style-name="pr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Thread-Based Designs" draw:style-name="dp1" draw:master-page-name="Title_20_and_20_Content" presentation:presentation-page-layout-name="AL2T11">
        <office:forms form:automatic-focus="false" form:apply-design-mode="false"/>
        <draw:frame draw:name="Rectangle 93" presentation:style-name="pr2" draw:text-style-name="P7" draw:layer="layout" svg:width="21.867cm" svg:height="2.116cm" svg:x="0.992cm" svg:y="1.21cm" presentation:class="title" presentation:user-transformed="true">
          <draw:text-box>
            <text:p text:style-name="P6"><text:span text:style-name="T6">Pros and Cons of Thread-Based Designs</text:span></text:p>
          </draw:text-box>
        </draw:frame>
        <draw:frame draw:name="Rectangle 94" presentation:style-name="pr3" draw:text-style-name="P9" draw:layer="layout" svg:width="23.075cm" svg:height="14.511cm" svg:x="0.807cm" svg:y="3.81cm" presentation:class="outline" presentation:user-transformed="true">
          <draw:text-box>
            <text:list text:style-name="L2">
              <text:list-item>
                <text:p text:style-name="P8"><text:span text:style-name="T19">+ Easy to share data structures between </text:span><text:span text:style-name="T19">threads</text:span></text:p>
              </text:list-item>
            </text:list>
            <text:list text:style-name="L5">
              <text:list-item>
                <text:list>
                  <text:list-item>
                    <text:p text:style-name="P19"><text:span text:style-name="T11">e.g., logging information, file cache</text:span></text:p>
                  </text:list-item>
                </text:list>
              </text:list-item>
              <text:list-item>
                <text:p text:style-name="P8"><text:span text:style-name="T19">+ Threads are more efficient than processes</text:span></text:p>
              </text:list-item>
            </text:list>
            <text:p text:style-name="P20"><text:span text:style-name="T20"/></text:p>
            <text:list text:continue-numbering="true" text:style-name="L5">
              <text:list-item>
                <text:p text:style-name="P8"><text:span text:style-name="T21">–</text:span><text:span text:style-name="T19"> </text:span><text:span text:style-name="T19">Unintentional sharing can introduce subtle </text:span><text:span text:style-name="T19">and hard-to-reproduce errors!</text:span></text:p>
                <text:list>
                  <text:list-item>
                    <text:p text:style-name="P19"><text:span text:style-name="T11">The ease with which data can be shared is both the </text:span><text:span text:style-name="T11">greatest strength and the greatest weakness of </text:span><text:span text:style-name="T11">threads</text:span></text:p>
                  </text:list-item>
                  <text:list-item>
                    <text:p text:style-name="P19"><text:span text:style-name="T11">Hard to know which data shared &amp; which private</text:span></text:p>
                  </text:list-item>
                  <text:list-item>
                    <text:p text:style-name="P19"><text:span text:style-name="T11">Hard to detect by test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22">Probability of bad race outcome very low</text:span></text:p>
                      </text:list-item>
                      <text:list-item>
                        <text:p text:style-name="P21"><text:span text:style-name="T22">But nonzero!</text:span></text:p>
                      </text:list-item>
                    </text:list>
                  </text:list-item>
                  <text:list-item>
                    <text:p text:style-name="P19"><text:span text:style-name="T11">Future lectures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presentation:notes draw:style-name="dp4">
          <draw:page-thumbnail draw:name="Rectangle 95" draw:style-name="gr4" draw:layer="layout" svg:width="13.546cm" svg:height="10.159cm" svg:x="3.387cm" svg:y="1.905cm" draw:page-number="6" presentation:class="page"/>
          <draw:frame draw:name="Rectangle 129" presentation:style-name="pr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2: Event-based Servers" draw:style-name="dp1" draw:master-page-name="Title_20_and_20_Content" presentation:presentation-page-layout-name="AL2T11">
        <office:forms form:automatic-focus="false" form:apply-design-mode="false"/>
        <draw:frame draw:name="Rectangle 57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Approach #2: Event-based Servers</text:span></text:p>
          </draw:text-box>
        </draw:frame>
        <draw:frame draw:name="Rectangle 60" presentation:style-name="pr3" draw:text-style-name="P9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11"><text:span text:style-name="T7">Server maintains set of active </text:span><text:span text:style-name="T7">connection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1">Array of connfd’s</text:span></text:p>
                  </text:list-item>
                </text:list>
              </text:list-item>
              <text:list-item>
                <text:p text:style-name="P11"><text:span text:style-name="T7">Repeat:</text:span></text:p>
                <text:list>
                  <text:list-item>
                    <text:p text:style-name="P21"><text:span text:style-name="T11">Determine which descriptors (connfd’s or listenfd) </text:span><text:span text:style-name="T11">have pending inpu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1"><text:span text:style-name="T11">e.g., using </text:span><text:span text:style-name="T23">select</text:span><text:span text:style-name="T24"> or </text:span><text:span text:style-name="T23">epoll</text:span><text:span text:style-name="T24"> functions</text:span></text:p>
                      </text:list-item>
                      <text:list-item>
                        <text:p text:style-name="P21"><text:span text:style-name="T24">arrival of pending input is an </text:span><text:span text:style-name="T25">event</text:span></text:p>
                      </text:list-item>
                    </text:list>
                  </text:list-item>
                  <text:list-item>
                    <text:p text:style-name="P21"><text:span text:style-name="T24">If <text:s/>listenfd has input, then </text:span><text:span text:style-name="T23">accept</text:span><text:span text:style-name="T24"> connection</text:span></text:p>
                    <text:list>
                      <text:list-item>
                        <text:p text:style-name="P21"><text:span text:style-name="T24">and add new connfd to array</text:span></text:p>
                      </text:list-item>
                    </text:list>
                  </text:list-item>
                  <text:list-item>
                    <text:p text:style-name="P21"><text:span text:style-name="T24">Service all connfd’s with pending inputs</text:span></text:p>
                  </text:list-item>
                </text:list>
              </text:list-item>
            </text:list>
            <text:p text:style-name="P11"><text:span text:style-name="T26"/></text:p>
          </draw:text-box>
        </draw:frame>
        <presentation:notes draw:style-name="dp4">
          <draw:page-thumbnail draw:name="Rectangle 59" draw:style-name="gr4" draw:layer="layout" svg:width="13.546cm" svg:height="10.159cm" svg:x="3.387cm" svg:y="1.905cm" draw:page-number="7" presentation:class="page"/>
          <draw:frame draw:name="Rectangle 62" presentation:style-name="pr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Only" presentation:presentation-page-layout-name="AL3T19">
        <office:forms form:automatic-focus="false" form:apply-design-mode="false"/>
        <draw:frame draw:name="Title 4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How does this help us?</text:span></text:p>
          </draw:text-box>
        </draw:frame>
        <draw:custom-shape draw:name="Rectangle 70" draw:style-name="gr5" draw:text-style-name="P25" draw:layer="layout" svg:width="22.798cm" svg:height="11.083cm" svg:x="1.016cm" svg:y="3.339cm">
          <text:p text:style-name="P23"><text:span text:style-name="T27">int</text:span><text:span text:style-name="T28"> </text:span><text:span text:style-name="T29">main</text:span><text:span text:style-name="T28">(</text:span><text:span text:style-name="T27">int</text:span><text:span text:style-name="T28"> </text:span><text:span text:style-name="T30">argc</text:span><text:span text:style-name="T28">, </text:span><text:span text:style-name="T27">char</text:span><text:span text:style-name="T28"> **</text:span><text:span text:style-name="T30">argv</text:span><text:span text:style-name="T28">)</text:span></text:p>
          <text:p text:style-name="P23"><text:span text:style-name="T28">{</text:span></text:p>
          <text:p text:style-name="P24"><text:span text:style-name="T31"><text:tab/></text:span><text:span text:style-name="T32">/* Boring declarations go here */</text:span></text:p>
          <text:p text:style-name="P23"><text:span text:style-name="T28"/></text:p>
          <text:p text:style-name="P23"><text:span text:style-name="T28"><text:s text:c="4"/></text:span><text:span text:style-name="T28">listenfd = Open_listenfd(argv[1]);</text:span></text:p>
          <text:p text:style-name="P23"><text:span text:style-name="T28"><text:s text:c="4"/></text:span><text:span text:style-name="T33">while</text:span><text:span text:style-name="T28"> (1) {</text:span></text:p>
          <text:p text:style-name="P23"><text:span text:style-name="T28"><text:tab/></text:span><text:span text:style-name="T28"> <text:s/></text:span><text:span text:style-name="T28">clientlen = </text:span><text:span text:style-name="T33">sizeof</text:span><text:span text:style-name="T28">(</text:span><text:span text:style-name="T33">struct</text:span><text:span text:style-name="T28"> </text:span><text:span text:style-name="T27">sockaddr_storage</text:span><text:span text:style-name="T28">);</text:span></text:p>
          <text:p text:style-name="P23"><text:span text:style-name="T28"><text:tab/></text:span><text:span text:style-name="T28"> <text:s/></text:span><text:span text:style-name="T28">connfd = Accept(listenfd, (</text:span><text:span text:style-name="T27">SA</text:span><text:span text:style-name="T28"> *)&amp;clientaddr, &amp;clientlen);</text:span></text:p>
          <text:p text:style-name="P23"><text:span text:style-name="T28"><text:tab/></text:span><text:span text:style-name="T28"> <text:s/></text:span></text:p>
          <text:p text:style-name="P24"><text:span text:style-name="T34"><text:tab/></text:span><text:span text:style-name="T34"> <text:s/></text:span><text:span text:style-name="T35">Rio_readinitb(&amp;rio, connfd);</text:span></text:p>
          <text:p text:style-name="P24"><text:span text:style-name="T36"><text:s text:c="6"/></text:span><text:span text:style-name="T37">while</text:span><text:span text:style-name="T36">((n = Rio_readlineb(&amp;rio, buf, MAXLINE)) != 0) { </text:span></text:p>
          <text:p text:style-name="P24"><text:span text:style-name="T36"><text:s text:c="8"/></text:span><text:span text:style-name="T36">printf(</text:span><text:span text:style-name="T38">"server received %d bytes\n"</text:span><text:span text:style-name="T36">, (</text:span><text:span text:style-name="T39">int</text:span><text:span text:style-name="T36">)n);</text:span></text:p>
          <text:p text:style-name="P24"><text:span text:style-name="T36"><text:tab/></text:span><text:span text:style-name="T36"> <text:s text:c="3"/></text:span><text:span text:style-name="T36">Rio_writen(connfd, buf, n);</text:span></text:p>
          <text:p text:style-name="P24"><text:span text:style-name="T36"><text:s text:c="6"/></text:span><text:span text:style-name="T36">}</text:span></text:p>
          <text:p text:style-name="P23"><text:span text:style-name="T28"><text:s text:c="3"/></text:span><text:span text:style-name="T28">}</text:span></text:p>
          <text:p text:style-name="P23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6" draw:text-style-name="P26" xml:id="id15" draw:id="id15" draw:layer="layout" svg:width="1.777cm" svg:height="0cm" svg:x="1.354cm" svg:y="8.604cm" svg:viewBox="0 0 1778 0" draw:points="0,0 1778,0">
          <text:p/>
        </draw:polyline>
        <draw:polyline draw:style-name="gr6" draw:text-style-name="P26" xml:id="id16" draw:id="id16" draw:layer="layout" svg:width="1.777cm" svg:height="0cm" svg:x="1.301cm" svg:y="10.604cm" svg:viewBox="0 0 1778 0" draw:points="0,0 1778,0">
          <text:p/>
        </draw:polyline>
        <draw:frame draw:style-name="gr7" draw:text-style-name="P27" xml:id="id17" draw:id="id17" draw:layer="layout" svg:width="21.082cm" svg:height="1.987cm" svg:x="1.778cm" svg:y="15.494cm">
          <draw:text-box>
            <text:p><text:span text:style-name="T40">The key issue is that we want to wait on these two lines at the same ti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313cm" svg:height="9.985cm" svg:x="3.485cm" svg:y="2.023cm" draw:page-number="8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Multiplexing</text:span></text:p>
          </draw:text-box>
        </draw:frame>
        <draw:frame draw:name="Rectangle 2" presentation:style-name="pr3" draw:text-style-name="P9" draw:layer="layout" svg:width="23.075cm" svg:height="13.017cm" svg:x="0.807cm" svg:y="4.317cm" presentation:class="outline" presentation:user-transformed="true">
          <draw:text-box>
            <text:list text:style-name="L2">
              <text:list-item>
                <text:p text:style-name="P11"><text:span text:style-name="T26">Use a </text:span><text:span text:style-name="T41">select</text:span><text:span text:style-name="T26"> command to combine </text:span><text:span text:style-name="T26">multiple events into a set, then wait for at </text:span><text:span text:style-name="T26">least one of them to occur</text:span></text:p>
                <text:p text:style-name="P11"><text:span text:style-name="T26"/></text:p>
              </text:list-item>
              <text:list-item>
                <text:p text:style-name="P11"><text:span text:style-name="T26">Our set of waitable events will be input </text:span><text:span text:style-name="T26">through listenfd, plus any connfd’s that </text:span><text:span text:style-name="T26">have been set up</text:span></text:p>
                <text:p text:style-name="P11"><text:span text:style-name="T26"/></text:p>
                <text:p text:style-name="P11"><text:span text:style-name="T26"/></text:p>
              </text:list-item>
            </text:list>
          </draw:text-box>
        </draw:frame>
        <draw:custom-shape draw:style-name="gr8" draw:text-style-name="P29" xml:id="id18" draw:id="id18" draw:layer="layout" svg:width="7.688cm" svg:height="4.356cm" svg:x="8.568cm" svg:y="13.678cm">
          <text:p text:style-name="P29">State:</text:p>
          <text:p text:style-name="P29">Wait for one or more <text:line-break/>sockets to be ready <text:line-break/>to 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0" draw:layer="layout" svg:width="5.08cm" svg:height="2.384cm" svg:x="5.52cm" svg:y="11.884cm">
          <draw:text-box>
            <text:p xml:id="id19" text:id="id19">Input event: Socket is ready to recieve</text:p>
          </draw:text-box>
        </draw:frame>
        <draw:custom-shape draw:style-name="gr10" draw:text-style-name="P31" xml:id="id20" draw:id="id20" draw:layer="layout" svg:width="4.064cm" svg:height="3.772cm" svg:x="10.214cm" svg:y="11.56cm">
          <text:p/>
          <draw:enhanced-geometry svg:viewBox="0 0 21600 21600" draw:text-areas="0 0 21600 21600" draw:type="circular-arrow" draw:modifiers="161.57822142485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30" xml:id="id21" draw:id="id21" draw:layer="layout" svg:width="5.08cm" svg:height="2.384cm" svg:x="14.478cm" svg:y="10.668cm">
          <draw:text-box>
            <text:p>Transition:<text:line-break/>Read from one <text:line-break/>ready sock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name="Rectangle 3" draw:style-name="gr4" draw:layer="layout" svg:width="13.546cm" svg:height="10.159cm" svg:x="3.387cm" svg:y="1.905cm" draw:page-number="9" presentation:class="page"/>
          <draw:frame draw:name="Rectangle 4" presentation:style-name="pr1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/O Multiplexed Event Processing" draw:style-name="dp1" draw:master-page-name="Title_20_Only" presentation:presentation-page-layout-name="AL3T19">
        <office:forms form:automatic-focus="false" form:apply-design-mode="false"/>
        <draw:frame draw:name="Title 3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I/O Multiplexed Event Processing</text:span></text:p>
          </draw:text-box>
        </draw:frame>
        <draw:custom-shape draw:name="Rectangle 61" draw:style-name="gr11" draw:text-style-name="P33" draw:layer="layout" svg:width="2.751cm" svg:height="1.014cm" svg:x="3.175cm" svg:y="8.001cm">
          <text:p text:style-name="P32"><text:span text:style-name="T4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34" draw:layer="layout" svg:width="2.649cm" svg:height="1.013cm" svg:x="3.464cm" svg:y="6.832cm">
          <text:p text:style-name="P32"><text:span text:style-name="T4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3" draw:text-style-name="P33" draw:layer="layout" svg:width="2.751cm" svg:height="1.014cm" svg:x="3.175cm" svg:y="8.998cm">
          <text:p text:style-name="P32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4" draw:text-style-name="P33" draw:layer="layout" svg:width="2.751cm" svg:height="1.014cm" svg:x="3.175cm" svg:y="9.995cm">
          <text:p text:style-name="P32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5" draw:text-style-name="P35" draw:layer="layout" svg:width="2.751cm" svg:height="1.014cm" svg:x="3.175cm" svg:y="10.991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6" draw:text-style-name="P35" draw:layer="layout" svg:width="2.751cm" svg:height="1.014cm" svg:x="3.175cm" svg:y="11.988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17" draw:text-style-name="P33" draw:layer="layout" svg:width="2.751cm" svg:height="1.014cm" svg:x="3.175cm" svg:y="12.984cm">
          <text:p text:style-name="P32"><text:span text:style-name="T4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18" draw:text-style-name="P33" draw:layer="layout" svg:width="2.751cm" svg:height="1.014cm" svg:x="3.175cm" svg:y="13.981cm">
          <text:p text:style-name="P32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19" draw:text-style-name="P35" draw:layer="layout" svg:width="2.751cm" svg:height="1.014cm" svg:x="3.175cm" svg:y="14.978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0" draw:text-style-name="P35" draw:layer="layout" svg:width="2.751cm" svg:height="1.014cm" svg:x="3.175cm" svg:y="15.974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1" draw:text-style-name="P35" draw:layer="layout" svg:width="2.751cm" svg:height="1.014cm" svg:x="3.175cm" svg:y="16.971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2" draw:text-style-name="P37" draw:layer="layout" svg:width="2.751cm" svg:height="1.014cm" svg:x="0.212cm" svg:y="7.979cm">
          <text:p text:style-name="P36"><text:span text:style-name="T4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23" draw:text-style-name="P37" draw:layer="layout" svg:width="2.751cm" svg:height="1.014cm" svg:x="0.212cm" svg:y="8.954cm">
          <text:p text:style-name="P36"><text:span text:style-name="T4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24" draw:text-style-name="P37" draw:layer="layout" svg:width="2.751cm" svg:height="1.014cm" svg:x="0.212cm" svg:y="9.928cm">
          <text:p text:style-name="P36"><text:span text:style-name="T4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25" draw:text-style-name="P37" draw:layer="layout" svg:width="2.751cm" svg:height="1.014cm" svg:x="0.212cm" svg:y="10.903cm">
          <text:p text:style-name="P36"><text:span text:style-name="T4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26" draw:text-style-name="P37" draw:layer="layout" svg:width="2.751cm" svg:height="1.014cm" svg:x="0.212cm" svg:y="11.878cm">
          <text:p text:style-name="P36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27" draw:text-style-name="P37" draw:layer="layout" svg:width="2.751cm" svg:height="1.014cm" svg:x="0.212cm" svg:y="12.852cm">
          <text:p text:style-name="P36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28" draw:text-style-name="P37" draw:layer="layout" svg:width="2.751cm" svg:height="1.014cm" svg:x="0.212cm" svg:y="13.827cm">
          <text:p text:style-name="P36"><text:span text:style-name="T4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9" draw:text-style-name="P37" draw:layer="layout" svg:width="2.751cm" svg:height="1.014cm" svg:x="0.212cm" svg:y="14.801cm">
          <text:p text:style-name="P36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0" draw:text-style-name="P37" draw:layer="layout" svg:width="2.751cm" svg:height="1.014cm" svg:x="0.212cm" svg:y="15.776cm">
          <text:p text:style-name="P36"><text:span text:style-name="T4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1" draw:text-style-name="P37" draw:layer="layout" svg:width="2.751cm" svg:height="1.014cm" svg:x="0.212cm" svg:y="16.75cm">
          <text:p text:style-name="P36"><text:span text:style-name="T4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32" draw:text-style-name="P9" draw:layer="layout" svg:width="0.634cm" svg:height="2.751cm" svg:x="6.35cm" svg:y="8.102cm">
          <text:p/>
          <draw:enhanced-geometry draw:mirror-horizontal="false" draw:mirror-vertical="false" svg:viewBox="0 0 0 0" draw:text-areas="0 ?f15 ?f14 ?f16" draw:type="ooxml-rightBrace" draw:modifiers="5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6" draw:style-name="gr33" draw:text-style-name="P9" draw:layer="layout" svg:width="0.634cm" svg:height="2.116cm" svg:x="6.35cm" svg:y="10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7" draw:style-name="gr34" draw:text-style-name="P9" draw:layer="layout" svg:width="0.634cm" svg:height="2.001cm" svg:x="6.35cm" svg:y="12.971cm">
          <text:p/>
          <draw:enhanced-geometry draw:mirror-horizontal="false" draw:mirror-vertical="false" svg:viewBox="0 0 0 0" draw:text-areas="0 ?f15 ?f14 ?f16" draw:type="ooxml-rightBrace" draw:modifiers="375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8" draw:style-name="gr35" draw:text-style-name="P9" draw:layer="layout" svg:width="0.634cm" svg:height="2.842cm" svg:x="6.35cm" svg:y="15.087cm">
          <text:p/>
          <draw:enhanced-geometry draw:mirror-horizontal="false" draw:mirror-vertical="false" svg:viewBox="0 0 0 0" draw:text-areas="0 ?f15 ?f14 ?f16" draw:type="ooxml-rightBrace" draw:modifiers="9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63" draw:style-name="gr36" draw:text-style-name="P39" draw:layer="layout" svg:width="2.061cm" svg:height="1.013cm" svg:x="7.001cm" svg:y="8.949cm">
          <text:p text:style-name="P38"><text:span text:style-name="T4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37" draw:text-style-name="P39" draw:layer="layout" svg:width="2.433cm" svg:height="1.013cm" svg:x="7.006cm" svg:y="11.489cm">
          <text:p text:style-name="P38"><text:span text:style-name="T42">In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38" draw:text-style-name="P39" draw:layer="layout" svg:width="2.061cm" svg:height="1.013cm" svg:x="7.001cm" svg:y="13.517cm">
          <text:p text:style-name="P38"><text:span text:style-name="T4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39" draw:text-style-name="P39" draw:layer="layout" svg:width="3.361cm" svg:height="1.013cm" svg:x="7.01cm" svg:y="16.904cm">
          <text:p text:style-name="P38"><text:span text:style-name="T42">Never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40" draw:text-style-name="P33" draw:layer="layout" svg:width="3.373cm" svg:height="1.013cm" svg:x="2.988cm" svg:y="5.139cm">
          <text:p text:style-name="P32"><text:span text:style-name="T4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1" draw:text-style-name="P35" draw:layer="layout" svg:width="2.751cm" svg:height="1.014cm" svg:x="11.193cm" svg:y="7.94cm">
          <text:p text:style-name="P32"><text:span text:style-name="T4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2" draw:text-style-name="P34" draw:layer="layout" svg:width="2.649cm" svg:height="1.013cm" svg:x="11.483cm" svg:y="6.77cm">
          <text:p text:style-name="P32"><text:span text:style-name="T4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3" draw:text-style-name="P40" draw:layer="layout" svg:width="2.751cm" svg:height="1.014cm" svg:x="11.193cm" svg:y="8.936cm">
          <text:p text:style-name="P32"><text:span text:style-name="T4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44" draw:text-style-name="P35" draw:layer="layout" svg:width="2.751cm" svg:height="1.014cm" svg:x="11.193cm" svg:y="9.933cm">
          <text:p text:style-name="P32"><text:span text:style-name="T4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45" draw:text-style-name="P35" draw:layer="layout" svg:width="2.751cm" svg:height="1.014cm" svg:x="11.193cm" svg:y="10.929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46" draw:text-style-name="P35" draw:layer="layout" svg:width="2.751cm" svg:height="1.014cm" svg:x="11.193cm" svg:y="11.926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47" draw:text-style-name="P40" draw:layer="layout" svg:width="2.751cm" svg:height="1.014cm" svg:x="11.193cm" svg:y="12.923cm">
          <text:p text:style-name="P32"><text:span text:style-name="T4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48" draw:text-style-name="P40" draw:layer="layout" svg:width="2.751cm" svg:height="1.014cm" svg:x="11.193cm" svg:y="13.919cm">
          <text:p text:style-name="P32"><text:span text:style-name="T4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49" draw:text-style-name="P35" draw:layer="layout" svg:width="2.751cm" svg:height="1.014cm" svg:x="11.193cm" svg:y="14.916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50" draw:text-style-name="P35" draw:layer="layout" svg:width="2.751cm" svg:height="1.014cm" svg:x="11.193cm" svg:y="15.912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51" draw:text-style-name="P35" draw:layer="layout" svg:width="2.751cm" svg:height="1.014cm" svg:x="11.193cm" svg:y="16.909cm">
          <text:p text:style-name="P32"><text:span text:style-name="T4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52" draw:text-style-name="P40" draw:layer="layout" svg:width="3.373cm" svg:height="1.013cm" svg:x="11.007cm" svg:y="5.077cm">
          <text:p text:style-name="P32"><text:span text:style-name="T4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3" draw:text-style-name="P34" draw:layer="layout" svg:width="7.082cm" svg:height="1.013cm" svg:x="1.02cm" svg:y="4.138cm">
          <text:p text:style-name="P32"><text:span text:style-name="T43">Active Descrip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4" draw:text-style-name="P34" draw:layer="layout" svg:width="6.074cm" svg:height="1.013cm" svg:x="9.398cm" svg:y="4.172cm">
          <text:p text:style-name="P32"><text:span text:style-name="T43">Pending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55" draw:text-style-name="P41" draw:layer="layout" svg:width="4.537cm" svg:height="0.004cm" draw:transform="rotate (-3.14159265358979) translate (18.508cm 13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55" draw:text-style-name="P41" draw:layer="layout" svg:width="4.537cm" svg:height="0.001cm" draw:transform="rotate (-3.14159265358979) translate (18.508cm 14.543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" draw:style-name="gr56" draw:text-style-name="P41" draw:layer="layout" svg:x1="18.508cm" svg:y1="14.543cm" svg:x2="18.533cm" svg:y2="5.08cm">
          <text:p/>
        </draw:line>
        <draw:custom-shape draw:name="TextBox 8" draw:style-name="gr57" draw:text-style-name="P34" draw:layer="layout" svg:width="5.524cm" svg:height="1.775cm" svg:x="15.748cm" svg:y="3.456cm">
          <text:p text:style-name="P32"><text:span text:style-name="T43">Read and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55" draw:text-style-name="P41" draw:layer="layout" svg:width="4.537cm" svg:height="0.004cm" draw:transform="rotate (-3.14159265358979) translate (18.509cm 9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58" draw:text-style-name="P41" draw:layer="layout" svg:width="4.17cm" svg:height="0.004cm" draw:transform="rotate (-3.14159265358979) translate (18.542cm 5.56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4" draw:layer="layout" svg:width="13.313cm" svg:height="9.985cm" svg:x="3.485cm" svg:y="2.023cm" draw:page-number="10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3T19">
        <office:forms form:automatic-focus="false" form:apply-design-mode="false"/>
        <draw:frame draw:name="Title 5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Example </text:span><text:span text:style-name="T44">(from book, pg 1015)</text:span></text:p>
          </draw:text-box>
        </draw:frame>
        <draw:custom-shape draw:name="Rectangle 5" draw:style-name="gr5" draw:text-style-name="P25" draw:layer="layout" svg:width="24.984cm" svg:height="14.468cm" svg:x="0.216cm" svg:y="3.439cm">
          <text:p text:style-name="P23"><text:span text:style-name="T45">int</text:span><text:span text:style-name="T28"> </text:span><text:span text:style-name="T46">main</text:span><text:span text:style-name="T28">(</text:span><text:span text:style-name="T45">int</text:span><text:span text:style-name="T28"> argc, </text:span><text:span text:style-name="T45">char</text:span><text:span text:style-name="T28"> **argv) {</text:span></text:p>
          <text:p text:style-name="P23"><text:span text:style-name="T28"><text:s text:c="2"/></text:span><text:span text:style-name="T47">// More boring declarations go here</text:span></text:p>
          <text:p text:style-name="P23"><text:span text:style-name="T28"><text:s text:c="2"/></text:span><text:span text:style-name="T28">fd_set all_socks_set, ready_set; </text:span></text:p>
          <text:p text:style-name="P23"><text:span text:style-name="T47"/></text:p>
          <text:p text:style-name="P23"><text:span text:style-name="T28"><text:s text:c="2"/></text:span><text:span text:style-name="T28">listenfd = Open_listenfd(PORT);</text:span></text:p>
          <text:p text:style-name="P23"><text:span text:style-name="T28"/></text:p>
          <text:p text:style-name="P24"><text:span text:style-name="T34"><text:s text:c="2"/></text:span><text:span text:style-name="T34">FD_ZERO(&amp;all_socks_set); <text:s text:c="13"/></text:span><text:span text:style-name="T48">// Clear </text:span><text:span text:style-name="T47">all_socks_set</text:span></text:p>
          <text:p text:style-name="P24"><text:span text:style-name="T34"><text:s text:c="2"/></text:span><text:span text:style-name="T34">FD_SET(STDIN_FILENO, &amp;all_socks_set); </text:span><text:span text:style-name="T48">// Add stdin to </text:span><text:span text:style-name="T47">all_socks_set</text:span></text:p>
          <text:p text:style-name="P24"><text:span text:style-name="T34"><text:s text:c="2"/></text:span><text:span text:style-name="T34">FD_SET(listenfd, &amp;all_socks_set); <text:s text:c="4"/></text:span><text:span text:style-name="T48">// +listenfd to </text:span><text:span text:style-name="T47">all_socks_set</text:span></text:p>
          <text:p text:style-name="P23"><text:span text:style-name="T28"/></text:p>
          <text:p text:style-name="P23"><text:span text:style-name="T28"><text:s text:c="2"/></text:span><text:span text:style-name="T49">while</text:span><text:span text:style-name="T28"> (</text:span><text:span text:style-name="T45">1</text:span><text:span text:style-name="T28">) {</text:span></text:p>
          <text:p text:style-name="P23"><text:span text:style-name="T34"><text:s text:c="4"/></text:span><text:span text:style-name="T34">ready_set = </text:span><text:span text:style-name="T28">all_socks_set;</text:span></text:p>
          <text:p text:style-name="P23"><text:span text:style-name="T28"><text:s text:c="4"/></text:span><text:span text:style-name="T28">Select(listenfd+</text:span><text:span text:style-name="T45">1</text:span><text:span text:style-name="T28">, &amp;ready_set, </text:span><text:span text:style-name="T50">NULL</text:span><text:span text:style-name="T28">, </text:span><text:span text:style-name="T50">NULL</text:span><text:span text:style-name="T28">, </text:span><text:span text:style-name="T50">NULL</text:span><text:span text:style-name="T28">);</text:span></text:p>
          <text:p text:style-name="P23"><text:span text:style-name="T28"><text:s text:c="4"/></text:span><text:span text:style-name="T49">if</text:span><text:span text:style-name="T28"> (FD_ISSET(STDIN_FILENO, &amp;ready_set))</text:span></text:p>
          <text:p text:style-name="P23"><text:span text:style-name="T28"><text:s text:c="6"/></text:span><text:span text:style-name="T28">command(); </text:span><text:span text:style-name="T47">// Read command line from stdin</text:span></text:p>
          <text:p text:style-name="P23"><text:span text:style-name="T28"><text:s text:c="4"/></text:span><text:span text:style-name="T49">if</text:span><text:span text:style-name="T28"> (FD_ISSET(listenfd, &amp;ready_set)) { </text:span></text:p>
          <text:p text:style-name="P23"><text:span text:style-name="T28"><text:s text:c="6"/></text:span><text:span text:style-name="T28">clientlen = sizeof(struct </text:span><text:span text:style-name="T46">sockaddr_storage</text:span><text:span text:style-name="T28">); </text:span></text:p>
          <text:p text:style-name="P23"><text:span text:style-name="T28"><text:s text:c="6"/></text:span><text:span text:style-name="T28">connfd = Accept(listenfd, (SA *)&amp;clientaddr, &amp;clientlen);</text:span></text:p>
          <text:p text:style-name="P23"><text:span text:style-name="T28"><text:s text:c="6"/></text:span><text:span text:style-name="T28">echo(connfd); </text:span><text:span text:style-name="T47">/* Echo client input until EOF */</text:span></text:p>
          <text:p text:style-name="P23"><text:span text:style-name="T28"><text:s text:c="6"/></text:span><text:span text:style-name="T28">Close(connfd);</text:span></text:p>
          <text:p text:style-name="P23"><text:span text:style-name="T2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1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3T19">
        <office:forms form:automatic-focus="false" form:apply-design-mode="false"/>
        <draw:frame draw:name="Title 6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Example </text:span><text:span text:style-name="T44">(from book, pg 1015)</text:span></text:p>
          </draw:text-box>
        </draw:frame>
        <draw:custom-shape draw:name="Rectangle 6" draw:style-name="gr5" draw:text-style-name="P25" draw:layer="layout" svg:width="20.012cm" svg:height="4.313cm" svg:x="2.516cm" svg:y="3.339cm">
          <text:p text:style-name="P23"><text:span text:style-name="T45">void</text:span><text:span text:style-name="T28"> </text:span><text:span text:style-name="T46">command</text:span><text:span text:style-name="T28">(</text:span><text:span text:style-name="T45">void</text:span><text:span text:style-name="T28">) {</text:span></text:p>
          <text:p text:style-name="P23"><text:span text:style-name="T28"><text:s text:c="4"/></text:span><text:span text:style-name="T45">char</text:span><text:span text:style-name="T28"> buf[MAXLINE];</text:span></text:p>
          <text:p text:style-name="P23"><text:span text:style-name="T28"><text:s text:c="4"/></text:span><text:span text:style-name="T49">if</text:span><text:span text:style-name="T28"> (!Fgets(buf, MAXLINE, stdin))</text:span></text:p>
          <text:p text:style-name="P23"><text:span text:style-name="T28"><text:s text:c="4"/></text:span><text:span text:style-name="T28"><text:tab/></text:span><text:span text:style-name="T28">exit(</text:span><text:span text:style-name="T45">0</text:span><text:span text:style-name="T28">); </text:span><text:span text:style-name="T47">/* EOF */</text:span></text:p>
          <text:p text:style-name="P23"><text:span text:style-name="T28"><text:s text:c="4"/></text:span><text:span text:style-name="T28">printf(</text:span><text:span text:style-name="T51">"%s"</text:span><text:span text:style-name="T28">, buf); </text:span><text:span text:style-name="T47">/* Process the input command */</text:span></text:p>
          <text:p text:style-name="P23"><text:span text:style-name="T2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3" draw:text-style-name="P9" draw:layer="layout" svg:width="21.933cm" svg:height="2.606cm" svg:x="1.103cm" svg:y="15.778cm" presentation:class="outline" presentation:user-transformed="true">
          <draw:text-box>
            <text:list text:style-name="L2">
              <text:list-item>
                <text:p text:style-name="P16"><text:span text:style-name="T52">Do remember this code is heavily abridged so </text:span><text:span text:style-name="T52">will not work as is, full code on pg 1015 of BOH</text:span></text:p>
              </text:list-item>
            </text:list>
          </draw:text-box>
        </draw:frame>
        <draw:custom-shape draw:name="Rectangle 87" draw:style-name="gr59" draw:text-style-name="P42" draw:layer="layout" svg:width="20.146cm" svg:height="7.698cm" svg:x="2.462cm" svg:y="7.92cm">
          <text:p text:style-name="P38"><text:span text:style-name="T39">void</text:span><text:span text:style-name="T36"> </text:span><text:span text:style-name="T53">echo</text:span><text:span text:style-name="T36">(</text:span><text:span text:style-name="T39">int</text:span><text:span text:style-name="T36"> </text:span><text:span text:style-name="T54">connfd</text:span><text:span text:style-name="T36">) {</text:span></text:p>
          <text:p text:style-name="P38"><text:span text:style-name="T55"><text:s text:c="4"/></text:span><text:span text:style-name="T56">size_t</text:span><text:span text:style-name="T55"> </text:span><text:span text:style-name="T57">n</text:span><text:span text:style-name="T55">;</text:span></text:p>
          <text:p text:style-name="P38"><text:span text:style-name="T55"><text:s text:c="4"/></text:span><text:span text:style-name="T56">char</text:span><text:span text:style-name="T55"> </text:span><text:span text:style-name="T57">buf</text:span><text:span text:style-name="T55">[MAXLINE];</text:span></text:p>
          <text:p text:style-name="P38"><text:span text:style-name="T35"><text:s text:c="4"/></text:span><text:span text:style-name="T58">rio_t</text:span><text:span text:style-name="T35"> </text:span><text:span text:style-name="T59">rio</text:span><text:span text:style-name="T35">;</text:span></text:p>
          <text:p text:style-name="P38"><text:span text:style-name="T35"/></text:p>
          <text:p text:style-name="P38"><text:span text:style-name="T35"><text:s text:c="4"/></text:span><text:span text:style-name="T35">Rio_readinitb(&amp;rio, connfd);</text:span></text:p>
          <text:p text:style-name="P38"><text:span text:style-name="T36"><text:s text:c="4"/></text:span><text:span text:style-name="T37">while</text:span><text:span text:style-name="T36">((n = Rio_readlineb(&amp;rio, buf, MAXLINE)) != 0) { </text:span></text:p>
          <text:p text:style-name="P38"><text:span text:style-name="T36"><text:s text:c="8"/></text:span><text:span text:style-name="T36">printf(</text:span><text:span text:style-name="T38">"server received %d bytes\n"</text:span><text:span text:style-name="T36">, (</text:span><text:span text:style-name="T39">int</text:span><text:span text:style-name="T36">)n);</text:span></text:p>
          <text:p text:style-name="P38"><text:span text:style-name="T36"><text:tab/></text:span><text:span text:style-name="T36">Rio_writen(connfd, buf, n);</text:span></text:p>
          <text:p text:style-name="P38"><text:span text:style-name="T36"><text:s text:c="4"/></text:span><text:span text:style-name="T36">}</text:span></text:p>
          <text:p text:style-name="P38"><text:span text:style-name="T3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3.313cm" svg:height="9.985cm" svg:x="3.485cm" svg:y="2.023cm" draw:page-number="12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frame draw:name="Title 7" presentation:style-name="pr10" draw:text-style-name="P7" draw:layer="layout" svg:width="21.086cm" svg:height="2.116cm" svg:x="0.994cm" svg:y="1.236cm" presentation:class="title" presentation:user-transformed="true">
          <draw:text-box>
            <text:p text:style-name="P6"><text:span text:style-name="T6">Abridged Example </text:span><text:span text:style-name="T44">(from book, pg 1015)</text:span></text:p>
          </draw:text-box>
        </draw:frame>
        <draw:custom-shape draw:name="Rectangle 8" draw:style-name="gr5" draw:text-style-name="P25" draw:layer="layout" svg:width="24.476cm" svg:height="14.468cm" svg:x="0.416cm" svg:y="3.439cm">
          <text:p text:style-name="P23"><text:span text:style-name="T45">int</text:span><text:span text:style-name="T28"> </text:span><text:span text:style-name="T46">main</text:span><text:span text:style-name="T28">(</text:span><text:span text:style-name="T45">int</text:span><text:span text:style-name="T28"> argc, </text:span><text:span text:style-name="T45">char</text:span><text:span text:style-name="T28"> **argv) {</text:span></text:p>
          <text:p text:style-name="P23"><text:span text:style-name="T28"><text:s text:c="2"/></text:span><text:span text:style-name="T47">// More boring declarations go here</text:span></text:p>
          <text:p text:style-name="P23"><text:span text:style-name="T28"><text:s text:c="2"/></text:span><text:span text:style-name="T28">fd_set all_socks_set, ready_set; </text:span></text:p>
          <text:p text:style-name="P23"><text:span text:style-name="T47"/></text:p>
          <text:p text:style-name="P23"><text:span text:style-name="T28"><text:s text:c="2"/></text:span><text:span text:style-name="T28">listenfd = Open_listenfd(PORT);</text:span></text:p>
          <text:p text:style-name="P23"><text:span text:style-name="T28"/></text:p>
          <text:p text:style-name="P24"><text:span text:style-name="T34"><text:s text:c="2"/></text:span><text:span text:style-name="T34">FD_ZERO(&amp;all_socks_set); <text:s text:c="13"/></text:span><text:span text:style-name="T48">// Clear </text:span><text:span text:style-name="T47">all_socks_set</text:span></text:p>
          <text:p text:style-name="P24"><text:span text:style-name="T34"><text:s text:c="2"/></text:span><text:span text:style-name="T34">FD_SET(STDIN_FILENO, &amp;all_socks_set); </text:span><text:span text:style-name="T48">// Add stdin to </text:span><text:span text:style-name="T47">all_socks_set</text:span></text:p>
          <text:p text:style-name="P24"><text:span text:style-name="T34"><text:s text:c="2"/></text:span><text:span text:style-name="T34">FD_SET(listenfd, &amp;all_socks_set); <text:s text:c="4"/></text:span><text:span text:style-name="T48">// listenfd to </text:span><text:span text:style-name="T47">all_socks_set</text:span></text:p>
          <text:p text:style-name="P23"><text:span text:style-name="T28"/></text:p>
          <text:p text:style-name="P23"><text:span text:style-name="T28"><text:s text:c="2"/></text:span><text:span text:style-name="T49">while</text:span><text:span text:style-name="T28"> (</text:span><text:span text:style-name="T45">1</text:span><text:span text:style-name="T28">) {</text:span></text:p>
          <text:p text:style-name="P23"><text:span text:style-name="T34"><text:s text:c="4"/></text:span><text:span text:style-name="T34">ready_set = </text:span><text:span text:style-name="T28">all_socks_set;</text:span></text:p>
          <text:p text:style-name="P23"><text:span text:style-name="T28"><text:s text:c="4"/></text:span><text:span text:style-name="T28">Select(listenfd+</text:span><text:span text:style-name="T45">1</text:span><text:span text:style-name="T28">, &amp;ready_set, </text:span><text:span text:style-name="T50">NULL</text:span><text:span text:style-name="T28">, </text:span><text:span text:style-name="T50">NULL</text:span><text:span text:style-name="T28">, </text:span><text:span text:style-name="T50">NULL</text:span><text:span text:style-name="T28">);</text:span></text:p>
          <text:p text:style-name="P23"><text:span text:style-name="T28"><text:s text:c="4"/></text:span><text:span text:style-name="T49">if</text:span><text:span text:style-name="T28"> (FD_ISSET(STDIN_FILENO, &amp;ready_set))</text:span></text:p>
          <text:p text:style-name="P23"><text:span text:style-name="T28"><text:s text:c="6"/></text:span><text:span text:style-name="T28">command(); </text:span><text:span text:style-name="T47">// Read command line from stdin</text:span></text:p>
          <text:p text:style-name="P23"><text:span text:style-name="T28"><text:s text:c="4"/></text:span><text:span text:style-name="T49">if</text:span><text:span text:style-name="T28"> (FD_ISSET(listenfd, &amp;ready_set)) { </text:span></text:p>
          <text:p text:style-name="P23"><text:span text:style-name="T28"><text:s text:c="6"/></text:span><text:span text:style-name="T28">clientlen = sizeof(struct </text:span><text:span text:style-name="T46">sockaddr_storage</text:span><text:span text:style-name="T28">); </text:span></text:p>
          <text:p text:style-name="P23"><text:span text:style-name="T28"><text:s text:c="6"/></text:span><text:span text:style-name="T28">connfd = Accept(listenfd, (SA *)&amp;clientaddr, &amp;clientlen);</text:span></text:p>
          <text:p text:style-name="P23"><text:span text:style-name="T28"><text:s text:c="6"/></text:span><text:span text:style-name="T28">echo(connfd); </text:span><text:span text:style-name="T47">/* Echo client input until EOF */</text:span></text:p>
          <text:p text:style-name="P23"><text:span text:style-name="T28"><text:s text:c="6"/></text:span><text:span text:style-name="T28">Close(connfd);</text:span></text:p>
          <text:p text:style-name="P23"><text:span text:style-name="T2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26" draw:layer="layout" svg:x1="0.148cm" svg:y1="12.004cm" svg:x2="1.926cm" svg:y2="12.004cm">
          <text:p/>
        </draw:line>
        <draw:frame draw:style-name="gr60" draw:text-style-name="P44" draw:layer="layout" svg:width="7.564cm" svg:height="4.06cm" svg:x="17.526cm" svg:y="10.16cm">
          <draw:text-box>
            <text:p text:style-name="P43"><text:span text:style-name="T60">Our server blocks here but in such a way that we can wait for multiple things to happen and respond accordingly</text:span></text:p>
          </draw:text-box>
        </draw:frame>
        <presentation:notes draw:style-name="dp3">
          <draw:page-thumbnail draw:style-name="gr4" draw:layer="layout" svg:width="13.313cm" svg:height="9.985cm" svg:x="3.485cm" svg:y="2.023cm" draw:page-number="13" presentation:class="page"/>
          <draw:frame presentation:style-name="pr11" draw:text-style-name="P2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Rectangle 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">I/O Multiplexing</text:span></text:p>
          </draw:text-box>
        </draw:frame>
        <draw:frame draw:name="Rectangle 48" presentation:style-name="pr3" draw:text-style-name="P9" draw:layer="layout" svg:width="23.075cm" svg:height="13.017cm" svg:x="0.808cm" svg:y="4.318cm" presentation:class="outline" presentation:user-transformed="true">
          <draw:text-box>
            <text:list text:style-name="L2">
              <text:list-item>
                <text:p text:style-name="P11"><text:span text:style-name="T26">Thats all well and good, but it doesn’t </text:span><text:span text:style-name="T26">show an example of how we’d actually </text:span><text:span text:style-name="T26">run a server. . .</text:span></text:p>
                <text:p text:style-name="P11"><text:span text:style-name="T26"/></text:p>
              </text:list-item>
              <text:list-item>
                <text:p text:style-name="P11"><text:span text:style-name="T26">Example on page 1018-20 does though</text:span></text:p>
                <text:p text:style-name="P11"><text:span text:style-name="T26"/></text:p>
              </text:list-item>
              <text:list-item>
                <text:p text:style-name="P11"><text:span text:style-name="T26">Its going to be a lot of code, so we’re </text:span><text:span text:style-name="T26">going to present it slightly </text:span><text:span text:style-name="T26">differently . . . .</text:span></text:p>
                <text:p text:style-name="P11"><text:span text:style-name="T26"/></text:p>
                <text:p text:style-name="P11"><text:span text:style-name="T26"/></text:p>
              </text:list-item>
            </text:list>
          </draw:text-box>
        </draw:frame>
        <presentation:notes draw:style-name="dp4">
          <draw:page-thumbnail draw:name="Rectangle 11" draw:style-name="gr4" draw:layer="layout" svg:width="13.546cm" svg:height="10.159cm" svg:x="3.387cm" svg:y="1.905cm" draw:page-number="14" presentation:class="page"/>
          <draw:frame draw:name="Rectangle 12" presentation:style-name="pr1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Rectangle 4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1" draw:text-style-name="P45" draw:layer="layout" svg:width="23.93cm" svg:height="13.145cm" svg:x="0.962cm" svg:y="4.027cm">
          <draw:text-box>
            <text:p><text:span text:style-name="T62">#include "csapp.h"</text:span></text:p>
            <text:p><text:span text:style-name="T63"/></text:p>
            <text:p><text:span text:style-name="T64">typedef struct</text:span><text:span text:style-name="T65"> { </text:span><text:span text:style-name="T66">/* Represents a pool of connected descriptors */</text:span></text:p>
            <text:p><text:span text:style-name="T65"><text:s text:c="4"/></text:span><text:span text:style-name="T67">int</text:span><text:span text:style-name="T65"> maxfd; <text:s text:c="7"/></text:span><text:span text:style-name="T66">/* Largest descriptor in all_socks_set */</text:span><text:span text:style-name="T65"> <text:s text:c="2"/></text:span></text:p>
            <text:p><text:span text:style-name="T65"><text:s text:c="4"/></text:span><text:span text:style-name="T65">fd_set all_socks_set; <text:s/></text:span><text:span text:style-name="T66">/* Set of all active descriptors */</text:span></text:p>
            <text:p><text:span text:style-name="T65"><text:s text:c="4"/></text:span><text:span text:style-name="T65">fd_set ready_set; </text:span><text:span text:style-name="T66">/* Subset of descriptors ready for reading <text:s/>*/</text:span></text:p>
            <text:p><text:span text:style-name="T65"><text:s text:c="4"/></text:span><text:span text:style-name="T67">int</text:span><text:span text:style-name="T65"> nready; <text:s text:c="6"/></text:span><text:span text:style-name="T66">/* Number of ready descriptors from select */</text:span><text:span text:style-name="T65"> <text:s/></text:span></text:p>
            <text:p><text:span text:style-name="T65"><text:s text:c="4"/></text:span><text:span text:style-name="T67">int</text:span><text:span text:style-name="T65"> maxi; <text:s text:c="8"/></text:span><text:span text:style-name="T66">/* Highwater index into client array */</text:span></text:p>
            <text:p><text:span text:style-name="T65"><text:s text:c="4"/></text:span><text:span text:style-name="T67">int</text:span><text:span text:style-name="T65"> clientfd[FD_SETSIZE]; <text:s text:c="3"/></text:span><text:span text:style-name="T66">/* Set of active descriptors */</text:span></text:p>
            <text:p><text:span text:style-name="T65"><text:s text:c="4"/></text:span><text:span text:style-name="T65">rio_t clientrio[FD_SETSIZE]; </text:span><text:span text:style-name="T66">/* Set of active read buffers */</text:span></text:p>
            <text:p><text:span text:style-name="T65">} pool;</text:span></text:p>
            <text:p><text:span text:style-name="T63"/></text:p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;</text:span></text:p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;</text:span></text:p>
            <text:p><text:span text:style-name="T67">void</text:span><text:span text:style-name="T65"> </text:span><text:span text:style-name="T68">check_clients</text:span><text:span text:style-name="T65">(pool *p);</text:span></text:p>
            <text:p><text:span text:style-name="T63"/></text:p>
            <text:p><text:span text:style-name="T67">int</text:span><text:span text:style-name="T65"> byte_cnt = </text:span><text:span text:style-name="T67">0</text:span><text:span text:style-name="T65">; </text:span><text:span text:style-name="T66">/* Counts total bytes received by server */</text:span></text:p>
          </draw:text-box>
        </draw:frame>
        <presentation:notes draw:style-name="dp4">
          <draw:page-thumbnail draw:name="Rectangle 51" draw:style-name="gr4" draw:layer="layout" svg:width="13.546cm" svg:height="10.159cm" svg:x="3.387cm" svg:y="1.905cm" draw:page-number="15" presentation:class="page"/>
          <draw:frame draw:name="Rectangle 52" presentation:style-name="pr1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5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45" draw:layer="layout" svg:width="25.4cm" svg:height="22.759cm" svg:x="0cm" svg:y="3.5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presentation:notes draw:style-name="dp4">
          <draw:page-thumbnail draw:name="Rectangle 67" draw:style-name="gr4" draw:layer="layout" svg:width="13.546cm" svg:height="10.159cm" svg:x="3.387cm" svg:y="1.905cm" draw:page-number="16" presentation:class="page"/>
          <draw:frame draw:name="Rectangle 68" presentation:style-name="pr1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69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3" draw:text-style-name="P47" draw:layer="layout" svg:width="22.352cm" svg:height="10.569cm" svg:x="2.54cm" svg:y="5.334cm">
          <draw:text-box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 {</text:span></text:p>
            <text:p><text:span text:style-name="T65"><text:s text:c="4"/></text:span><text:span text:style-name="T66">/* Initially, there are no connected descriptors */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maxi = </text:span><text:span text:style-name="T67">-1</text:span><text:span text:style-name="T65">;</text:span></text:p>
            <text:p><text:span text:style-name="T65"><text:s text:c="4"/></text:span><text:span text:style-name="T64">for</text:span><text:span text:style-name="T65"> (i=</text:span><text:span text:style-name="T67">0</text:span><text:span text:style-name="T65">; i&lt; FD_SETSIZE; i++) <text:s/></text:span></text:p>
            <text:p><text:span text:style-name="T65"><text:s text:c="4"/></text:span><text:span text:style-name="T65"><text:tab/></text:span><text:span text:style-name="T65">p-&gt;clientfd[i] = </text:span><text:span text:style-name="T67">-1</text:span><text:span text:style-name="T65">;</text:span></text:p>
            <text:p><text:span text:style-name="T63"/></text:p>
            <text:p><text:span text:style-name="T65"><text:s text:c="4"/></text:span><text:span text:style-name="T66">/* Initially, listenfd is only member of select read set */</text:span></text:p>
            <text:p><text:span text:style-name="T65"><text:s text:c="4"/></text:span><text:span text:style-name="T65">p-&gt;maxfd = listenfd;</text:span></text:p>
            <text:p><text:span text:style-name="T65"><text:s text:c="4"/></text:span><text:span text:style-name="T65">FD_ZERO(&amp;p-&gt;all_socks_set);</text:span></text:p>
            <text:p><text:span text:style-name="T65"><text:s text:c="4"/></text:span><text:span text:style-name="T65">FD_SET(listenfd, &amp;p-&gt;all_socks_set);</text:span></text:p>
            <text:p><text:span text:style-name="T65">}</text:span></text:p>
          </draw:text-box>
        </draw:frame>
        <presentation:notes draw:style-name="dp4">
          <draw:page-thumbnail draw:name="Rectangle 71" draw:style-name="gr4" draw:layer="layout" svg:width="13.546cm" svg:height="10.159cm" svg:x="3.387cm" svg:y="1.905cm" draw:page-number="17" presentation:class="page"/>
          <draw:frame draw:name="Rectangle 72" presentation:style-name="pr1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73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4" draw:text-style-name="P45" draw:layer="layout" svg:width="23.876cm" svg:height="15.049cm" svg:x="1.8cm" svg:y="3.277cm">
          <draw:text-box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 {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nready--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i &lt; FD_SETSIZE; i++) <text:s/></text:span><text:span text:style-name="T66">/* Find an available slot */</text:span></text:p>
            <text:p><text:span text:style-name="T65"><text:s text:c="4"/></text:span><text:span text:style-name="T65"><text:tab/></text:span><text:span text:style-name="T64">if</text:span><text:span text:style-name="T65"> (p-&gt;clientfd[i] &lt; </text:span><text:span text:style-name="T67">0</text:span><text:span text:style-name="T65">) { </text:span></text:p>
            <text:p><text:span text:style-name="T65"><text:s text:c="8"/></text:span><text:span text:style-name="T65"><text:tab/></text:span><text:span text:style-name="T66">/* Add connected descriptor to the pool */</text:span></text:p>
            <text:p><text:span text:style-name="T65"><text:s text:c="8"/></text:span><text:span text:style-name="T65"><text:tab/></text:span><text:span text:style-name="T65">p-&gt;clientfd[i] = connfd;</text:span></text:p>
            <text:p><text:span text:style-name="T65"><text:s text:c="8"/></text:span><text:span text:style-name="T65"><text:tab/></text:span><text:span text:style-name="T65">Rio_readinitb(&amp;p-&gt;clientrio[i], connfd);</text:span></text:p>
            <text:p><text:span text:style-name="T63"/></text:p>
            <text:p><text:span text:style-name="T65"><text:tab/></text:span><text:span text:style-name="T65"> <text:s text:c="7"/></text:span><text:span text:style-name="T66">/* Add the descriptor to descriptor set */</text:span></text:p>
            <text:p><text:span text:style-name="T65"><text:s text:c="3"/></text:span><text:span text:style-name="T65"><text:tab/></text:span><text:span text:style-name="T65"><text:tab/></text:span><text:span text:style-name="T65"> <text:s text:c="3"/></text:span><text:span text:style-name="T65">FD_SET(connfd, &amp;p-&gt;all_socks_set);</text:span></text:p>
            <text:p><text:span text:style-name="T63"/></text:p>
            <text:p><text:span text:style-name="T65"><text:s text:c="8"/></text:span><text:span text:style-name="T65"><text:tab/></text:span><text:span text:style-name="T66">/* Update max descriptor and pool highwater mark */</text:span></text:p>
            <text:p><text:span text:style-name="T65"><text:s text:c="8"/></text:span><text:span text:style-name="T65"><text:tab/></text:span><text:span text:style-name="T64">if</text:span><text:span text:style-name="T65"> (connfd &gt; p-&gt;maxfd)</text:span></text:p>
            <text:p><text:span text:style-name="T65"><text:s text:c="8"/></text:span><text:span text:style-name="T65"><text:tab/></text:span><text:span text:style-name="T65"><text:tab/></text:span><text:span text:style-name="T65">p-&gt;maxfd = connfd;</text:span></text:p>
            <text:p><text:span text:style-name="T65"><text:s text:c="8"/></text:span><text:span text:style-name="T65"><text:tab/></text:span><text:span text:style-name="T64">if</text:span><text:span text:style-name="T65"> (i &gt; p-&gt;maxi)</text:span></text:p>
            <text:p><text:span text:style-name="T65"><text:s text:c="8"/></text:span><text:span text:style-name="T65"><text:tab/></text:span><text:span text:style-name="T65"><text:tab/></text:span><text:span text:style-name="T65">p-&gt;maxi = i;</text:span></text:p>
            <text:p><text:span text:style-name="T65"><text:s text:c="8"/></text:span><text:span text:style-name="T65"><text:tab/></text:span><text:span text:style-name="T64">break</text:span><text:span text:style-name="T65">;</text:span></text:p>
            <text:p><text:span text:style-name="T65"><text:s text:c="4"/></text:span><text:span text:style-name="T65"><text:tab/></text:span><text:span text:style-name="T65">}</text:span></text:p>
            <text:p><text:span text:style-name="T65"><text:s text:c="4"/></text:span><text:span text:style-name="T64">if</text:span><text:span text:style-name="T65"> (i == FD_SETSIZE) </text:span><text:span text:style-name="T66">/* Couldn't find an empty slot */</text:span></text:p>
            <text:p><text:span text:style-name="T65"><text:s text:c="4"/></text:span><text:span text:style-name="T65"><text:tab/></text:span><text:span text:style-name="T65">app_error(</text:span><text:span text:style-name="T75">"add_client error: Too many clients"</text:span><text:span text:style-name="T65">);</text:span></text:p>
            <text:p><text:span text:style-name="T65">}</text:span></text:p>
          </draw:text-box>
        </draw:frame>
        <presentation:notes draw:style-name="dp4">
          <draw:page-thumbnail draw:name="Rectangle 74" draw:style-name="gr4" draw:layer="layout" svg:width="13.546cm" svg:height="10.159cm" svg:x="3.387cm" svg:y="1.905cm" draw:page-number="18" presentation:class="page"/>
          <draw:frame draw:name="Rectangle 75" presentation:style-name="pr1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Rectangle 7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5" draw:text-style-name="P45" draw:layer="layout" svg:width="25.4cm" svg:height="14.746cm" svg:x="0.2cm" svg:y="3.542cm">
          <draw:text-box>
            <text:p><text:span text:style-name="T67">void</text:span><text:span text:style-name="T65"> check_clients(pool *p) {</text:span></text:p>
            <text:p><text:span text:style-name="T65"><text:s text:c="4"/></text:span><text:span text:style-name="T67">int</text:span><text:span text:style-name="T65"> i, connfd, n;</text:span></text:p>
            <text:p><text:span text:style-name="T65"><text:s text:c="4"/></text:span><text:span text:style-name="T67">char</text:span><text:span text:style-name="T65"> buf[MAXLINE]; </text:span></text:p>
            <text:p><text:span text:style-name="T65"><text:s text:c="4"/></text:span><text:span text:style-name="T65">rio_t rio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(i &lt;= p-&gt;maxi) &amp;&amp; (p-&gt;nready &gt; </text:span><text:span text:style-name="T67">0</text:span><text:span text:style-name="T65">); i++) {</text:span></text:p>
            <text:p><text:span text:style-name="T65"><text:s text:c="8"/></text:span><text:span text:style-name="T65">connfd = p-&gt;clientfd[i];</text:span></text:p>
            <text:p><text:span text:style-name="T65"><text:s text:c="8"/></text:span><text:span text:style-name="T65">rio = p-&gt;clientrio[i];</text:span></text:p>
            <text:p><text:span text:style-name="T65"><text:s text:c="8"/></text:span><text:span text:style-name="T66">/* If the descriptor is ready, echo a text line from it */</text:span></text:p>
            <text:p><text:span text:style-name="T65"><text:s text:c="8"/></text:span><text:span text:style-name="T64">if</text:span><text:span text:style-name="T65"> ((connfd &gt; </text:span><text:span text:style-name="T67">0</text:span><text:span text:style-name="T65">) &amp;&amp; (FD_ISSET(connfd, &amp;p-&gt;ready_set))) { </text:span></text:p>
            <text:p><text:span text:style-name="T65"><text:s text:c="12"/></text:span><text:span text:style-name="T65">p-&gt;nready--;</text:span></text:p>
            <text:p><text:span text:style-name="T65"><text:s text:c="12"/></text:span><text:span text:style-name="T64">if</text:span><text:span text:style-name="T65"> ((n = Rio_readlineb(&amp;rio, buf, MAXLINE)) != </text:span><text:span text:style-name="T67">0</text:span><text:span text:style-name="T65">) {</text:span></text:p>
            <text:p><text:span text:style-name="T65"><text:s text:c="16"/></text:span><text:span text:style-name="T65">byte_cnt += n;</text:span></text:p>
            <text:p><text:span text:style-name="T65"><text:s text:c="16"/></text:span><text:span text:style-name="T65">printf(</text:span><text:span text:style-name="T75">"Server received %d (%d total) bytes on fd %d\n"</text:span><text:span text:style-name="T65">, </text:span></text:p>
            <text:p><text:span text:style-name="T65"><text:s text:c="16"/></text:span><text:span text:style-name="T65"><text:tab/></text:span><text:span text:style-name="T65">n, byte_cnt, connfd);</text:span></text:p>
            <text:p><text:span text:style-name="T65"><text:s text:c="16"/></text:span><text:span text:style-name="T65">Rio_writen(connfd, buf, n);</text:span></text:p>
            <text:p><text:span text:style-name="T65"><text:s text:c="12"/></text:span><text:span text:style-name="T65">}</text:span></text:p>
            <text:p><text:span text:style-name="T65"><text:s text:c="12"/></text:span><text:span text:style-name="T66">/* EOF detected, remove descriptor from pool */</text:span></text:p>
            <text:p><text:span text:style-name="T65"><text:s text:c="12"/></text:span><text:span text:style-name="T64">else</text:span><text:span text:style-name="T65"> { </text:span></text:p>
            <text:p><text:span text:style-name="T65"><text:s text:c="16"/></text:span><text:span text:style-name="T65">Close(connfd);</text:span></text:p>
            <text:p><text:span text:style-name="T65"><text:s text:c="16"/></text:span><text:span text:style-name="T65">FD_CLR(connfd, &amp;p-&gt;all_socks_set);</text:span></text:p>
            <text:p><text:span text:style-name="T65"><text:s text:c="16"/></text:span><text:span text:style-name="T65">p-&gt;clientfd[i] = </text:span><text:span text:style-name="T67">-1</text:span><text:span text:style-name="T65">;</text:span></text:p>
            <text:p><text:span text:style-name="T65"><text:s text:c="12"/></text:span><text:span text:style-name="T65">}}}}</text:span></text:p>
          </draw:text-box>
        </draw:frame>
        <presentation:notes draw:style-name="dp4">
          <draw:page-thumbnail draw:name="Rectangle 77" draw:style-name="gr4" draw:layer="layout" svg:width="13.546cm" svg:height="10.159cm" svg:x="3.387cm" svg:y="1.905cm" draw:page-number="19" presentation:class="page"/>
          <draw:frame draw:name="Rectangle 78" presentation:style-name="pr1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custom-shape draw:style-name="gr66" draw:text-style-name="P49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5.986cm">
          <text:p text:style-name="P29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2.374cm" svg:y="11.67cm">
          <text:p text:style-name="P29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68" draw:text-style-name="P50" draw:layer="layout" svg:width="8.89cm" svg:height="1.013cm" svg:x="2.374cm" svg:y="13.428cm">
          <text:p text:style-name="P4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2.374cm" svg:y="15.086cm">
          <text:p text:style-name="P29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13.174cm" svg:y="11.67cm">
          <text:p text:style-name="P29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69" draw:text-style-name="P50" draw:layer="layout" svg:width="8.89cm" svg:height="1.013cm" svg:x="13.174cm" svg:y="13.328cm">
          <text:p text:style-name="P4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13.174cm" svg:y="15.086cm">
          <text:p text:style-name="P29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66" draw:text-style-name="P49" draw:layer="layout" svg:width="8.89cm" svg:height="1.013cm" svg:x="7.974cm" svg:y="9.409cm">
          <text:p text:style-name="P29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67" draw:text-style-name="P49" draw:layer="layout" svg:width="8.89cm" svg:height="1.014cm" svg:x="7.974cm" svg:y="7.686cm">
          <text:p text:style-name="P29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presentation:notes draw:style-name="dp4">
          <draw:page-thumbnail draw:name="Rectangle 54" draw:style-name="gr4" draw:layer="layout" svg:width="13.546cm" svg:height="10.159cm" svg:x="3.387cm" svg:y="1.905cm" draw:page-number="20" presentation:class="page"/>
          <draw:frame draw:name="Rectangle 56" presentation:style-name="pr2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Rectangle 50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1" draw:text-style-name="P51" draw:layer="layout" svg:width="23.93cm" svg:height="13.145cm" svg:x="0.962cm" svg:y="4.027cm">
          <draw:text-box>
            <text:p><text:span text:style-name="T62">#include "csapp.h"</text:span></text:p>
            <text:p><text:span text:style-name="T79"/></text:p>
            <text:p><text:span text:style-name="T64">typedef struct</text:span><text:span text:style-name="T65"> { </text:span><text:span text:style-name="T66">/* Represents a pool of connected descriptors */</text:span></text:p>
            <text:p><text:span text:style-name="T65"><text:s text:c="4"/></text:span><text:span text:style-name="T67">int</text:span><text:span text:style-name="T65"> maxfd; <text:s text:c="7"/></text:span><text:span text:style-name="T66">/* Largest descriptor in all_socks_set */</text:span><text:span text:style-name="T65"> <text:s text:c="2"/></text:span></text:p>
            <text:p><text:span text:style-name="T65"><text:s text:c="4"/></text:span><text:span text:style-name="T65">fd_set all_socks_set; <text:s/></text:span><text:span text:style-name="T66">/* Set of all active descriptors */</text:span></text:p>
            <text:p><text:span text:style-name="T65"><text:s text:c="4"/></text:span><text:span text:style-name="T65">fd_set ready_set; </text:span><text:span text:style-name="T66">/* Subset of descriptors ready for reading <text:s/>*/</text:span></text:p>
            <text:p><text:span text:style-name="T65"><text:s text:c="4"/></text:span><text:span text:style-name="T67">int</text:span><text:span text:style-name="T65"> nready; <text:s text:c="6"/></text:span><text:span text:style-name="T66">/* Number of ready descriptors from select */</text:span><text:span text:style-name="T65"> <text:s/></text:span></text:p>
            <text:p><text:span text:style-name="T65"><text:s text:c="4"/></text:span><text:span text:style-name="T67">int</text:span><text:span text:style-name="T65"> maxi; <text:s text:c="8"/></text:span><text:span text:style-name="T66">/* Highwater index into client array */</text:span></text:p>
            <text:p><text:span text:style-name="T65"><text:s text:c="4"/></text:span><text:span text:style-name="T67">int</text:span><text:span text:style-name="T65"> clientfd[FD_SETSIZE]; <text:s text:c="3"/></text:span><text:span text:style-name="T66">/* Set of active descriptors */</text:span></text:p>
            <text:p><text:span text:style-name="T65"><text:s text:c="4"/></text:span><text:span text:style-name="T65">rio_t clientrio[FD_SETSIZE]; </text:span><text:span text:style-name="T66">/* Set of active read buffers */</text:span></text:p>
            <text:p><text:span text:style-name="T65">} pool;</text:span></text:p>
            <text:p><text:span text:style-name="T79"/></text:p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;</text:span></text:p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;</text:span></text:p>
            <text:p><text:span text:style-name="T67">void</text:span><text:span text:style-name="T65"> </text:span><text:span text:style-name="T68">check_clients</text:span><text:span text:style-name="T65">(pool *p);</text:span></text:p>
            <text:p><text:span text:style-name="T79"/></text:p>
            <text:p><text:span text:style-name="T67">int</text:span><text:span text:style-name="T65"> byte_cnt = </text:span><text:span text:style-name="T67">0</text:span><text:span text:style-name="T65">; </text:span><text:span text:style-name="T66">/* Counts total bytes received by server */</text:span></text:p>
          </draw:text-box>
        </draw:frame>
        <presentation:notes draw:style-name="dp4">
          <draw:page-thumbnail draw:name="Rectangle 79" draw:style-name="gr4" draw:layer="layout" svg:width="13.546cm" svg:height="10.159cm" svg:x="3.387cm" svg:y="1.905cm" draw:page-number="21" presentation:class="page"/>
          <draw:frame draw:name="Rectangle 80" presentation:style-name="pr2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49" draw:layer="layout" svg:width="8.89cm" svg:height="1.014cm" svg:x="7.974cm" svg:y="5.986cm">
          <text:p text:style-name="P29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2.374cm" svg:y="11.67cm">
          <text:p text:style-name="P29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76" draw:text-style-name="P50" draw:layer="layout" svg:width="8.89cm" svg:height="1.013cm" svg:x="2.374cm" svg:y="13.428cm">
          <text:p text:style-name="P4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2.374cm" svg:y="15.086cm">
          <text:p text:style-name="P29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13.174cm" svg:y="11.67cm">
          <text:p text:style-name="P29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78" draw:text-style-name="P50" draw:layer="layout" svg:width="8.89cm" svg:height="1.013cm" svg:x="13.174cm" svg:y="13.328cm">
          <text:p text:style-name="P4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13.174cm" svg:y="15.086cm">
          <text:p text:style-name="P29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49" draw:layer="layout" svg:width="8.89cm" svg:height="1.013cm" svg:x="7.974cm" svg:y="9.409cm">
          <text:p text:style-name="P29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7.686cm">
          <text:p text:style-name="P29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79" draw:text-style-name="P52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55" draw:style-name="gr4" draw:layer="layout" svg:width="13.546cm" svg:height="10.159cm" svg:x="3.387cm" svg:y="1.905cm" draw:page-number="22" presentation:class="page"/>
          <draw:frame draw:name="Rectangle 156" presentation:style-name="pr2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Rectangle 8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45" draw:layer="layout" svg:width="25.4cm" svg:height="22.759cm" svg:x="0cm" svg:y="3.2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80" draw:text-style-name="P54" draw:layer="layout" svg:width="24.738cm" svg:height="8.798cm" svg:x="0.254cm" svg:y="9.398cm">
          <text:p text:style-name="P53"><text:span text:style-name="T80">IGNORE FOR NOW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82" draw:style-name="gr4" draw:layer="layout" svg:width="13.546cm" svg:height="10.159cm" svg:x="3.387cm" svg:y="1.905cm" draw:page-number="23" presentation:class="page"/>
          <draw:frame draw:name="Rectangle 83" presentation:style-name="pr2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custom-shape draw:style-name="gr81" draw:text-style-name="P56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83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84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81" draw:text-style-name="P60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57" draw:style-name="gr4" draw:layer="layout" svg:width="13.546cm" svg:height="10.159cm" svg:x="3.387cm" svg:y="1.905cm" draw:page-number="24" presentation:class="page"/>
          <draw:frame draw:name="Rectangle 181" presentation:style-name="pr2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Rectangle 215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51" draw:layer="layout" svg:width="25.4cm" svg:height="22.759cm" svg:x="0cm" svg:y="3.2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85" draw:text-style-name="P62" draw:layer="layout" svg:width="24.738cm" svg:height="8.036cm" svg:x="0.254cm" svg:y="10.16cm">
          <text:p text:style-name="P61"><text:span text:style-name="T80">KEEP IGNORING ME</text:span></text:p>
          <draw:enhanced-geometry svg:viewBox="0 0 21600 21600" draw:type="rectangle" draw:enhanced-path="M 0 0 L 21600 0 21600 21600 0 21600 0 0 Z N"/>
        </draw:custom-shape>
        <draw:custom-shape draw:style-name="gr86" draw:text-style-name="P62" draw:layer="layout" svg:width="24.738cm" svg:height="6.268cm" svg:x="0.254cm" svg:y="3.228cm">
          <text:p text:style-name="P61"><text:span text:style-name="T80">ALREADY COVERED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16" draw:style-name="gr4" draw:layer="layout" svg:width="13.546cm" svg:height="10.159cm" svg:x="3.387cm" svg:y="1.905cm" draw:page-number="25" presentation:class="page"/>
          <draw:frame draw:name="Rectangle 217" presentation:style-name="pr2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frame draw:name="Rectangle 84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3" draw:text-style-name="P47" draw:layer="layout" svg:width="22.352cm" svg:height="10.569cm" svg:x="2.54cm" svg:y="5.334cm">
          <draw:text-box>
            <text:p><text:span text:style-name="T67">void</text:span><text:span text:style-name="T65"> </text:span><text:span text:style-name="T68">init_pool</text:span><text:span text:style-name="T65">(</text:span><text:span text:style-name="T67">int</text:span><text:span text:style-name="T65"> listenfd, pool *p) {</text:span></text:p>
            <text:p><text:span text:style-name="T65"><text:s text:c="4"/></text:span><text:span text:style-name="T66">/* Initially, there are no connected descriptors */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maxi = </text:span><text:span text:style-name="T67">-1</text:span><text:span text:style-name="T65">;</text:span></text:p>
            <text:p><text:span text:style-name="T65"><text:s text:c="4"/></text:span><text:span text:style-name="T64">for</text:span><text:span text:style-name="T65"> (i=</text:span><text:span text:style-name="T67">0</text:span><text:span text:style-name="T65">; i&lt; FD_SETSIZE; i++) <text:s/></text:span></text:p>
            <text:p><text:span text:style-name="T65"><text:s text:c="4"/></text:span><text:span text:style-name="T65"><text:tab/></text:span><text:span text:style-name="T65">p-&gt;clientfd[i] = </text:span><text:span text:style-name="T67">-1</text:span><text:span text:style-name="T65">;</text:span></text:p>
            <text:p><text:span text:style-name="T81"/></text:p>
            <text:p><text:span text:style-name="T65"><text:s text:c="4"/></text:span><text:span text:style-name="T66">/* Initially, listenfd is only member of select read set */</text:span></text:p>
            <text:p><text:span text:style-name="T65"><text:s text:c="4"/></text:span><text:span text:style-name="T65">p-&gt;maxfd = listenfd;</text:span></text:p>
            <text:p><text:span text:style-name="T65"><text:s text:c="4"/></text:span><text:span text:style-name="T65">FD_ZERO(&amp;p-&gt;all_socks_set);</text:span></text:p>
            <text:p><text:span text:style-name="T65"><text:s text:c="4"/></text:span><text:span text:style-name="T65">FD_SET(listenfd, &amp;p-&gt;all_socks_set);</text:span></text:p>
            <text:p><text:span text:style-name="T65">}</text:span></text:p>
          </draw:text-box>
        </draw:frame>
        <presentation:notes draw:style-name="dp4">
          <draw:page-thumbnail draw:name="Rectangle 85" draw:style-name="gr4" draw:layer="layout" svg:width="13.546cm" svg:height="10.159cm" svg:x="3.387cm" svg:y="1.905cm" draw:page-number="26" presentation:class="page"/>
          <draw:frame draw:name="Rectangle 86" presentation:style-name="pr2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87" draw:text-style-name="P63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88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0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2" draw:style-name="gr4" draw:layer="layout" svg:width="13.546cm" svg:height="10.159cm" svg:x="3.387cm" svg:y="1.905cm" draw:page-number="27" presentation:class="page"/>
          <draw:frame draw:name="Rectangle 183" presentation:style-name="pr2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Rectangle 186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2" draw:text-style-name="P51" draw:layer="layout" svg:width="25.4cm" svg:height="22.759cm" svg:x="0cm" svg:y="3.528cm">
          <draw:text-box>
            <text:p><text:span text:style-name="T69">int</text:span><text:span text:style-name="T70"> </text:span><text:span text:style-name="T71">main</text:span><text:span text:style-name="T70">(</text:span><text:span text:style-name="T69">int</text:span><text:span text:style-name="T70"> argc, </text:span><text:span text:style-name="T69">char **</text:span><text:span text:style-name="T70">argv){</text:span></text:p>
            <text:p><text:span text:style-name="T70"><text:s text:c="4"/></text:span><text:span text:style-name="T69">int</text:span><text:span text:style-name="T70"> listenfd, connfd;</text:span></text:p>
            <text:p><text:span text:style-name="T70"><text:s text:c="4"/></text:span><text:span text:style-name="T70">socklen_t clientlen;</text:span></text:p>
            <text:p><text:span text:style-name="T70"><text:s text:c="4"/></text:span><text:span text:style-name="T72">struct</text:span><text:span text:style-name="T70"> </text:span><text:span text:style-name="T71">sockaddr_storage clientaddr</text:span><text:span text:style-name="T70">;</text:span></text:p>
            <text:p><text:span text:style-name="T70"><text:s text:c="4"/></text:span><text:span text:style-name="T72">static</text:span><text:span text:style-name="T70"> pool pool; </text:span></text:p>
            <text:p><text:span text:style-name="T70"><text:s text:c="4"/></text:span><text:span text:style-name="T70">if (argc != </text:span><text:span text:style-name="T69">2</text:span><text:span text:style-name="T70">) {</text:span></text:p>
            <text:p><text:span text:style-name="T70"><text:s text:c="8"/></text:span><text:span text:style-name="T70">fprintf(stderr, </text:span><text:span text:style-name="T73">"usage: %s &lt;port&gt;\n"</text:span><text:span text:style-name="T70">, argv[</text:span><text:span text:style-name="T69">0</text:span><text:span text:style-name="T70">]);</text:span></text:p>
            <text:p><text:span text:style-name="T70"><text:s text:c="8"/></text:span><text:span text:style-name="T70">exit(</text:span><text:span text:style-name="T69">0</text:span><text:span text:style-name="T70">);</text:span></text:p>
            <text:p><text:span text:style-name="T70"><text:s text:c="4"/></text:span><text:span text:style-name="T70">}</text:span></text:p>
            <text:p><text:span text:style-name="T70"><text:s text:c="4"/></text:span><text:span text:style-name="T70">listenfd = Open_listenfd(argv[1]);</text:span></text:p>
            <text:p><text:span text:style-name="T70"><text:s text:c="4"/></text:span><text:span text:style-name="T70">init_pool(listenfd, &amp;pool);</text:span></text:p>
            <text:p><text:span text:style-name="T70"><text:s text:c="4"/></text:span><text:span text:style-name="T72">while</text:span><text:span text:style-name="T70"> (</text:span><text:span text:style-name="T69">1</text:span><text:span text:style-name="T70">) {</text:span></text:p>
            <text:p><text:span text:style-name="T70"><text:s text:c="8"/></text:span><text:span text:style-name="T73">/* Wait for listening/connected descriptor(s) to be ready */</text:span></text:p>
            <text:p><text:span text:style-name="T70"><text:s text:c="8"/></text:span><text:span text:style-name="T70">pool.ready_set = pool.all_socks_set;</text:span></text:p>
            <text:p><text:span text:style-name="T70"><text:s text:c="8"/></text:span><text:span text:style-name="T70">pool.nready = Select(pool.maxfd+1, &amp;pool.ready_set, </text:span><text:span text:style-name="T71">NULL</text:span><text:span text:style-name="T70">, </text:span><text:span text:style-name="T71">NULL</text:span><text:span text:style-name="T70">, </text:span><text:span text:style-name="T71">NULL</text:span><text:span text:style-name="T70">);</text:span></text:p>
            <text:p><text:span text:style-name="T70"><text:s text:c="8"/></text:span><text:span text:style-name="T73">/* If listening descriptor ready, add new client to pool */</text:span></text:p>
            <text:p><text:span text:style-name="T70"><text:s text:c="8"/></text:span><text:span text:style-name="T72">if</text:span><text:span text:style-name="T70"> (FD_ISSET(listenfd, &amp;pool.ready_set)) {</text:span></text:p>
            <text:p><text:span text:style-name="T70"><text:s text:c="12"/></text:span><text:span text:style-name="T70">clientlen = </text:span><text:span text:style-name="T72">sizeof</text:span><text:span text:style-name="T70">(</text:span><text:span text:style-name="T72">struct</text:span><text:span text:style-name="T70"> </text:span><text:span text:style-name="T71">sockaddr_storage</text:span><text:span text:style-name="T70">);</text:span></text:p>
            <text:p><text:span text:style-name="T70"><text:s text:c="12"/></text:span><text:span text:style-name="T70">connfd = Accept(listenfd, (SA *)&amp;clientaddr, &amp;clientlen);</text:span></text:p>
            <text:p><text:span text:style-name="T70"><text:s text:c="12"/></text:span><text:span text:style-name="T70">add_client(connfd, &amp;pool);</text:span></text:p>
            <text:p><text:span text:style-name="T70"><text:s text:c="8"/></text:span><text:span text:style-name="T70">}</text:span></text:p>
            <text:p text:style-name="P46"><text:span text:style-name="T74"><text:s text:c="8"/></text:span><text:span text:style-name="T74">check_clients(&amp;pool); </text:span><text:span text:style-name="T73">/* Echo line from each ready descriptor */</text:span></text:p>
            <text:p><text:span text:style-name="T70"><text:s text:c="4"/></text:span><text:span text:style-name="T70">}</text:span></text:p>
            <text:p><text:span text:style-name="T70">}</text:span></text:p>
          </draw:text-box>
        </draw:frame>
        <draw:custom-shape draw:style-name="gr91" draw:text-style-name="P62" draw:layer="layout" svg:width="23.368cm" svg:height="6.35cm" svg:x="1.524cm" svg:y="4.118cm">
          <text:p text:style-name="P61"><text:span text:style-name="T80">NOT RELEVANT HERE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7" draw:style-name="gr4" draw:layer="layout" svg:width="13.546cm" svg:height="10.159cm" svg:x="3.387cm" svg:y="1.905cm" draw:page-number="28" presentation:class="page"/>
          <draw:frame draw:name="Rectangle 188" presentation:style-name="pr2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4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4" draw:style-name="gr4" draw:layer="layout" svg:width="13.546cm" svg:height="10.159cm" svg:x="3.387cm" svg:y="1.905cm" draw:page-number="29" presentation:class="page"/>
          <draw:frame draw:name="Rectangle 185" presentation:style-name="pr2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Rectangle 88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4" draw:text-style-name="P45" draw:layer="layout" svg:width="23.876cm" svg:height="15.049cm" svg:x="1.8cm" svg:y="3.277cm">
          <draw:text-box>
            <text:p><text:span text:style-name="T67">void</text:span><text:span text:style-name="T65"> </text:span><text:span text:style-name="T68">add_client</text:span><text:span text:style-name="T65">(</text:span><text:span text:style-name="T67">int</text:span><text:span text:style-name="T65"> connfd, pool *p) {</text:span></text:p>
            <text:p><text:span text:style-name="T65"><text:s text:c="4"/></text:span><text:span text:style-name="T67">int</text:span><text:span text:style-name="T65"> i;</text:span></text:p>
            <text:p><text:span text:style-name="T65"><text:s text:c="4"/></text:span><text:span text:style-name="T65">p-&gt;nready--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i &lt; FD_SETSIZE; i++) <text:s/></text:span><text:span text:style-name="T66">/* Find an available slot */</text:span></text:p>
            <text:p><text:span text:style-name="T65"><text:s text:c="4"/></text:span><text:span text:style-name="T65"><text:tab/></text:span><text:span text:style-name="T64">if</text:span><text:span text:style-name="T65"> (p-&gt;clientfd[i] &lt; </text:span><text:span text:style-name="T67">0</text:span><text:span text:style-name="T65">) { </text:span></text:p>
            <text:p><text:span text:style-name="T65"><text:s text:c="8"/></text:span><text:span text:style-name="T65"><text:tab/></text:span><text:span text:style-name="T66">/* Add connected descriptor to the pool */</text:span></text:p>
            <text:p><text:span text:style-name="T65"><text:s text:c="8"/></text:span><text:span text:style-name="T65"><text:tab/></text:span><text:span text:style-name="T65">p-&gt;clientfd[i] = connfd;</text:span></text:p>
            <text:p><text:span text:style-name="T65"><text:s text:c="8"/></text:span><text:span text:style-name="T65"><text:tab/></text:span><text:span text:style-name="T65">Rio_readinitb(&amp;p-&gt;clientrio[i], connfd);</text:span></text:p>
            <text:p><text:span text:style-name="T63"/></text:p>
            <text:p><text:span text:style-name="T65"><text:tab/></text:span><text:span text:style-name="T65"> <text:s text:c="7"/></text:span><text:span text:style-name="T66">/* Add the descriptor to descriptor set */</text:span></text:p>
            <text:p><text:span text:style-name="T65"><text:s text:c="3"/></text:span><text:span text:style-name="T65"><text:tab/></text:span><text:span text:style-name="T65"><text:tab/></text:span><text:span text:style-name="T65"> <text:s text:c="4"/></text:span><text:span text:style-name="T65">FD_SET(connfd, &amp;p-&gt;all_socks_set);</text:span></text:p>
            <text:p><text:span text:style-name="T63"/></text:p>
            <text:p><text:span text:style-name="T65"><text:s text:c="8"/></text:span><text:span text:style-name="T65"><text:tab/></text:span><text:span text:style-name="T66">/* Update max descriptor and pool highwater mark */</text:span></text:p>
            <text:p><text:span text:style-name="T65"><text:s text:c="8"/></text:span><text:span text:style-name="T65"><text:tab/></text:span><text:span text:style-name="T64">if</text:span><text:span text:style-name="T65"> (connfd &gt; p-&gt;maxfd)</text:span></text:p>
            <text:p><text:span text:style-name="T65"><text:s text:c="8"/></text:span><text:span text:style-name="T65"><text:tab/></text:span><text:span text:style-name="T65"><text:tab/></text:span><text:span text:style-name="T65">p-&gt;maxfd = connfd;</text:span></text:p>
            <text:p><text:span text:style-name="T65"><text:s text:c="8"/></text:span><text:span text:style-name="T65"><text:tab/></text:span><text:span text:style-name="T64">if</text:span><text:span text:style-name="T65"> (i &gt; p-&gt;maxi)</text:span></text:p>
            <text:p><text:span text:style-name="T65"><text:s text:c="8"/></text:span><text:span text:style-name="T65"><text:tab/></text:span><text:span text:style-name="T65"><text:tab/></text:span><text:span text:style-name="T65">p-&gt;maxi = i;</text:span></text:p>
            <text:p><text:span text:style-name="T65"><text:s text:c="8"/></text:span><text:span text:style-name="T65"><text:tab/></text:span><text:span text:style-name="T64">break</text:span><text:span text:style-name="T65">;</text:span></text:p>
            <text:p><text:span text:style-name="T65"><text:s text:c="4"/></text:span><text:span text:style-name="T65"><text:tab/></text:span><text:span text:style-name="T65">}</text:span></text:p>
            <text:p><text:span text:style-name="T65"><text:s text:c="4"/></text:span><text:span text:style-name="T64">if</text:span><text:span text:style-name="T65"> (i == FD_SETSIZE) </text:span><text:span text:style-name="T66">/* Couldn't find an empty slot */</text:span></text:p>
            <text:p><text:span text:style-name="T65"><text:s text:c="4"/></text:span><text:span text:style-name="T65"><text:tab/></text:span><text:span text:style-name="T65">app_error(</text:span><text:span text:style-name="T75">"add_client error: Too many clients"</text:span><text:span text:style-name="T65">);</text:span></text:p>
            <text:p><text:span text:style-name="T65">}</text:span></text:p>
          </draw:text-box>
        </draw:frame>
        <presentation:notes draw:style-name="dp4">
          <draw:page-thumbnail draw:name="Rectangle 89" draw:style-name="gr4" draw:layer="layout" svg:width="13.546cm" svg:height="10.159cm" svg:x="3.387cm" svg:y="1.905cm" draw:page-number="30" presentation:class="page"/>
          <draw:frame draw:name="Rectangle 90" presentation:style-name="pr3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custom-shape draw:style-name="gr75" draw:text-style-name="P57" draw:layer="layout" svg:width="8.89cm" svg:height="1.014cm" svg:x="7.974cm" svg:y="5.986cm">
          <text:p text:style-name="P55"><text:span text:style-name="T77">Add LS to FD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2.374cm" svg:y="11.67cm">
          <text:p text:style-name="P55"><text:span text:style-name="T7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95" draw:text-style-name="P59" draw:layer="layout" svg:width="8.89cm" svg:height="1.013cm" svg:x="2.374cm" svg:y="13.428cm">
          <text:p text:style-name="P58"><text:span text:style-name="T77">Initialise Connection Socket (CS</text:span><text:span text:style-name="T78">n</text:span><text:span text:style-name="T77">)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2.374cm" svg:y="15.086cm">
          <text:p text:style-name="P55"><text:span text:style-name="T76">Add </text:span><text:span text:style-name="T77">C</text:span><text:span text:style-name="T78">Sn </text:span><text:span text:style-name="T77">to FD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8.89cm" svg:height="1.014cm" svg:x="13.174cm" svg:y="11.67cm">
          <text:p text:style-name="P55"><text:span text:style-name="T77">New Message from CSx</text:span></text:p>
          <draw:enhanced-geometry svg:viewBox="0 0 21600 21600" draw:type="rectangle" draw:enhanced-path="M 0 0 L 21600 0 21600 21600 0 21600 0 0 Z N"/>
        </draw:custom-shape>
        <draw:custom-shape draw:style-name="gr96" draw:text-style-name="P63" draw:layer="layout" svg:width="8.89cm" svg:height="1.013cm" svg:x="13.174cm" svg:y="13.328cm">
          <text:p text:style-name="P58"><text:span text:style-name="T77">Read single line from CS</text:span><text:span text:style-name="T78">x</text:span></text:p>
          <draw:enhanced-geometry svg:viewBox="0 0 21600 21600" draw:type="rectangle" draw:enhanced-path="M 0 0 L 21600 0 21600 21600 0 21600 0 0 Z N"/>
        </draw:custom-shape>
        <draw:custom-shape draw:style-name="gr89" draw:text-style-name="P56" draw:layer="layout" svg:width="8.89cm" svg:height="1.013cm" svg:x="13.174cm" svg:y="15.086cm">
          <text:p text:style-name="P55"><text:span text:style-name="T77">Remove CSx if done</text:span></text:p>
          <draw:enhanced-geometry svg:viewBox="0 0 21600 21600" draw:type="rectangle" draw:enhanced-path="M 0 0 L 21600 0 21600 21600 0 21600 0 0 Z N"/>
        </draw:custom-shape>
        <draw:custom-shape draw:style-name="gr77" draw:text-style-name="P57" draw:layer="layout" svg:width="8.89cm" svg:height="1.013cm" svg:x="7.974cm" svg:y="9.409cm">
          <text:p text:style-name="P55"><text:span text:style-name="T7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75" draw:text-style-name="P57" draw:layer="layout" svg:width="8.89cm" svg:height="1.014cm" svg:x="7.974cm" svg:y="7.686cm">
          <text:p text:style-name="P55"><text:span text:style-name="T77">Select Ready Sockets in LS</text:span></text:p>
          <draw:enhanced-geometry svg:viewBox="0 0 21600 21600" draw:type="rectangle" draw:enhanced-path="M 0 0 L 21600 0 21600 21600 0 21600 0 0 Z N"/>
        </draw:custom-shape>
        <draw:line draw:style-name="gr70" draw:text-style-name="P26" draw:layer="layout" svg:x1="12.192cm" svg:y1="3.623cm" svg:x2="12.192cm" svg:y2="4.298cm">
          <text:p/>
        </draw:line>
        <draw:line draw:style-name="gr70" draw:text-style-name="P26" draw:layer="layout" svg:x1="12.192cm" svg:y1="5.323cm" svg:x2="12.192cm" svg:y2="5.998cm">
          <text:p/>
        </draw:line>
        <draw:line draw:style-name="gr70" draw:text-style-name="P26" draw:layer="layout" svg:x1="12.192cm" svg:y1="7.023cm" svg:x2="12.192cm" svg:y2="7.698cm">
          <text:p/>
        </draw:line>
        <draw:line draw:style-name="gr70" draw:text-style-name="P26" draw:layer="layout" svg:x1="12.192cm" svg:y1="8.723cm" svg:x2="12.192cm" svg:y2="9.398cm">
          <text:p/>
        </draw:line>
        <draw:line draw:style-name="gr70" draw:text-style-name="P26" draw:layer="layout" svg:x1="6.692cm" svg:y1="12.723cm" svg:x2="6.692cm" svg:y2="13.398cm">
          <text:p/>
        </draw:line>
        <draw:line draw:style-name="gr70" draw:text-style-name="P26" draw:layer="layout" svg:x1="6.692cm" svg:y1="14.423cm" svg:x2="6.692cm" svg:y2="15.098cm">
          <text:p/>
        </draw:line>
        <draw:line draw:style-name="gr70" draw:text-style-name="P26" draw:layer="layout" svg:x1="17.692cm" svg:y1="12.723cm" svg:x2="17.692cm" svg:y2="13.398cm">
          <text:p/>
        </draw:line>
        <draw:line draw:style-name="gr70" draw:text-style-name="P26" draw:layer="layout" svg:x1="17.692cm" svg:y1="14.423cm" svg:x2="17.692cm" svg:y2="15.098cm">
          <text:p/>
        </draw:line>
        <draw:line draw:style-name="gr71" draw:text-style-name="P26" draw:layer="layout" svg:x1="6.604cm" svg:y1="10.976cm" svg:x2="17.78cm" svg:y2="10.976cm">
          <text:p/>
        </draw:line>
        <draw:line draw:style-name="gr72" draw:text-style-name="P26" draw:layer="layout" svg:x1="6.604cm" svg:y1="10.976cm" svg:x2="6.604cm" svg:y2="11.67cm">
          <text:p/>
        </draw:line>
        <draw:line draw:style-name="gr73" draw:text-style-name="P26" draw:layer="layout" svg:x1="17.78cm" svg:y1="10.976cm" svg:x2="17.78cm" svg:y2="11.67cm">
          <text:p/>
        </draw:line>
        <draw:line draw:style-name="gr71" draw:text-style-name="P26" draw:layer="layout" svg:x1="12.192cm" svg:y1="10.976cm" svg:x2="12.192cm" svg:y2="10.468cm">
          <text:p/>
        </draw:line>
        <draw:line draw:style-name="gr71" draw:text-style-name="P26" draw:layer="layout" svg:x1="6.604cm" svg:y1="16.099cm" svg:x2="6.604cm" svg:y2="16.764cm">
          <text:p/>
        </draw:line>
        <draw:line draw:style-name="gr71" draw:text-style-name="P26" draw:layer="layout" svg:x1="6.604cm" svg:y1="16.764cm" svg:x2="23.368cm" svg:y2="16.764cm">
          <text:p/>
        </draw:line>
        <draw:line draw:style-name="gr71" draw:text-style-name="P26" draw:layer="layout" svg:x1="23.314cm" svg:y1="8.128cm" svg:x2="23.314cm" svg:y2="16.764cm">
          <text:p/>
        </draw:line>
        <draw:line draw:style-name="gr74" draw:text-style-name="P26" draw:layer="layout" svg:x1="23.314cm" svg:y1="8.128cm" svg:x2="16.864cm" svg:y2="8.128cm">
          <text:p/>
        </draw:line>
        <draw:line draw:style-name="gr71" draw:text-style-name="P26" draw:layer="layout" svg:x1="17.626cm" svg:y1="16.099cm" svg:x2="17.626cm" svg:y2="16.764cm">
          <text:p/>
        </draw:line>
        <draw:custom-shape draw:style-name="gr97" draw:text-style-name="P50" draw:layer="layout" svg:width="8.89cm" svg:height="1.013cm" svg:x="7.974cm" svg:y="2.61cm">
          <text:p text:style-name="P48"><text:span text:style-name="T76">Initialise </text:span><text:span text:style-name="T77">Listening Socket (LS)</text:span></text:p>
          <draw:enhanced-geometry svg:viewBox="0 0 21600 21600" draw:type="rectangle" draw:enhanced-path="M 0 0 L 21600 0 21600 21600 0 21600 0 0 Z N"/>
        </draw:custom-shape>
        <draw:custom-shape draw:style-name="gr75" draw:text-style-name="P49" draw:layer="layout" svg:width="8.89cm" svg:height="1.014cm" svg:x="7.974cm" svg:y="4.298cm">
          <text:p text:style-name="P29"><text:span text:style-name="T76">Initialise </text:span><text:span text:style-name="T77">File-Descriptor Set (FD)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89" draw:style-name="gr4" draw:layer="layout" svg:width="13.546cm" svg:height="10.159cm" svg:x="3.387cm" svg:y="1.905cm" draw:page-number="31" presentation:class="page"/>
          <draw:frame draw:name="Rectangle 190" presentation:style-name="pr3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Rectangle 91" presentation:style-name="pr2" draw:text-style-name="P7" draw:layer="layout" svg:width="21.576cm" svg:height="1.591cm" svg:x="1.058cm" svg:y="1.583cm" presentation:class="title" presentation:user-transformed="true">
          <draw:text-box>
            <text:p text:style-name="P6"><text:span text:style-name="T61">I/O Multiplexing example overview</text:span></text:p>
          </draw:text-box>
        </draw:frame>
        <draw:frame draw:style-name="gr65" draw:text-style-name="P45" draw:layer="layout" svg:width="25.4cm" svg:height="14.746cm" svg:x="0.2cm" svg:y="3.542cm">
          <draw:text-box>
            <text:p><text:span text:style-name="T67">void</text:span><text:span text:style-name="T65"> check_clients(pool *p) {</text:span></text:p>
            <text:p><text:span text:style-name="T65"><text:s text:c="4"/></text:span><text:span text:style-name="T67">int</text:span><text:span text:style-name="T65"> i, connfd, n;</text:span></text:p>
            <text:p><text:span text:style-name="T65"><text:s text:c="4"/></text:span><text:span text:style-name="T67">char</text:span><text:span text:style-name="T65"> buf[MAXLINE]; </text:span></text:p>
            <text:p><text:span text:style-name="T65"><text:s text:c="4"/></text:span><text:span text:style-name="T65">rio_t rio;</text:span></text:p>
            <text:p><text:span text:style-name="T65"><text:s text:c="4"/></text:span><text:span text:style-name="T64">for</text:span><text:span text:style-name="T65"> (i = </text:span><text:span text:style-name="T67">0</text:span><text:span text:style-name="T65">; (i &lt;= p-&gt;maxi) &amp;&amp; (p-&gt;nready &gt; </text:span><text:span text:style-name="T67">0</text:span><text:span text:style-name="T65">); i++) {</text:span></text:p>
            <text:p><text:span text:style-name="T65"><text:s text:c="8"/></text:span><text:span text:style-name="T65">connfd = p-&gt;clientfd[i];</text:span></text:p>
            <text:p><text:span text:style-name="T65"><text:s text:c="8"/></text:span><text:span text:style-name="T65">rio = p-&gt;clientrio[i];</text:span></text:p>
            <text:p><text:span text:style-name="T65"><text:s text:c="8"/></text:span><text:span text:style-name="T66">/* If the descriptor is ready, echo a text line from it */</text:span></text:p>
            <text:p><text:span text:style-name="T65"><text:s text:c="8"/></text:span><text:span text:style-name="T64">if</text:span><text:span text:style-name="T65"> ((connfd &gt; </text:span><text:span text:style-name="T67">0</text:span><text:span text:style-name="T65">) &amp;&amp; (FD_ISSET(connfd, &amp;p-&gt;ready_set))) { </text:span></text:p>
            <text:p><text:span text:style-name="T65"><text:s text:c="12"/></text:span><text:span text:style-name="T65">p-&gt;nready--;</text:span></text:p>
            <text:p><text:span text:style-name="T65"><text:s text:c="12"/></text:span><text:span text:style-name="T64">if</text:span><text:span text:style-name="T65"> ((n = Rio_readlineb(&amp;rio, buf, MAXLINE)) != </text:span><text:span text:style-name="T67">0</text:span><text:span text:style-name="T65">) {</text:span></text:p>
            <text:p><text:span text:style-name="T65"><text:s text:c="16"/></text:span><text:span text:style-name="T65">byte_cnt += n;</text:span></text:p>
            <text:p><text:span text:style-name="T65"><text:s text:c="16"/></text:span><text:span text:style-name="T65">printf(</text:span><text:span text:style-name="T75">"Server received %d (%d total) bytes on fd %d\n"</text:span><text:span text:style-name="T65">, </text:span></text:p>
            <text:p><text:span text:style-name="T65"><text:s text:c="16"/></text:span><text:span text:style-name="T65"><text:tab/></text:span><text:span text:style-name="T65">n, byte_cnt, connfd);</text:span></text:p>
            <text:p><text:span text:style-name="T65"><text:s text:c="16"/></text:span><text:span text:style-name="T65">Rio_writen(connfd, buf, n);</text:span></text:p>
            <text:p><text:span text:style-name="T65"><text:s text:c="12"/></text:span><text:span text:style-name="T65">}</text:span></text:p>
            <text:p><text:span text:style-name="T65"><text:s text:c="12"/></text:span><text:span text:style-name="T66">/* EOF detected, remove descriptor from pool */</text:span></text:p>
            <text:p><text:span text:style-name="T65"><text:s text:c="12"/></text:span><text:span text:style-name="T64">else</text:span><text:span text:style-name="T65"> { </text:span></text:p>
            <text:p><text:span text:style-name="T65"><text:s text:c="16"/></text:span><text:span text:style-name="T65">Close(connfd);</text:span></text:p>
            <text:p><text:span text:style-name="T65"><text:s text:c="16"/></text:span><text:span text:style-name="T65">FD_CLR(connfd, &amp;p-&gt;all_socks_set);</text:span></text:p>
            <text:p><text:span text:style-name="T65"><text:s text:c="16"/></text:span><text:span text:style-name="T65">p-&gt;clientfd[i] = </text:span><text:span text:style-name="T67">-1</text:span><text:span text:style-name="T65">;</text:span></text:p>
            <text:p><text:span text:style-name="T65"><text:s text:c="12"/></text:span><text:span text:style-name="T65">}}}}</text:span></text:p>
          </draw:text-box>
        </draw:frame>
        <presentation:notes draw:style-name="dp4">
          <draw:page-thumbnail draw:name="Rectangle 92" draw:style-name="gr4" draw:layer="layout" svg:width="13.546cm" svg:height="10.159cm" svg:x="3.387cm" svg:y="1.905cm" draw:page-number="32" presentation:class="page"/>
          <draw:frame draw:name="Rectangle 154" presentation:style-name="pr3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Event-based Servers" draw:style-name="dp1" draw:master-page-name="Title_20_and_20_Content" presentation:presentation-page-layout-name="AL2T11">
        <office:forms form:automatic-focus="false" form:apply-design-mode="false"/>
        <draw:frame draw:name="Rectangle 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s and Cons of Event-based Servers</text:span></text:p>
          </draw:text-box>
        </draw:frame>
        <draw:frame draw:name="Rectangle 64" presentation:style-name="pr3" draw:text-style-name="P9" draw:layer="layout" svg:width="23.075cm" svg:height="14.511cm" svg:x="0.807cm" svg:y="4.158cm" presentation:class="outline" presentation:user-transformed="true">
          <draw:text-box>
            <text:list text:style-name="L2">
              <text:list-item>
                <text:p text:style-name="P64"><text:span text:style-name="T7">+ One logical control flow and address </text:span><text:span text:style-name="T7">space.</text:span></text:p>
              </text:list-item>
              <text:list-item>
                <text:p text:style-name="P64"><text:span text:style-name="T7">+ Can single-step with a debugger.</text:span></text:p>
              </text:list-item>
              <text:list-item>
                <text:p text:style-name="P64"><text:span text:style-name="T7">+ No process or thread control overhead.</text:span></text:p>
              </text:list-item>
            </text:list>
            <text:list text:style-name="L5">
              <text:list-item>
                <text:list>
                  <text:list-item>
                    <text:p text:style-name="P65"><text:span text:style-name="T11">Design of choice for high-performance Web servers </text:span><text:span text:style-name="T11">and search engines. e.g., Node.js, nginx, Tornado</text:span></text:p>
                  </text:list-item>
                </text:list>
              </text:list-item>
            </text:list>
            <text:p text:style-name="P66"><text:span text:style-name="T11"/></text:p>
            <text:list text:style-name="L9">
              <text:list-item>
                <text:p text:style-name="P67"><text:span text:style-name="T82">–</text:span><text:span text:style-name="T7"> </text:span><text:span text:style-name="T7">Significantly more complex to code than </text:span><text:span text:style-name="T7">process- or thread-based designs.</text:span></text:p>
              </text:list-item>
              <text:list-item>
                <text:p text:style-name="P67"><text:span text:style-name="T82">–</text:span><text:span text:style-name="T7"> </text:span><text:span text:style-name="T7">Hard to provide fine-grained </text:span><text:span text:style-name="T7">concurrency</text:span></text:p>
              </text:list-item>
            </text:list>
            <text:list text:style-name="L5">
              <text:list-item>
                <text:list>
                  <text:list-item>
                    <text:p text:style-name="P68"><text:span text:style-name="T11">E.g., how to deal with partial HTTP request headers</text:span></text:p>
                  </text:list-item>
                </text:list>
              </text:list-item>
              <text:list-item>
                <text:p text:style-name="P69"><text:span text:style-name="T82">– </text:span><text:span text:style-name="T7">Cannot take advantage of multi-core</text:span></text:p>
                <text:list>
                  <text:list-item>
                    <text:p text:style-name="P68"><text:span text:style-name="T11">Single thread of control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65" draw:style-name="gr4" draw:layer="layout" svg:width="13.546cm" svg:height="10.159cm" svg:x="3.387cm" svg:y="1.905cm" draw:page-number="33" presentation:class="page"/>
          <draw:frame draw:name="Rectangle 66" presentation:style-name="pr3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: Approaches to Concurrency" draw:style-name="dp1" draw:master-page-name="Title_20_and_20_Content" presentation:presentation-page-layout-name="AL2T11">
        <office:forms form:automatic-focus="false" form:apply-design-mode="false"/>
        <draw:frame draw:name="Rectangle 130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Summary: Approaches to Concurrency</text:span></text:p>
          </draw:text-box>
        </draw:frame>
        <draw:frame draw:name="Rectangle 131" presentation:style-name="pr3" draw:text-style-name="P9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Process-based</text:span></text:p>
              </text:list-item>
            </text:list>
            <text:list text:style-name="L5">
              <text:list-item>
                <text:list>
                  <text:list-item>
                    <text:p text:style-name="P70"><text:span text:style-name="T11">Hard to share resources: Easy to avoid unintended </text:span><text:span text:style-name="T11">sharing</text:span></text:p>
                  </text:list-item>
                  <text:list-item>
                    <text:p text:style-name="P70"><text:span text:style-name="T11">High overhead in adding/removing clients</text:span></text:p>
                  </text:list-item>
                </text:list>
              </text:list-item>
              <text:list-item>
                <text:p text:style-name="P16"><text:span text:style-name="T19">Event-based</text:span></text:p>
                <text:list>
                  <text:list-item>
                    <text:p text:style-name="P70"><text:span text:style-name="T11">Tedious and low level</text:span></text:p>
                  </text:list-item>
                  <text:list-item>
                    <text:p text:style-name="P70"><text:span text:style-name="T11">Total control over scheduling</text:span></text:p>
                  </text:list-item>
                  <text:list-item>
                    <text:p text:style-name="P70"><text:span text:style-name="T11">Very low overhead</text:span></text:p>
                  </text:list-item>
                  <text:list-item>
                    <text:p text:style-name="P70"><text:span text:style-name="T11">Cannot create as fine grained a level of concurrency</text:span></text:p>
                  </text:list-item>
                  <text:list-item>
                    <text:p text:style-name="P70"><text:span text:style-name="T11">Does not make use of multi-core</text:span></text:p>
                  </text:list-item>
                </text:list>
              </text:list-item>
              <text:list-item>
                <text:p text:style-name="P16"><text:span text:style-name="T19">Thread-based</text:span></text:p>
                <text:list>
                  <text:list-item>
                    <text:p text:style-name="P70"><text:span text:style-name="T11">Easy to share resources: Perhaps too easy</text:span></text:p>
                  </text:list-item>
                  <text:list-item>
                    <text:p text:style-name="P70"><text:span text:style-name="T11">Medium overhead</text:span></text:p>
                  </text:list-item>
                  <text:list-item>
                    <text:p text:style-name="P70"><text:span text:style-name="T11">Not much control over scheduling policies</text:span></text:p>
                  </text:list-item>
                  <text:list-item>
                    <text:p text:style-name="P70"><text:span text:style-name="T11">Difficult to debu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1"><text:span text:style-name="T22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Rectangle 132" draw:style-name="gr4" draw:layer="layout" svg:width="13.546cm" svg:height="10.159cm" svg:x="3.387cm" svg:y="1.905cm" draw:page-number="34" presentation:class="page"/>
          <draw:frame draw:name="Rectangle 133" presentation:style-name="pr3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Content" presentation:presentation-page-layout-name="AL2T11">
        <office:forms form:automatic-focus="false" form:apply-design-mode="false"/>
        <presentation:notes draw:style-name="dp4">
          <draw:page-thumbnail draw:style-name="gr4" draw:layer="layout" svg:width="13.313cm" svg:height="9.985cm" svg:x="3.485cm" svg:y="2.023cm" draw:page-number="35" presentation:class="page"/>
          <draw:frame presentation:style-name="pr4" draw:text-style-name="P10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36" draw:style-name="dp1" draw:master-page-name="Title_20_and_20_Content" presentation:presentation-page-layout-name="AL2T11">
        <office:forms form:automatic-focus="false" form:apply-design-mode="false"/>
        <draw:frame draw:name="Rectangle 211" presentation:style-name="pr2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eadlock Avoidance</text:span></text:p>
          </draw:text-box>
        </draw:frame>
        <draw:frame draw:name="Rectangle 212" presentation:style-name="pr3" draw:text-style-name="P9" draw:layer="layout" svg:width="21.933cm" svg:height="15.239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Deadlock can occur any time we have a </text:span><text:span text:style-name="T19">blocking operation</text:span></text:p>
                <text:list>
                  <text:list-item>
                    <text:p text:style-name="P22"><text:span text:style-name="T14">Network communications</text:span></text:p>
                  </text:list-item>
                  <text:list-item>
                    <text:p text:style-name="P22"><text:span text:style-name="T14">Mutexes</text:span></text:p>
                  </text:list-item>
                </text:list>
                <text:p text:style-name="P16"><text:span text:style-name="T19"/></text:p>
              </text:list-item>
              <text:list-item>
                <text:p text:style-name="P16"><text:span text:style-name="T19">Often time can be hidden in testing by buffers</text:span></text:p>
                <text:p text:style-name="P16"><text:span text:style-name="T19"/></text:p>
              </text:list-item>
              <text:list-item>
                <text:p text:style-name="P16"><text:span text:style-name="T19">But if it CAN occur, we MUST assume it WILL</text:span></text:p>
                <text:p text:style-name="P16"><text:span text:style-name="T19"/></text:p>
              </text:list-item>
              <text:list-item>
                <text:p text:style-name="P16"><text:span text:style-name="T19">Today we will look again at avoiding it locally, </text:span><text:span text:style-name="T19">as well as across networks</text:span></text:p>
                <text:p text:style-name="P16"><text:span text:style-name="T19"/></text:p>
              </text:list-item>
            </text:list>
          </draw:text-box>
        </draw:frame>
        <presentation:notes draw:style-name="dp4">
          <draw:page-thumbnail draw:name="Rectangle 213" draw:style-name="gr4" draw:layer="layout" svg:width="13.546cm" svg:height="10.159cm" svg:x="3.387cm" svg:y="1.905cm" draw:page-number="36" presentation:class="page"/>
          <draw:frame draw:name="Rectangle 214" presentation:style-name="pr3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2" draw:text-style-name="P7" draw:layer="layout" svg:width="21.088cm" svg:height="2.116cm" svg:x="0.771cm" svg:y="1.188cm" presentation:class="title" presentation:user-transformed="true">
          <draw:text-box>
            <text:p text:style-name="P6"><text:span text:style-name="T6">One worry: Races</text:span></text:p>
          </draw:text-box>
        </draw:frame>
        <draw:frame draw:name="Rectangle 135" presentation:style-name="pr3" draw:text-style-name="P9" draw:layer="layout" svg:width="24.592cm" svg:height="14.511cm" svg:x="0.807cm" svg:y="2.752cm" presentation:class="outline" presentation:user-transformed="true">
          <draw:text-box>
            <text:list text:style-name="L2">
              <text:list-item>
                <text:p text:style-name="P11"><text:span text:style-name="T43">A </text:span><text:span text:style-name="T83">race</text:span><text:span text:style-name="T84"> </text:span><text:span text:style-name="T43">occurs when correctness of the program depends </text:span><text:span text:style-name="T43">on one thread reaching point x before another thread </text:span><text:span text:style-name="T43">reaches point y</text:span></text:p>
              </text:list-item>
            </text:list>
          </draw:text-box>
        </draw:frame>
        <draw:custom-shape draw:name="Rectangle 136" draw:style-name="gr98" draw:text-style-name="P42" draw:layer="layout" svg:width="15.583cm" svg:height="13.542cm" svg:x="1.979cm" svg:y="4.827cm">
          <text:p text:style-name="P38"><text:span text:style-name="T85">/* A threaded program with a race */</text:span></text:p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38"><text:span text:style-name="T90"><text:s text:c="4"/></text:span><text:span text:style-name="T91">int</text:span><text:span text:style-name="T90"> </text:span><text:span text:style-name="T92">i</text:span><text:span text:style-name="T90">;</text:span></text:p>
          <text:p text:style-name="P38"><text:span text:style-name="T90"/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87"><text:s text:c="8"/></text:span><text:span text:style-name="T87">Pthread_create(&amp;tid[i], </text:span><text:span text:style-name="T95">NULL</text:span><text:span text:style-name="T87">, thread, &amp;i); </text:span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93"><text:s text:c="8"/></text:span><text:span text:style-name="T93">Pthread_join(tid[i], </text:span><text:span text:style-name="T96">NULL</text:span><text:span text:style-name="T93">);</text:span></text:p>
          <text:p text:style-name="P38"><text:span text:style-name="T93"><text:s text:c="4"/></text:span><text:span text:style-name="T93">exit(0);</text:span></text:p>
          <text:p text:style-name="P38"><text:span text:style-name="T93">}</text:span></text:p>
          <text:p text:style-name="P38"><text:span text:style-name="T93"/></text:p>
          <text:p text:style-name="P38"><text:span text:style-name="T97">/* Thread routine */</text:span></text:p>
          <text:p text:style-name="P38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38"><text:span text:style-name="T93">{</text:span></text:p>
          <text:p text:style-name="P38"><text:span text:style-name="T87"><text:s text:c="4"/></text:span><text:span text:style-name="T86">int</text:span><text:span text:style-name="T87"> </text:span><text:span text:style-name="T89">myid</text:span><text:span text:style-name="T87"> = *((</text:span><text:span text:style-name="T86">int</text:span><text:span text:style-name="T87"> *)vargp); <text:s/></text:span></text:p>
          <text:p text:style-name="P38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38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38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99" draw:text-style-name="P39" draw:layer="layout" svg:width="2.666cm" svg:height="1.013cm" svg:x="16.213cm" svg:y="17.812cm">
          <text:p text:style-name="P38"><text:span text:style-name="T103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0" draw:text-style-name="P35" draw:layer="layout" svg:width="9.784cm" svg:height="2.283cm" svg:x="12.44cm" svg:y="6.41cm">
          <text:p text:style-name="P32"><text:span text:style-name="T7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101" draw:text-style-name="P41" draw:layer="layout" svg:width="7.619cm" svg:height="0.823cm" svg:x="4.786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4">
          <draw:page-thumbnail draw:name="Rectangle 137" draw:style-name="gr4" draw:layer="layout" svg:width="13.546cm" svg:height="10.159cm" svg:x="3.387cm" svg:y="1.905cm" draw:page-number="37" presentation:class="page"/>
          <draw:frame draw:name="Rectangle 138" presentation:style-name="pr3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2" draw:text-style-name="P7" draw:layer="layout" svg:width="23.349cm" svg:height="2.116cm" svg:x="0.992cm" svg:y="1.058cm" presentation:class="title" presentation:user-transformed="true">
          <draw:text-box>
            <text:p text:style-name="P6"><text:span text:style-name="T6">Race Illustration</text:span></text:p>
          </draw:text-box>
        </draw:frame>
        <draw:custom-shape draw:name="Text Box 70" draw:style-name="gr102" draw:text-style-name="P34" draw:layer="layout" svg:width="3.758cm" svg:height="1.099cm" svg:x="5.079cm" svg:y="5.967cm">
          <text:p text:style-name="P32"><text:span text:style-name="T104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103" draw:text-style-name="P72" draw:layer="layout" svg:width="4.444cm" svg:height="1.099cm" svg:x="16.51cm" svg:y="9.261cm">
          <text:p text:style-name="P32"><text:span text:style-name="T104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4" draw:text-style-name="P9" draw:layer="layout" svg:x1="6.905cm" svg:y1="7.489cm" svg:x2="6.958cm" svg:y2="14.016cm">
          <text:p/>
        </draw:line>
        <draw:line draw:name="Line 45" draw:style-name="gr104" draw:text-style-name="P9" draw:layer="layout" svg:x1="17.541cm" svg:y1="10.832cm" svg:x2="17.542cm" svg:y2="12.525cm">
          <text:p/>
        </draw:line>
        <draw:line draw:name="Line 46" draw:style-name="gr105" draw:text-style-name="P9" draw:layer="layout" svg:x1="6.905cm" svg:y1="8.548cm" svg:x2="17.541cm" svg:y2="10.832cm">
          <text:p/>
        </draw:line>
        <draw:custom-shape draw:name="Rectangle 140" draw:style-name="gr106" draw:text-style-name="P42" draw:layer="layout" svg:width="15.003cm" svg:height="1.605cm" svg:x="3.045cm" svg:y="3.491cm">
          <text:p text:style-name="P38"><text:span text:style-name="T93"><text:s/></text:span><text:span text:style-name="T94">for</text:span><text:span text:style-name="T93"> (i = 0; i &lt; N; i++)</text:span></text:p>
          <text:p text:style-name="P38"><text:span text:style-name="T87"><text:s text:c="5"/></text:span><text:span text:style-name="T87">Pthread_create(&amp;tid[i], </text:span><text:span text:style-name="T95">NULL</text:span><text:span text:style-name="T87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107" draw:text-style-name="P39" draw:layer="layout" svg:width="1.646cm" svg:height="1.098cm" svg:x="6.995cm" svg:y="7.454cm">
          <text:p text:style-name="P38"><text:span text:style-name="T104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108" draw:text-style-name="P39" draw:layer="layout" svg:width="6.358cm" svg:height="1.098cm" svg:x="17.38cm" svg:y="11.053cm">
          <text:p text:style-name="P38"><text:span text:style-name="T104"><text:s/></text:span><text:span text:style-name="T104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109" draw:text-style-name="P39" draw:layer="layout" svg:width="1.646cm" svg:height="1.098cm" svg:x="6.995cm" svg:y="11.264cm">
          <text:p text:style-name="P38"><text:span text:style-name="T104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7" draw:style-name="gr110" draw:text-style-name="P9" xml:id="id23" draw:id="id23" draw:layer="layout" svg:width="8.929cm" svg:height="0.052cm" svg:x="8.651cm" svg:y="11.634cm" svg:viewBox="0 0 8930 53" draw:points="0,53 8930,0">
          <text:p/>
        </draw:polyline>
        <draw:custom-shape draw:name="Text Box 93" draw:style-name="gr111" draw:text-style-name="P34" xml:id="id22" draw:id="id22" draw:layer="layout" svg:width="2.082cm" svg:height="1.098cm" svg:x="13.347cm" svg:y="11.688cm">
          <text:p text:style-name="P32"><text:span text:style-name="T105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presentation:style-name="pr5" draw:text-style-name="P9" draw:layer="layout" svg:width="21.933cm" svg:height="4.232cm" svg:x="1.102cm" svg:y="14.017cm" presentation:class="outline" presentation:user-transformed="true">
          <draw:text-box>
            <text:list text:style-name="L2">
              <text:list-item>
                <text:p xml:id="id24" text:id="id24" text:style-name="P11"><text:span text:style-name="T7">Race between increment of i in main thread and deref of vargp in peer thread:</text:span></text:p>
              </text:list-item>
            </text:list>
            <text:list text:style-name="L5">
              <text:list-item>
                <text:list>
                  <text:list-item>
                    <text:p xml:id="id25" text:id="id25" text:style-name="P21"><text:span text:style-name="T11">If deref happens while i = 0, then OK</text:span></text:p>
                  </text:list-item>
                  <text:list-item>
                    <text:p xml:id="id26" text:id="id26" text:style-name="P21"><text:span text:style-name="T11">Otherwise, peer thread gets wrong id value</text:span></text:p>
                  </text:list-item>
                </text:list>
              </text:list-item>
            </text:list>
            <text:p text:style-name="P22"><text:span text:style-name="T11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4">
          <draw:page-thumbnail draw:name="Rectangle 141" draw:style-name="gr4" draw:layer="layout" svg:width="13.546cm" svg:height="10.159cm" svg:x="3.387cm" svg:y="1.905cm" draw:page-number="38" presentation:class="page"/>
          <draw:frame draw:name="Rectangle 142" presentation:style-name="pr3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2" draw:text-style-name="P7" draw:layer="layout" svg:width="21.088cm" svg:height="2.116cm" svg:x="1.058cm" svg:y="0.635cm" presentation:class="title" presentation:user-transformed="true">
          <draw:text-box>
            <text:p text:style-name="P6"><text:span text:style-name="T6">Race Elimination</text:span></text:p>
          </draw:text-box>
        </draw:frame>
        <draw:custom-shape draw:name="Rectangle 150" draw:style-name="gr112" draw:text-style-name="P42" draw:layer="layout" svg:width="16.243cm" svg:height="16.25cm" svg:x="3.563cm" svg:y="2.622cm">
          <text:p text:style-name="P38"><text:span text:style-name="T85">/* Threaded program without the race */</text:span></text:p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89">tid</text:span><text:span text:style-name="T87">[N];</text:span></text:p>
          <text:p text:style-name="P38"><text:span text:style-name="T90"><text:s text:c="4"/></text:span><text:span text:style-name="T91">int</text:span><text:span text:style-name="T90"> </text:span><text:span text:style-name="T92">i</text:span><text:span text:style-name="T90">, *</text:span><text:span text:style-name="T92">ptr</text:span><text:span text:style-name="T90">;</text:span></text:p>
          <text:p text:style-name="P38"><text:span text:style-name="T90"/></text:p>
          <text:p text:style-name="P38"><text:span text:style-name="T93"><text:s text:c="4"/></text:span><text:span text:style-name="T94">for</text:span><text:span text:style-name="T93"> (i = 0; i &lt; N; i++) {</text:span></text:p>
          <text:p text:style-name="P38"><text:span text:style-name="T87"><text:s text:c="8"/></text:span><text:span text:style-name="T87">ptr = Malloc(</text:span><text:span text:style-name="T102">sizeof</text:span><text:span text:style-name="T87">(</text:span><text:span text:style-name="T86">int</text:span><text:span text:style-name="T87">)); <text:s text:c="19"/></text:span></text:p>
          <text:p text:style-name="P38"><text:span text:style-name="T87"><text:s text:c="8"/></text:span><text:span text:style-name="T87">*ptr = i; <text:s text:c="36"/></text:span></text:p>
          <text:p text:style-name="P38"><text:span text:style-name="T87"><text:s text:c="8"/></text:span><text:span text:style-name="T87">Pthread_create(&amp;tid[i], </text:span><text:span text:style-name="T95">NULL</text:span><text:span text:style-name="T87">, thread, ptr); <text:s text:c="2"/></text:span></text:p>
          <text:p text:style-name="P38"><text:span text:style-name="T106"><text:s text:c="4"/></text:span><text:span text:style-name="T106">}</text:span></text:p>
          <text:p text:style-name="P38"><text:span text:style-name="T93"><text:s text:c="4"/></text:span><text:span text:style-name="T94">for</text:span><text:span text:style-name="T93"> (i = 0; i &lt; N; i++)</text:span></text:p>
          <text:p text:style-name="P38"><text:span text:style-name="T93"><text:s text:c="8"/></text:span><text:span text:style-name="T93">Pthread_join(tid[i], </text:span><text:span text:style-name="T96">NULL</text:span><text:span text:style-name="T93">);</text:span></text:p>
          <text:p text:style-name="P38"><text:span text:style-name="T93"><text:s text:c="4"/></text:span><text:span text:style-name="T93">exit(0);</text:span></text:p>
          <text:p text:style-name="P38"><text:span text:style-name="T93">}</text:span></text:p>
          <text:p text:style-name="P38"><text:span text:style-name="T93"/></text:p>
          <text:p text:style-name="P38"><text:span text:style-name="T97">/* Thread routine */</text:span></text:p>
          <text:p text:style-name="P38"><text:span text:style-name="T98">void</text:span><text:span text:style-name="T93"> *</text:span><text:span text:style-name="T99">thread</text:span><text:span text:style-name="T93">(</text:span><text:span text:style-name="T98">void</text:span><text:span text:style-name="T93"> *</text:span><text:span text:style-name="T100">vargp</text:span><text:span text:style-name="T93">)</text:span></text:p>
          <text:p text:style-name="P38"><text:span text:style-name="T93">{</text:span></text:p>
          <text:p text:style-name="P38"><text:span text:style-name="T107"><text:s text:c="4"/></text:span><text:span text:style-name="T108">int</text:span><text:span text:style-name="T107"> </text:span><text:span text:style-name="T109">myid</text:span><text:span text:style-name="T107"> = *((</text:span><text:span text:style-name="T108">int</text:span><text:span text:style-name="T107"> *)vargp);</text:span></text:p>
          <text:p text:style-name="P38"><text:span text:style-name="T87"><text:s text:c="4"/></text:span><text:span text:style-name="T87">Free(vargp);</text:span></text:p>
          <text:p text:style-name="P38"><text:span text:style-name="T87"><text:s text:c="4"/></text:span><text:span text:style-name="T87">printf(</text:span><text:span text:style-name="T101">"Hello from thread %d\n"</text:span><text:span text:style-name="T87">, myid);</text:span></text:p>
          <text:p text:style-name="P38"><text:span text:style-name="T87"><text:s text:c="4"/></text:span><text:span text:style-name="T102">return</text:span><text:span text:style-name="T87"> </text:span><text:span text:style-name="T95">NULL</text:span><text:span text:style-name="T87">;</text:span></text:p>
          <text:p text:style-name="P38"><text:span text:style-name="T8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13" draw:text-style-name="P39" draw:layer="layout" svg:width="3.555cm" svg:height="1.013cm" svg:x="16.326cm" svg:y="18.024cm">
          <text:p text:style-name="P38"><text:span text:style-name="T103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51" presentation:style-name="pr38" draw:text-style-name="P73" draw:layer="layout" svg:width="11.852cm" svg:height="2.751cm" svg:x="12.488cm" svg:y="3.598cm" presentation:class="outline" presentation:user-transformed="true">
          <draw:text-box>
            <text:list text:style-name="L2">
              <text:list-item>
                <text:p text:style-name="P11"><text:span text:style-name="T7">Avoid unintended sharing of state</text:span></text:p>
              </text:list-item>
            </text:list>
          </draw:text-box>
        </draw:frame>
        <presentation:notes draw:style-name="dp4">
          <draw:page-thumbnail draw:name="Rectangle 152" draw:style-name="gr4" draw:layer="layout" svg:width="13.546cm" svg:height="10.159cm" svg:x="3.387cm" svg:y="1.905cm" draw:page-number="39" presentation:class="page"/>
          <draw:frame draw:name="Rectangle 153" presentation:style-name="pr3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2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1">Deadlocking With Semaphores</text:span></text:p>
          </draw:text-box>
        </draw:frame>
        <draw:custom-shape draw:name="Text Box 94" draw:style-name="gr114" draw:text-style-name="P42" draw:layer="layout" svg:width="16.556cm" svg:height="8.126cm" svg:x="1.86cm" svg:y="2.685cm"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110">tid</text:span><text:span text:style-name="T87">[2];</text:span></text:p>
          <text:p text:style-name="P38"><text:span text:style-name="T111"><text:s text:c="4"/></text:span><text:span text:style-name="T111">Sem_init(&amp;mutex[0], 0, 1); <text:s/></text:span><text:span text:style-name="T112">/* mutex[0] = 0 */</text:span></text:p>
          <text:p text:style-name="P38"><text:span text:style-name="T111"><text:s text:c="4"/></text:span><text:span text:style-name="T111">Sem_init(&amp;mutex[1], 0, 1); <text:s/></text:span><text:span text:style-name="T112">/* mutex[1] = 1 */</text:span></text:p>
          <text:p text:style-name="P38"><text:span text:style-name="T111"><text:s text:c="4"/></text:span><text:span text:style-name="T111">Pthread_create(&amp;tid[0], </text:span><text:span text:style-name="T113">NULL</text:span><text:span text:style-name="T111">, count, (</text:span><text:span text:style-name="T114">void</text:span><text:span text:style-name="T111">*) 0);</text:span></text:p>
          <text:p text:style-name="P38"><text:span text:style-name="T111"><text:s text:c="4"/></text:span><text:span text:style-name="T111">Pthread_create(&amp;tid[1], </text:span><text:span text:style-name="T113">NULL</text:span><text:span text:style-name="T111">, count, (</text:span><text:span text:style-name="T114">void</text:span><text:span text:style-name="T111">*) 1);</text:span></text:p>
          <text:p text:style-name="P38"><text:span text:style-name="T111"><text:s text:c="4"/></text:span><text:span text:style-name="T111">Pthread_join(tid[0], </text:span><text:span text:style-name="T113">NULL</text:span><text:span text:style-name="T111">);</text:span></text:p>
          <text:p text:style-name="P38"><text:span text:style-name="T111"><text:s text:c="4"/></text:span><text:span text:style-name="T111">Pthread_join(tid[1], </text:span><text:span text:style-name="T113">NULL</text:span><text:span text:style-name="T111">);</text:span></text:p>
          <text:p text:style-name="P38"><text:span text:style-name="T115"><text:s text:c="4"/></text:span><text:span text:style-name="T115">printf(</text:span><text:span text:style-name="T116">"cnt=%d\n"</text:span><text:span text:style-name="T115">, cnt);</text:span></text:p>
          <text:p text:style-name="P38"><text:span text:style-name="T115"><text:s text:c="4"/></text:span><text:span text:style-name="T115">exit(0);</text:span></text:p>
          <text:p text:style-name="P38"><text:span text:style-name="T1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15" draw:text-style-name="P42" draw:layer="layout" svg:width="12.166cm" svg:height="7.449cm" svg:x="1.735cm" svg:y="10.986cm">
          <text:p text:style-name="P38"><text:span text:style-name="T86">void</text:span><text:span text:style-name="T87"> *</text:span><text:span text:style-name="T88">count</text:span><text:span text:style-name="T87">(</text:span><text:span text:style-name="T86">void</text:span><text:span text:style-name="T87"> *</text:span><text:span text:style-name="T110">vargp</text:span><text:span text:style-name="T87">)</text:span></text:p>
          <text:p text:style-name="P38"><text:span text:style-name="T87">{</text:span></text:p>
          <text:p text:style-name="P38"><text:span text:style-name="T90"><text:s text:c="4"/></text:span><text:span text:style-name="T91">int</text:span><text:span text:style-name="T90"> </text:span><text:span text:style-name="T117">i</text:span><text:span text:style-name="T90">;</text:span></text:p>
          <text:p text:style-name="P38"><text:span text:style-name="T90"><text:s text:c="4"/></text:span><text:span text:style-name="T91">int</text:span><text:span text:style-name="T90"> </text:span><text:span text:style-name="T117">id</text:span><text:span text:style-name="T90"> = (</text:span><text:span text:style-name="T91">int</text:span><text:span text:style-name="T90">) vargp;</text:span></text:p>
          <text:p text:style-name="P38"><text:span text:style-name="T93"><text:s text:c="4"/></text:span><text:span text:style-name="T94">for</text:span><text:span text:style-name="T93"> (i = 0; i &lt; NITERS; i++) {</text:span></text:p>
          <text:p text:style-name="P38"><text:span text:style-name="T111"><text:tab/></text:span><text:span text:style-name="T111">P(&amp;mutex[id]); P(&amp;mutex[1-id]);</text:span></text:p>
          <text:p text:style-name="P38"><text:span text:style-name="T111"><text:tab/></text:span><text:span text:style-name="T111">cnt++;</text:span></text:p>
          <text:p text:style-name="P38"><text:span text:style-name="T111"><text:tab/></text:span><text:span text:style-name="T111">V(&amp;mutex[id]); V(&amp;mutex[1-id]);</text:span></text:p>
          <text:p text:style-name="P38"><text:span text:style-name="T111"><text:s text:c="4"/></text:span><text:span text:style-name="T111">}</text:span></text:p>
          <text:p text:style-name="P38"><text:span text:style-name="T111"><text:s text:c="4"/></text:span><text:span text:style-name="T118">return</text:span><text:span text:style-name="T111"> </text:span><text:span text:style-name="T113">NULL</text:span><text:span text:style-name="T111">;</text:span></text:p>
          <text:p text:style-name="P38"><text:span text:style-name="T1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116" draw:text-style-name="P74" draw:layer="layout" svg:width="3.133cm" svg:height="6.001cm" svg:x="16.256cm" svg:y="12.065cm">
          <text:p text:style-name="P38"><text:span text:style-name="T119">Tid[0]: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17" draw:text-style-name="P74" draw:layer="layout" svg:width="3.302cm" svg:height="6.001cm" svg:x="20.32cm" svg:y="12.065cm">
          <text:p text:style-name="P38"><text:span text:style-name="T119">Tid[1]: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60" draw:style-name="gr4" draw:layer="layout" svg:width="13.546cm" svg:height="10.159cm" svg:x="3.387cm" svg:y="1.905cm" draw:page-number="40" presentation:class="page"/>
          <draw:frame draw:name="Rectangle 161" presentation:style-name="pr4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nk_20_Slide_5f_">
        <office:forms form:automatic-focus="false" form:apply-design-mode="false"/>
        <draw:custom-shape draw:name="CustomShape 3" draw:style-name="gr118" draw:text-style-name="P75" draw:layer="layout" svg:width="0.208cm" svg:height="0.208cm" svg:x="6.115cm" svg:y="15.6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18" draw:text-style-name="P75" draw:layer="layout" svg:width="0.208cm" svg:height="0.208cm" svg:x="6.115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18" draw:text-style-name="P75" draw:layer="layout" svg:width="0.208cm" svg:height="0.208cm" svg:x="6.115cm" svg:y="11.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18" draw:text-style-name="P75" draw:layer="layout" svg:width="0.208cm" svg:height="0.208cm" svg:x="6.115cm" svg:y="9.8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18" draw:text-style-name="P75" draw:layer="layout" svg:width="0.208cm" svg:height="0.208cm" svg:x="6.115cm" svg:y="7.9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18" draw:text-style-name="P75" draw:layer="layout" svg:width="0.208cm" svg:height="0.208cm" svg:x="6.115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119" draw:text-style-name="P77" draw:layer="layout" svg:width="21.085cm" svg:height="2.113cm" svg:x="0.992cm" svg:y="1.21cm">
          <text:p text:style-name="P76"><text:span text:style-name="T1">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20" draw:text-style-name="P79" draw:layer="layout" svg:width="7.341cm" svg:height="13.615cm" svg:x="16.501cm" svg:y="3.669cm">
          <text:p text:style-name="P78"><text:span text:style-name="T121">A </text:span><text:span text:style-name="T122">progress graph</text:span><text:span text:style-name="T123"> </text:span><text:span text:style-name="T121">depicts</text:span></text:p>
          <text:p text:style-name="P78"><text:span text:style-name="T121">the discrete </text:span><text:span text:style-name="T122">execution </text:span></text:p>
          <text:p text:style-name="P78"><text:span text:style-name="T122">state space</text:span><text:span text:style-name="T121"> of concurrent</text:span></text:p>
          <text:p text:style-name="P78"><text:span text:style-name="T121"><text:s/></text:span><text:span text:style-name="T121">threads.</text:span></text:p>
          <text:p text:style-name="P78"><text:span text:style-name="T2"/></text:p>
          <text:p text:style-name="P78"><text:span text:style-name="T121">Each axis corresponds to</text:span></text:p>
          <text:p text:style-name="P78"><text:span text:style-name="T121">the sequential order of</text:span></text:p>
          <text:p text:style-name="P78"><text:span text:style-name="T121">instructions in a thread.</text:span></text:p>
          <text:p text:style-name="P78"><text:span text:style-name="T2"/></text:p>
          <text:p text:style-name="P78"><text:span text:style-name="T121">Each point corresponds to</text:span></text:p>
          <text:p text:style-name="P78"><text:span text:style-name="T121">a possible </text:span><text:span text:style-name="T122">execution state</text:span></text:p>
          <text:p text:style-name="P78"><text:span text:style-name="T121">(Inst</text:span><text:span text:style-name="T124">1</text:span><text:span text:style-name="T121">, Inst</text:span><text:span text:style-name="T124">2</text:span><text:span text:style-name="T121">).</text:span></text:p>
          <text:p text:style-name="P78"><text:span text:style-name="T2"/></text:p>
          <text:p text:style-name="P78"><text:span text:style-name="T121">E.g., </text:span><text:span text:style-name="T123">(L</text:span><text:span text:style-name="T125">1</text:span><text:span text:style-name="T123">, S</text:span><text:span text:style-name="T125">2</text:span><text:span text:style-name="T123">) <text:s/></text:span><text:span text:style-name="T121">denotes state</text:span></text:p>
          <text:p text:style-name="P78"><text:span text:style-name="T121">where <text:s/>thread 1 has</text:span></text:p>
          <text:p text:style-name="P78"><text:span text:style-name="T121">completed L</text:span><text:span text:style-name="T124">1</text:span><text:span text:style-name="T121"> and thread</text:span></text:p>
          <text:p text:style-name="P78"><text:span text:style-name="T121">2 has completed S</text:span><text:span text:style-name="T124">2</text:span><text:span text:style-name="T12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21" draw:text-style-name="P80" draw:layer="layout" svg:x1="2.253cm" svg:y1="15.733cm" svg:x2="12.836cm" svg:y2="15.734cm">
          <text:p/>
        </draw:line>
        <draw:line draw:name="Line 4" draw:style-name="gr121" draw:text-style-name="P80" draw:layer="layout" svg:x1="2.253cm" svg:y1="15.733cm" svg:x2="2.254cm" svg:y2="5.066cm">
          <text:p/>
        </draw:line>
        <draw:custom-shape draw:name="CustomShape 13" draw:style-name="gr122" draw:text-style-name="P82" draw:layer="layout" svg:width="1.152cm" svg:height="1.208cm" svg:x="2.704cm" svg:y="15.693cm">
          <text:p text:style-name="P81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3" draw:text-style-name="P82" draw:layer="layout" svg:width="1.008cm" svg:height="1.208cm" svg:x="4.639cm" svg:y="15.693cm">
          <text:p text:style-name="P81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4" draw:text-style-name="P82" draw:layer="layout" svg:width="1.168cm" svg:height="1.208cm" svg:x="6.584cm" svg:y="15.693cm">
          <text:p text:style-name="P81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5" draw:text-style-name="P82" draw:layer="layout" svg:width="1.041cm" svg:height="1.208cm" svg:x="8.578cm" svg:y="15.693cm">
          <text:p text:style-name="P81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26" draw:text-style-name="P82" draw:layer="layout" svg:width="1.058cm" svg:height="1.208cm" svg:x="10.591cm" svg:y="15.693cm">
          <text:p text:style-name="P81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22" draw:text-style-name="P82" draw:layer="layout" svg:width="1.152cm" svg:height="1.208cm" svg:x="1.218cm" svg:y="14.14cm">
          <text:p text:style-name="P81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23" draw:text-style-name="P82" draw:layer="layout" svg:width="1.008cm" svg:height="1.208cm" svg:x="1.296cm" svg:y="12.209cm">
          <text:p text:style-name="P81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4" draw:text-style-name="P82" draw:layer="layout" svg:width="1.168cm" svg:height="1.208cm" svg:x="1.217cm" svg:y="10.207cm">
          <text:p text:style-name="P81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25" draw:text-style-name="P82" draw:layer="layout" svg:width="1.041cm" svg:height="1.208cm" svg:x="1.249cm" svg:y="8.315cm">
          <text:p text:style-name="P81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26" draw:text-style-name="P82" draw:layer="layout" svg:width="1.058cm" svg:height="1.208cm" svg:x="1.278cm" svg:y="6.318cm">
          <text:p text:style-name="P81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27" draw:text-style-name="P84" draw:layer="layout" svg:width="3.078cm" svg:height="1.096cm" svg:x="12.793cm" svg:y="15.271cm">
          <text:p text:style-name="P83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27" draw:text-style-name="P84" draw:layer="layout" svg:width="3.078cm" svg:height="1.096cm" svg:x="0.724cm" svg:y="3.881cm">
          <text:p text:style-name="P83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18" draw:text-style-name="P75" draw:layer="layout" svg:width="0.208cm" svg:height="0.208cm" svg:x="2.139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118" draw:text-style-name="P75" draw:layer="layout" svg:width="0.208cm" svg:height="0.208cm" svg:x="2.139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18" draw:text-style-name="P75" draw:layer="layout" svg:width="0.208cm" svg:height="0.208cm" svg:x="2.139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8" draw:style-name="gr118" draw:text-style-name="P75" draw:layer="layout" svg:width="0.208cm" svg:height="0.208cm" svg:x="2.139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9" draw:style-name="gr118" draw:text-style-name="P75" draw:layer="layout" svg:width="0.208cm" svg:height="0.208cm" svg:x="2.139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0" draw:style-name="gr118" draw:text-style-name="P75" draw:layer="layout" svg:width="0.208cm" svg:height="0.208cm" svg:x="2.139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1" draw:style-name="gr118" draw:text-style-name="P75" draw:layer="layout" svg:width="0.208cm" svg:height="0.208cm" svg:x="4.124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18" draw:text-style-name="P75" draw:layer="layout" svg:width="0.208cm" svg:height="0.208cm" svg:x="4.124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118" draw:text-style-name="P75" draw:layer="layout" svg:width="0.208cm" svg:height="0.208cm" svg:x="4.124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118" draw:text-style-name="P75" draw:layer="layout" svg:width="0.208cm" svg:height="0.208cm" svg:x="4.124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5" draw:style-name="gr118" draw:text-style-name="P75" draw:layer="layout" svg:width="0.208cm" svg:height="0.208cm" svg:x="4.124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6" draw:style-name="gr118" draw:text-style-name="P75" draw:layer="layout" svg:width="0.208cm" svg:height="0.208cm" svg:x="4.124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118" draw:text-style-name="P75" draw:layer="layout" svg:width="0.208cm" svg:height="0.208cm" svg:x="6.11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18" draw:text-style-name="P75" draw:layer="layout" svg:width="0.208cm" svg:height="0.208cm" svg:x="6.11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118" draw:text-style-name="P75" draw:layer="layout" svg:width="0.208cm" svg:height="0.208cm" svg:x="6.11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118" draw:text-style-name="P75" draw:layer="layout" svg:width="0.208cm" svg:height="0.208cm" svg:x="6.11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1" draw:style-name="gr128" draw:text-style-name="P85" draw:layer="layout" svg:width="0.208cm" svg:height="0.208cm" svg:x="6.11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2" draw:style-name="gr118" draw:text-style-name="P75" draw:layer="layout" svg:width="0.208cm" svg:height="0.208cm" svg:x="6.11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118" draw:text-style-name="P75" draw:layer="layout" svg:width="0.208cm" svg:height="0.208cm" svg:x="8.09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118" draw:text-style-name="P75" draw:layer="layout" svg:width="0.208cm" svg:height="0.208cm" svg:x="8.09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118" draw:text-style-name="P75" draw:layer="layout" svg:width="0.208cm" svg:height="0.208cm" svg:x="8.09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118" draw:text-style-name="P75" draw:layer="layout" svg:width="0.208cm" svg:height="0.208cm" svg:x="8.09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118" draw:text-style-name="P75" draw:layer="layout" svg:width="0.208cm" svg:height="0.208cm" svg:x="8.09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118" draw:text-style-name="P75" draw:layer="layout" svg:width="0.208cm" svg:height="0.208cm" svg:x="8.09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118" draw:text-style-name="P75" draw:layer="layout" svg:width="0.208cm" svg:height="0.208cm" svg:x="10.08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0" draw:style-name="gr118" draw:text-style-name="P75" draw:layer="layout" svg:width="0.208cm" svg:height="0.208cm" svg:x="10.08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118" draw:text-style-name="P75" draw:layer="layout" svg:width="0.208cm" svg:height="0.208cm" svg:x="10.08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2" draw:style-name="gr118" draw:text-style-name="P75" draw:layer="layout" svg:width="0.208cm" svg:height="0.208cm" svg:x="10.08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3" draw:style-name="gr118" draw:text-style-name="P75" draw:layer="layout" svg:width="0.208cm" svg:height="0.208cm" svg:x="10.08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118" draw:text-style-name="P75" draw:layer="layout" svg:width="0.208cm" svg:height="0.208cm" svg:x="10.08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18" draw:text-style-name="P75" draw:layer="layout" svg:width="0.208cm" svg:height="0.208cm" svg:x="12.06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118" draw:text-style-name="P75" draw:layer="layout" svg:width="0.208cm" svg:height="0.208cm" svg:x="12.06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7" draw:style-name="gr118" draw:text-style-name="P75" draw:layer="layout" svg:width="0.208cm" svg:height="0.208cm" svg:x="12.06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8" draw:style-name="gr118" draw:text-style-name="P75" draw:layer="layout" svg:width="0.208cm" svg:height="0.208cm" svg:x="12.06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9" draw:style-name="gr118" draw:text-style-name="P75" draw:layer="layout" svg:width="0.208cm" svg:height="0.208cm" svg:x="12.06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4" draw:style-name="gr118" draw:text-style-name="P75" draw:layer="layout" svg:width="0.208cm" svg:height="0.208cm" svg:x="12.06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5" draw:style-name="gr129" draw:text-style-name="P79" draw:layer="layout" svg:width="2.888cm" svg:height="1.402cm" svg:x="4.811cm" svg:y="6.594cm">
          <text:p text:style-name="P78"><text:span text:style-name="T128">(L</text:span><text:span text:style-name="T129">1</text:span><text:span text:style-name="T128">, S</text:span><text:span text:style-name="T129">2</text:span><text:span text:style-name="T128">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1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_5f_">
        <office:forms form:automatic-focus="false" form:apply-design-mode="false"/>
        <draw:custom-shape draw:name="CustomShape 9" draw:style-name="gr119" draw:text-style-name="P77" draw:layer="layout" svg:width="21.085cm" svg:height="2.113cm" svg:x="0.992cm" svg:y="1.21cm">
          <text:p text:style-name="P76"><text:span text:style-name="T130">Trajectories in Progress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0" draw:text-style-name="P79" draw:layer="layout" svg:width="10.579cm" svg:height="6.006cm" svg:x="14.605cm" svg:y="4.715cm">
          <text:p text:style-name="P78"><text:span text:style-name="T121">A </text:span><text:span text:style-name="T122">trajectory</text:span><text:span text:style-name="T121"> is a sequence of legal state transitions that describes one possible concurrent execution of the threads.</text:span></text:p>
          <text:p text:style-name="P78"><text:span text:style-name="T2"/></text:p>
          <text:p text:style-name="P78"><text:span text:style-name="T121">Example:</text:span></text:p>
          <text:p text:style-name="P86"><text:span text:style-name="T121">H1, L1, U1, H2, L2, <text:s/>S1, T1, U2, S2, 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21" draw:text-style-name="P80" draw:layer="layout" svg:x1="2.618cm" svg:y1="15.733cm" svg:x2="13.201cm" svg:y2="15.734cm">
          <text:p/>
        </draw:line>
        <draw:line draw:name="Line 2" draw:style-name="gr121" draw:text-style-name="P80" draw:layer="layout" svg:x1="2.618cm" svg:y1="15.733cm" svg:x2="2.619cm" svg:y2="5.066cm">
          <text:p/>
        </draw:line>
        <draw:custom-shape draw:name="CustomShape 60" draw:style-name="gr122" draw:text-style-name="P82" draw:layer="layout" svg:width="1.152cm" svg:height="1.208cm" svg:x="3.069cm" svg:y="15.693cm">
          <text:p text:style-name="P81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123" draw:text-style-name="P82" draw:layer="layout" svg:width="1.008cm" svg:height="1.208cm" svg:x="5.004cm" svg:y="15.693cm">
          <text:p text:style-name="P81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124" draw:text-style-name="P82" draw:layer="layout" svg:width="1.168cm" svg:height="1.208cm" svg:x="6.949cm" svg:y="15.693cm">
          <text:p text:style-name="P81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3" draw:style-name="gr125" draw:text-style-name="P82" draw:layer="layout" svg:width="1.041cm" svg:height="1.208cm" svg:x="8.943cm" svg:y="15.693cm">
          <text:p text:style-name="P81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126" draw:text-style-name="P82" draw:layer="layout" svg:width="1.058cm" svg:height="1.208cm" svg:x="10.956cm" svg:y="15.693cm">
          <text:p text:style-name="P81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22" draw:text-style-name="P82" draw:layer="layout" svg:width="1.152cm" svg:height="1.208cm" svg:x="1.583cm" svg:y="14.14cm">
          <text:p text:style-name="P81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23" draw:text-style-name="P82" draw:layer="layout" svg:width="1.008cm" svg:height="1.208cm" svg:x="1.661cm" svg:y="12.209cm">
          <text:p text:style-name="P81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124" draw:text-style-name="P82" draw:layer="layout" svg:width="1.168cm" svg:height="1.208cm" svg:x="1.582cm" svg:y="10.207cm">
          <text:p text:style-name="P81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25" draw:text-style-name="P82" draw:layer="layout" svg:width="1.041cm" svg:height="1.208cm" svg:x="1.614cm" svg:y="8.315cm">
          <text:p text:style-name="P81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126" draw:text-style-name="P82" draw:layer="layout" svg:width="1.058cm" svg:height="1.208cm" svg:x="1.643cm" svg:y="6.318cm">
          <text:p text:style-name="P81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27" draw:text-style-name="P84" draw:layer="layout" svg:width="3.078cm" svg:height="1.096cm" svg:x="13.158cm" svg:y="15.271cm">
          <text:p text:style-name="P83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27" draw:text-style-name="P84" draw:layer="layout" svg:width="3.078cm" svg:height="1.096cm" svg:x="1.089cm" svg:y="3.881cm">
          <text:p text:style-name="P83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118" draw:text-style-name="P75" draw:layer="layout" svg:width="0.208cm" svg:height="0.208cm" svg:x="2.504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118" draw:text-style-name="P75" draw:layer="layout" svg:width="0.208cm" svg:height="0.208cm" svg:x="2.504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18" draw:text-style-name="P75" draw:layer="layout" svg:width="0.208cm" svg:height="0.208cm" svg:x="2.504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118" draw:text-style-name="P75" draw:layer="layout" svg:width="0.208cm" svg:height="0.208cm" svg:x="2.504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118" draw:text-style-name="P75" draw:layer="layout" svg:width="0.208cm" svg:height="0.208cm" svg:x="2.504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7" draw:style-name="gr118" draw:text-style-name="P75" draw:layer="layout" svg:width="0.208cm" svg:height="0.208cm" svg:x="2.504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8" draw:style-name="gr118" draw:text-style-name="P75" draw:layer="layout" svg:width="0.208cm" svg:height="0.208cm" svg:x="4.489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9" draw:style-name="gr118" draw:text-style-name="P75" draw:layer="layout" svg:width="0.208cm" svg:height="0.208cm" svg:x="4.489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0" draw:style-name="gr118" draw:text-style-name="P75" draw:layer="layout" svg:width="0.208cm" svg:height="0.208cm" svg:x="4.489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1" draw:style-name="gr118" draw:text-style-name="P75" draw:layer="layout" svg:width="0.208cm" svg:height="0.208cm" svg:x="4.489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2" draw:style-name="gr118" draw:text-style-name="P75" draw:layer="layout" svg:width="0.208cm" svg:height="0.208cm" svg:x="4.489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3" draw:style-name="gr118" draw:text-style-name="P75" draw:layer="layout" svg:width="0.208cm" svg:height="0.208cm" svg:x="4.489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4" draw:style-name="gr118" draw:text-style-name="P75" draw:layer="layout" svg:width="0.208cm" svg:height="0.208cm" svg:x="6.47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5" draw:style-name="gr118" draw:text-style-name="P75" draw:layer="layout" svg:width="0.208cm" svg:height="0.208cm" svg:x="6.47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6" draw:style-name="gr118" draw:text-style-name="P75" draw:layer="layout" svg:width="0.208cm" svg:height="0.208cm" svg:x="6.47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7" draw:style-name="gr118" draw:text-style-name="P75" draw:layer="layout" svg:width="0.208cm" svg:height="0.208cm" svg:x="6.47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118" draw:text-style-name="P75" draw:layer="layout" svg:width="0.208cm" svg:height="0.208cm" svg:x="6.47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118" draw:text-style-name="P75" draw:layer="layout" svg:width="0.208cm" svg:height="0.208cm" svg:x="6.47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0" draw:style-name="gr118" draw:text-style-name="P75" draw:layer="layout" svg:width="0.208cm" svg:height="0.208cm" svg:x="8.46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118" draw:text-style-name="P75" draw:layer="layout" svg:width="0.208cm" svg:height="0.208cm" svg:x="8.46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118" draw:text-style-name="P75" draw:layer="layout" svg:width="0.208cm" svg:height="0.208cm" svg:x="8.46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3" draw:style-name="gr118" draw:text-style-name="P75" draw:layer="layout" svg:width="0.208cm" svg:height="0.208cm" svg:x="8.46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118" draw:text-style-name="P75" draw:layer="layout" svg:width="0.208cm" svg:height="0.208cm" svg:x="8.46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118" draw:text-style-name="P75" draw:layer="layout" svg:width="0.208cm" svg:height="0.208cm" svg:x="8.46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6" draw:style-name="gr118" draw:text-style-name="P75" draw:layer="layout" svg:width="0.208cm" svg:height="0.208cm" svg:x="10.445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118" draw:text-style-name="P75" draw:layer="layout" svg:width="0.208cm" svg:height="0.208cm" svg:x="10.445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8" draw:style-name="gr118" draw:text-style-name="P75" draw:layer="layout" svg:width="0.208cm" svg:height="0.208cm" svg:x="10.44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9" draw:style-name="gr118" draw:text-style-name="P75" draw:layer="layout" svg:width="0.208cm" svg:height="0.208cm" svg:x="10.445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0" draw:style-name="gr118" draw:text-style-name="P75" draw:layer="layout" svg:width="0.208cm" svg:height="0.208cm" svg:x="10.445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1" draw:style-name="gr118" draw:text-style-name="P75" draw:layer="layout" svg:width="0.208cm" svg:height="0.208cm" svg:x="10.445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2" draw:style-name="gr118" draw:text-style-name="P75" draw:layer="layout" svg:width="0.208cm" svg:height="0.208cm" svg:x="12.43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3" draw:style-name="gr118" draw:text-style-name="P75" draw:layer="layout" svg:width="0.208cm" svg:height="0.208cm" svg:x="12.43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4" draw:style-name="gr118" draw:text-style-name="P75" draw:layer="layout" svg:width="0.208cm" svg:height="0.208cm" svg:x="12.43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5" draw:style-name="gr118" draw:text-style-name="P75" draw:layer="layout" svg:width="0.208cm" svg:height="0.208cm" svg:x="12.43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6" draw:style-name="gr118" draw:text-style-name="P75" draw:layer="layout" svg:width="0.208cm" svg:height="0.208cm" svg:x="12.43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7" draw:style-name="gr118" draw:text-style-name="P75" draw:layer="layout" svg:width="0.208cm" svg:height="0.208cm" svg:x="12.43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polyline draw:name="Line 17" draw:style-name="gr131" draw:text-style-name="P80" xml:id="id27" draw:id="id27" draw:layer="layout" svg:width="2.031cm" svg:height="0.025cm" svg:x="2.547cm" svg:y="15.703cm" svg:viewBox="0 0 2032 26" draw:points="0,0 2032,26">
          <text:p/>
        </draw:polyline>
        <draw:polyline draw:name="Line 18" draw:style-name="gr131" draw:text-style-name="P80" xml:id="id28" draw:id="id28" draw:layer="layout" svg:width="2.054cm" svg:height="0cm" svg:x="4.62cm" svg:y="15.703cm" svg:viewBox="0 0 2055 1" draw:points="0,0 2055,1">
          <text:p/>
        </draw:polyline>
        <draw:polyline draw:name="Line 19" draw:style-name="gr131" draw:text-style-name="P80" xml:id="id29" draw:id="id29" draw:layer="layout" svg:width="1.82cm" svg:height="0cm" svg:x="6.825cm" svg:y="15.703cm" svg:viewBox="0 0 1821 1" draw:points="0,0 1821,1">
          <text:p/>
        </draw:polyline>
        <draw:polyline draw:name="Line 20" draw:style-name="gr131" draw:text-style-name="P80" xml:id="id30" draw:id="id30" draw:layer="layout" svg:width="0cm" svg:height="1.758cm" svg:x="8.602cm" svg:y="13.829cm" svg:viewBox="0 0 1 1759" draw:points="0,1759 1,0">
          <text:p/>
        </draw:polyline>
        <draw:polyline draw:name="Line 21" draw:style-name="gr131" draw:text-style-name="P80" xml:id="id31" draw:id="id31" draw:layer="layout" svg:width="0cm" svg:height="1.799cm" svg:x="8.575cm" svg:y="11.857cm" svg:viewBox="0 0 1 1800" draw:points="0,1800 1,0">
          <text:p/>
        </draw:polyline>
        <draw:polyline draw:name="Line 22" draw:style-name="gr131" draw:text-style-name="P80" xml:id="id32" draw:id="id32" draw:layer="layout" svg:width="1.82cm" svg:height="0cm" svg:x="8.743cm" svg:y="11.884cm" svg:viewBox="0 0 1821 1" draw:points="0,0 1821,1">
          <text:p/>
        </draw:polyline>
        <draw:polyline draw:name="Line 23" draw:style-name="gr131" draw:text-style-name="P80" xml:id="id33" draw:id="id33" draw:layer="layout" svg:width="1.82cm" svg:height="0cm" svg:x="10.661cm" svg:y="11.884cm" svg:viewBox="0 0 1821 1" draw:points="0,0 1821,1">
          <text:p/>
        </draw:polyline>
        <draw:polyline draw:name="Line 24" draw:style-name="gr131" draw:text-style-name="P80" xml:id="id34" draw:id="id34" draw:layer="layout" svg:width="0cm" svg:height="1.798cm" svg:x="12.553cm" svg:y="9.891cm" svg:viewBox="0 0 1 1799" draw:points="0,1799 1,0">
          <text:p/>
        </draw:polyline>
        <draw:polyline draw:name="Line 25" draw:style-name="gr131" draw:text-style-name="P80" xml:id="id35" draw:id="id35" draw:layer="layout" svg:width="0cm" svg:height="1.798cm" svg:x="12.553cm" svg:y="7.906cm" svg:viewBox="0 0 1 1799" draw:points="0,1799 1,0">
          <text:p/>
        </draw:polyline>
        <draw:polyline draw:name="Line 26" draw:style-name="gr131" draw:text-style-name="P80" xml:id="id36" draw:id="id36" draw:layer="layout" svg:width="0cm" svg:height="1.798cm" svg:x="12.553cm" svg:y="5.962cm" svg:viewBox="0 0 1 1799" draw:points="0,1799 1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42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_5f_">
        <office:forms form:automatic-focus="false" form:apply-design-mode="false"/>
        <draw:custom-shape draw:name="CustomShape 108" draw:style-name="gr132" draw:text-style-name="P77" draw:layer="layout" svg:width="21.551cm" svg:height="1.588cm" svg:x="1.058cm" svg:y="1.27cm">
          <text:p text:style-name="P76"><text:span text:style-name="T1">Enforcing Mutual Ex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133" draw:text-style-name="P92" draw:layer="layout" svg:width="23.447cm" svg:height="13.807cm" svg:x="1.102cm" svg:y="3.334cm">
          <text:list text:style-name="L13">
            <text:list-item>
              <text:p text:style-name="P87"><text:span text:style-name="T131">Question:</text:span><text:span text:style-name="T132"> How can we guarantee a safe trajectory?</text:span></text:p>
            </text:list-item>
          </text:list>
          <text:p text:style-name="P88"><text:span text:style-name="T133"/></text:p>
          <text:list text:continue-numbering="true" text:style-name="L13">
            <text:list-item>
              <text:p text:style-name="P89"><text:span text:style-name="T132">Answer: We must </text:span><text:span text:style-name="T134">synchronize</text:span><text:span text:style-name="T131"> </text:span><text:span text:style-name="T132">the execution of the threads so that they can never have an unsafe trajectory.</text:span><text:span text:style-name="T132"><text:tab/></text:span></text:p>
            </text:list-item>
          </text:list>
          <text:list text:style-name="L14">
            <text:list-item>
              <text:list>
                <text:list-item>
                  <text:p text:style-name="P90"><text:span text:style-name="T135">i.e., need to guarantee </text:span><text:span text:style-name="T136">mutually exclusive access </text:span><text:span text:style-name="T135">for each critical section.</text:span></text:p>
                </text:list-item>
              </text:list>
            </text:list-item>
          </text:list>
          <text:p text:style-name="P91"><text:span text:style-name="T137"/></text:p>
          <text:list text:continue-numbering="true" text:style-name="L14">
            <text:list-item>
              <text:p text:style-name="P89"><text:span text:style-name="T132">Classic solution: </text:span></text:p>
              <text:list>
                <text:list-item>
                  <text:p text:style-name="P90"><text:span text:style-name="T135">Semaphores (Edsger Dijkstra)</text:span></text:p>
                </text:list-item>
              </text:list>
            </text:list-item>
          </text:list>
          <text:p text:style-name="P91"><text:span text:style-name="T137"/></text:p>
          <text:list text:continue-numbering="true" text:style-name="L14">
            <text:list-item>
              <text:p text:style-name="P89"><text:span text:style-name="T132">Other approaches</text:span></text:p>
              <text:list>
                <text:list-item>
                  <text:p text:style-name="P90"><text:span text:style-name="T135">Mutexes and condition variables from Pthreads</text:span></text:p>
                </text:list-item>
                <text:list-item>
                  <text:p text:style-name="P90"><text:span text:style-name="T135">Monitors (Java) (boring languages are outside our scope)</text:span></text:p>
                </text:list-item>
              </text:list>
            </text:list-item>
          </text:list>
          <text:p text:style-name="P91"><text:span text:style-name="T137"/></text:p>
          <text:p text:style-name="P91"><text:span text:style-name="T1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3" presentation:class="page"/>
          <draw:frame presentation:style-name="pr4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_5f_">
        <office:forms form:automatic-focus="false" form:apply-design-mode="false"/>
        <draw:custom-shape draw:name="CustomShape 155" draw:style-name="gr134" draw:text-style-name="P94" xml:id="id42" draw:id="id42" draw:layer="layout" svg:width="5.92cm" svg:height="5.726cm" svg:x="5.7cm" svg:y="8.016cm">
          <text:p text:style-name="P93"><text:span text:style-name="T1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119" draw:text-style-name="P77" draw:layer="layout" svg:width="21.085cm" svg:height="2.113cm" svg:x="0.992cm" svg:y="1.21cm">
          <text:p text:style-name="P76"><text:span text:style-name="T130">Critical Sections and 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1" draw:style-name="gr135" draw:text-style-name="P79" draw:layer="layout" svg:width="8.101cm" svg:height="9.905cm" svg:x="16.66cm" svg:y="4.626cm">
          <text:p text:style-name="P78"><text:span text:style-name="T121">L, U, and S form a </text:span><text:span text:style-name="T122">critical section </text:span><text:span text:style-name="T121">with respect to the shared variable </text:span><text:span text:style-name="T139">cnt</text:span></text:p>
          <text:p text:style-name="P78"><text:span text:style-name="T2"/></text:p>
          <text:p text:style-name="P78"><text:span text:style-name="T121">Instructions in critical sections (wrt. some shared variable) should not be interleaved</text:span></text:p>
          <text:p text:style-name="P78"><text:span text:style-name="T2"/></text:p>
          <text:p text:style-name="P78"><text:span text:style-name="T121">Sets of states where such interleaving occurs form </text:span><text:span text:style-name="T122">unsafe reg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21" draw:text-style-name="P80" draw:layer="layout" svg:x1="3.72cm" svg:y1="15.733cm" svg:x2="14.304cm" svg:y2="15.734cm">
          <text:p/>
        </draw:line>
        <draw:line draw:name="Line 6" draw:style-name="gr121" draw:text-style-name="P80" draw:layer="layout" svg:x1="3.72cm" svg:y1="15.733cm" svg:x2="3.721cm" svg:y2="5.066cm">
          <text:p/>
        </draw:line>
        <draw:custom-shape draw:name="CustomShape 112" draw:style-name="gr122" draw:text-style-name="P82" draw:layer="layout" svg:width="1.152cm" svg:height="1.208cm" svg:x="4.172cm" svg:y="15.693cm">
          <text:p text:style-name="P81"><text:span text:style-name="T126">H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123" draw:text-style-name="P82" draw:layer="layout" svg:width="1.008cm" svg:height="1.208cm" svg:x="6.106cm" svg:y="15.693cm">
          <text:p text:style-name="P81"><text:span text:style-name="T126">L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124" draw:text-style-name="P82" draw:layer="layout" svg:width="1.168cm" svg:height="1.208cm" svg:x="8.051cm" svg:y="15.693cm">
          <text:p text:style-name="P81"><text:span text:style-name="T126">U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125" draw:text-style-name="P82" draw:layer="layout" svg:width="1.041cm" svg:height="1.208cm" svg:x="10.045cm" svg:y="15.693cm">
          <text:p text:style-name="P81"><text:span text:style-name="T126">S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126" draw:text-style-name="P82" draw:layer="layout" svg:width="1.058cm" svg:height="1.208cm" svg:x="12.059cm" svg:y="15.693cm">
          <text:p text:style-name="P81"><text:span text:style-name="T126">T</text:span><text:span text:style-name="T12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9" draw:style-name="gr122" draw:text-style-name="P82" draw:layer="layout" svg:width="1.152cm" svg:height="1.208cm" svg:x="2.686cm" svg:y="14.14cm">
          <text:p text:style-name="P81"><text:span text:style-name="T126">H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0" draw:style-name="gr123" draw:text-style-name="P82" draw:layer="layout" svg:width="1.008cm" svg:height="1.208cm" svg:x="2.764cm" svg:y="12.209cm">
          <text:p text:style-name="P81"><text:span text:style-name="T126">L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124" draw:text-style-name="P82" draw:layer="layout" svg:width="1.168cm" svg:height="1.208cm" svg:x="2.685cm" svg:y="10.207cm">
          <text:p text:style-name="P81"><text:span text:style-name="T126">U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2" draw:style-name="gr125" draw:text-style-name="P82" draw:layer="layout" svg:width="1.041cm" svg:height="1.208cm" svg:x="2.716cm" svg:y="8.315cm">
          <text:p text:style-name="P81"><text:span text:style-name="T126">S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3" draw:style-name="gr126" draw:text-style-name="P82" draw:layer="layout" svg:width="1.058cm" svg:height="1.208cm" svg:x="2.745cm" svg:y="6.318cm">
          <text:p text:style-name="P81"><text:span text:style-name="T126">T</text:span><text:span text:style-name="T12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127" draw:text-style-name="P84" draw:layer="layout" svg:width="3.078cm" svg:height="1.096cm" svg:x="14.261cm" svg:y="15.271cm">
          <text:p text:style-name="P83"><text:span text:style-name="T126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5" draw:style-name="gr127" draw:text-style-name="P84" draw:layer="layout" svg:width="3.078cm" svg:height="1.096cm" svg:x="2.191cm" svg:y="3.881cm">
          <text:p text:style-name="P83"><text:span text:style-name="T126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6" draw:style-name="gr118" draw:text-style-name="P75" draw:layer="layout" svg:width="0.208cm" svg:height="0.208cm" svg:x="3.607cm" svg:y="1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7" draw:style-name="gr118" draw:text-style-name="P75" draw:layer="layout" svg:width="0.208cm" svg:height="0.208cm" svg:x="3.607cm" svg:y="13.6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8" draw:style-name="gr118" draw:text-style-name="P75" draw:layer="layout" svg:width="0.208cm" svg:height="0.208cm" svg:x="3.607cm" svg:y="11.73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118" draw:text-style-name="P75" draw:layer="layout" svg:width="0.208cm" svg:height="0.208cm" svg:x="3.607cm" svg:y="9.8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0" draw:style-name="gr118" draw:text-style-name="P75" draw:layer="layout" svg:width="0.208cm" svg:height="0.208cm" svg:x="3.607cm" svg:y="7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118" draw:text-style-name="P75" draw:layer="layout" svg:width="0.208cm" svg:height="0.208cm" svg:x="3.607cm" svg:y="5.9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2" draw:style-name="gr118" draw:text-style-name="P75" draw:layer="layout" svg:width="0.208cm" svg:height="0.208cm" svg:x="5.59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3" draw:style-name="gr118" draw:text-style-name="P75" draw:layer="layout" svg:width="0.208cm" svg:height="0.208cm" svg:x="5.59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4" draw:style-name="gr118" draw:text-style-name="P75" draw:layer="layout" svg:width="0.208cm" svg:height="0.208cm" svg:x="5.59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5" draw:style-name="gr118" draw:text-style-name="P75" draw:layer="layout" svg:width="0.208cm" svg:height="0.208cm" svg:x="5.59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6" draw:style-name="gr118" draw:text-style-name="P75" draw:layer="layout" svg:width="0.208cm" svg:height="0.208cm" svg:x="5.59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7" draw:style-name="gr118" draw:text-style-name="P75" draw:layer="layout" svg:width="0.208cm" svg:height="0.208cm" svg:x="5.59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8" draw:style-name="gr118" draw:text-style-name="P75" draw:layer="layout" svg:width="0.208cm" svg:height="0.208cm" svg:x="7.57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118" draw:text-style-name="P75" draw:layer="layout" svg:width="0.208cm" svg:height="0.208cm" svg:x="7.57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0" draw:style-name="gr118" draw:text-style-name="P75" draw:layer="layout" svg:width="0.208cm" svg:height="0.208cm" svg:x="7.57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1" draw:style-name="gr118" draw:text-style-name="P75" draw:layer="layout" svg:width="0.208cm" svg:height="0.208cm" svg:x="7.57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2" draw:style-name="gr118" draw:text-style-name="P75" draw:layer="layout" svg:width="0.208cm" svg:height="0.208cm" svg:x="7.57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18" draw:text-style-name="P75" draw:layer="layout" svg:width="0.208cm" svg:height="0.208cm" svg:x="7.57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4" draw:style-name="gr118" draw:text-style-name="P75" draw:layer="layout" svg:width="0.208cm" svg:height="0.208cm" svg:x="9.56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5" draw:style-name="gr118" draw:text-style-name="P75" draw:layer="layout" svg:width="0.208cm" svg:height="0.208cm" svg:x="9.56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118" draw:text-style-name="P75" draw:layer="layout" svg:width="0.208cm" svg:height="0.208cm" svg:x="9.56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7" draw:style-name="gr118" draw:text-style-name="P75" draw:layer="layout" svg:width="0.208cm" svg:height="0.208cm" svg:x="9.56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118" draw:text-style-name="P75" draw:layer="layout" svg:width="0.208cm" svg:height="0.208cm" svg:x="9.56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9" draw:style-name="gr118" draw:text-style-name="P75" draw:layer="layout" svg:width="0.208cm" svg:height="0.208cm" svg:x="9.56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0" draw:style-name="gr118" draw:text-style-name="P75" draw:layer="layout" svg:width="0.208cm" svg:height="0.208cm" svg:x="11.547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1" draw:style-name="gr118" draw:text-style-name="P75" draw:layer="layout" svg:width="0.208cm" svg:height="0.208cm" svg:x="11.547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2" draw:style-name="gr118" draw:text-style-name="P75" draw:layer="layout" svg:width="0.208cm" svg:height="0.208cm" svg:x="11.547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3" draw:style-name="gr118" draw:text-style-name="P75" draw:layer="layout" svg:width="0.208cm" svg:height="0.208cm" svg:x="11.547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4" draw:style-name="gr118" draw:text-style-name="P75" draw:layer="layout" svg:width="0.208cm" svg:height="0.208cm" svg:x="11.547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1" draw:style-name="gr118" draw:text-style-name="P75" draw:layer="layout" svg:width="0.208cm" svg:height="0.208cm" svg:x="11.547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2" draw:style-name="gr118" draw:text-style-name="P75" draw:layer="layout" svg:width="0.208cm" svg:height="0.208cm" svg:x="13.532cm" svg:y="15.6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3" draw:style-name="gr118" draw:text-style-name="P75" draw:layer="layout" svg:width="0.208cm" svg:height="0.208cm" svg:x="13.532cm" svg:y="13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4" draw:style-name="gr118" draw:text-style-name="P75" draw:layer="layout" svg:width="0.208cm" svg:height="0.208cm" svg:x="13.532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5" draw:style-name="gr118" draw:text-style-name="P75" draw:layer="layout" svg:width="0.208cm" svg:height="0.208cm" svg:x="13.532cm" svg:y="9.8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6" draw:style-name="gr118" draw:text-style-name="P75" draw:layer="layout" svg:width="0.208cm" svg:height="0.208cm" svg:x="13.532cm" svg:y="7.9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7" draw:style-name="gr118" draw:text-style-name="P75" draw:layer="layout" svg:width="0.208cm" svg:height="0.208cm" svg:x="13.532cm" svg:y="5.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8" draw:style-name="gr136" draw:text-style-name="P96" xml:id="id37" draw:id="id37" draw:layer="layout" svg:width="0.666cm" svg:height="5.746cm" svg:x="2.293cm" svg:y="8.043cm">
          <text:p text:style-name="P95"><text:span text:style-name="T77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219" draw:style-name="gr136" draw:text-style-name="P96" xml:id="id39" draw:id="id39" draw:layer="layout" svg:width="0.666cm" svg:height="5.746cm" draw:transform="rotate (1.5707963267949) translate (5.89cm 17.498cm)">
          <text:p text:style-name="P95"><text:span text:style-name="T77"/></text:p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CustomShape 220" draw:style-name="gr137" draw:text-style-name="P98" xml:id="id40" draw:id="id40" draw:layer="layout" svg:width="6.643cm" svg:height="1.011cm" svg:x="5.475cm" svg:y="17.423cm">
          <text:p text:style-name="P97"><text:span text:style-name="T140">critical section wrt </text:span><text:span text:style-name="T1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138" draw:text-style-name="P98" xml:id="id38" draw:id="id38" draw:layer="layout" svg:width="2.611cm" svg:height="3.297cm" svg:x="0cm" svg:y="9.17cm">
          <text:p text:style-name="P97"><text:span text:style-name="T140">critical section wrt </text:span><text:span text:style-name="T141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2" draw:style-name="gr139" draw:text-style-name="P79" xml:id="id41" draw:id="id41" draw:layer="layout" svg:width="4.183cm" svg:height="1.01cm" svg:x="6.587cm" svg:y="10.409cm">
          <text:p text:style-name="P78"><text:span text:style-name="T142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44" presentation:class="page"/>
          <draw:frame presentation:style-name="pr4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itical Sections and Unsafe Regions_clipboard0" draw:style-name="dp1" draw:master-page-name="Blank_20_Slide_5f_" presentation:presentation-page-layout-name="AL2T11">
        <office:forms form:automatic-focus="false" form:apply-design-mode="false"/>
        <draw:custom-shape draw:name="Rectangle 147" draw:style-name="gr140" draw:text-style-name="P99" draw:layer="layout" svg:width="5.663cm" svg:height="5.46cm" svg:x="5.86cm" svg:y="8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8" presentation:style-name="pr42" draw:text-style-name="P7" draw:layer="layout" svg:width="21.088cm" svg:height="2.116cm" svg:x="0.992cm" svg:y="1.21cm" presentation:class="title" presentation:user-transformed="true">
          <draw:text-box>
            <text:p text:style-name="P100"><text:span text:style-name="T143">Critical Sections and Unsafe Regions</text:span></text:p>
          </draw:text-box>
        </draw:frame>
        <draw:line draw:name="Line 7" draw:style-name="gr141" draw:text-style-name="P101" draw:layer="layout" svg:x1="3.72cm" svg:y1="15.733cm" svg:x2="14.304cm" svg:y2="15.734cm">
          <text:p/>
        </draw:line>
        <draw:line draw:name="Line 8" draw:style-name="gr141" draw:text-style-name="P101" draw:layer="layout" svg:x1="3.72cm" svg:y1="15.733cm" svg:x2="3.721cm" svg:y2="5.066cm">
          <text:p/>
        </draw:line>
        <draw:custom-shape draw:name="Text Box 3" draw:style-name="gr142" draw:text-style-name="P103" draw:layer="layout" svg:width="1.202cm" svg:height="1.022cm" svg:x="4.148cm" svg:y="15.787cm">
          <text:p text:style-name="P102"><text:span text:style-name="T144">H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3" draw:text-style-name="P103" draw:layer="layout" svg:width="1.092cm" svg:height="1.022cm" svg:x="6.065cm" svg:y="15.787cm">
          <text:p text:style-name="P102"><text:span text:style-name="T144">L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4" draw:text-style-name="P103" draw:layer="layout" svg:width="1.189cm" svg:height="1.022cm" svg:x="8.041cm" svg:y="15.787cm">
          <text:p text:style-name="P102"><text:span text:style-name="T144">U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5" draw:text-style-name="P103" draw:layer="layout" svg:width="1.138cm" svg:height="1.022cm" svg:x="9.997cm" svg:y="15.787cm">
          <text:p text:style-name="P102"><text:span text:style-name="T144">S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46" draw:text-style-name="P103" draw:layer="layout" svg:width="1.117cm" svg:height="1.022cm" svg:x="12.03cm" svg:y="15.787cm">
          <text:p text:style-name="P102"><text:span text:style-name="T144">T</text:span><text:span text:style-name="T14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7" draw:text-style-name="P103" draw:layer="layout" svg:width="1.202cm" svg:height="1.022cm" svg:x="2.662cm" svg:y="14.234cm">
          <text:p text:style-name="P102"><text:span text:style-name="T144">H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8" draw:text-style-name="P103" draw:layer="layout" svg:width="1.092cm" svg:height="1.022cm" svg:x="2.723cm" svg:y="12.303cm">
          <text:p text:style-name="P102"><text:span text:style-name="T144">L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9" draw:text-style-name="P103" draw:layer="layout" svg:width="1.189cm" svg:height="1.022cm" svg:x="2.675cm" svg:y="10.301cm">
          <text:p text:style-name="P102"><text:span text:style-name="T144">U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50" draw:text-style-name="P103" draw:layer="layout" svg:width="1.138cm" svg:height="1.022cm" svg:x="2.668cm" svg:y="8.409cm">
          <text:p text:style-name="P102"><text:span text:style-name="T144">S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51" draw:text-style-name="P103" draw:layer="layout" svg:width="1.117cm" svg:height="1.022cm" svg:x="2.716cm" svg:y="6.412cm">
          <text:p text:style-name="P102"><text:span text:style-name="T144">T</text:span><text:span text:style-name="T14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52" draw:text-style-name="P105" draw:layer="layout" svg:width="3.322cm" svg:height="0.929cm" svg:x="14.141cm" svg:y="15.355cm">
          <text:p text:style-name="P104"><text:span text:style-name="T144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53" draw:text-style-name="P105" draw:layer="layout" svg:width="3.322cm" svg:height="0.929cm" svg:x="2.071cm" svg:y="3.965cm">
          <text:p text:style-name="P104"><text:span text:style-name="T144">Threa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154">
          <draw:custom-shape draw:name="Oval 37" draw:style-name="gr155" draw:text-style-name="P106" draw:layer="layout" svg:width="0.211cm" svg:height="0.211cm" svg:x="3.607cm" svg:y="15.5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8" draw:style-name="gr155" draw:text-style-name="P106" draw:layer="layout" svg:width="0.211cm" svg:height="0.211cm" svg:x="3.607cm" svg:y="13.6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155" draw:text-style-name="P106" draw:layer="layout" svg:width="0.211cm" svg:height="0.211cm" svg:x="3.607cm" svg:y="11.73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155" draw:text-style-name="P106" draw:layer="layout" svg:width="0.211cm" svg:height="0.211cm" svg:x="3.607cm" svg:y="9.8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155" draw:text-style-name="P106" draw:layer="layout" svg:width="0.211cm" svg:height="0.211cm" svg:x="3.607cm" svg:y="7.87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155" draw:text-style-name="P106" draw:layer="layout" svg:width="0.211cm" svg:height="0.211cm" svg:x="3.607cm" svg:y="5.94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8" draw:style-name="gr154">
          <draw:custom-shape draw:name="Oval 43" draw:style-name="gr155" draw:text-style-name="P106" draw:layer="layout" svg:width="0.211cm" svg:height="0.211cm" svg:x="5.59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4" draw:style-name="gr155" draw:text-style-name="P106" draw:layer="layout" svg:width="0.211cm" svg:height="0.211cm" svg:x="5.59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5" draw:style-name="gr155" draw:text-style-name="P106" draw:layer="layout" svg:width="0.211cm" svg:height="0.211cm" svg:x="5.59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6" draw:style-name="gr155" draw:text-style-name="P106" draw:layer="layout" svg:width="0.211cm" svg:height="0.211cm" svg:x="5.59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7" draw:style-name="gr155" draw:text-style-name="P106" draw:layer="layout" svg:width="0.211cm" svg:height="0.211cm" svg:x="5.59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8" draw:style-name="gr155" draw:text-style-name="P106" draw:layer="layout" svg:width="0.211cm" svg:height="0.211cm" svg:x="5.59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9" draw:style-name="gr154">
          <draw:custom-shape draw:name="Oval 49" draw:style-name="gr155" draw:text-style-name="P106" draw:layer="layout" svg:width="0.211cm" svg:height="0.211cm" svg:x="7.57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0" draw:style-name="gr155" draw:text-style-name="P106" draw:layer="layout" svg:width="0.211cm" svg:height="0.211cm" svg:x="7.57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1" draw:style-name="gr155" draw:text-style-name="P106" draw:layer="layout" svg:width="0.211cm" svg:height="0.211cm" svg:x="7.57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2" draw:style-name="gr155" draw:text-style-name="P106" draw:layer="layout" svg:width="0.211cm" svg:height="0.211cm" svg:x="7.57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3" draw:style-name="gr155" draw:text-style-name="P106" draw:layer="layout" svg:width="0.211cm" svg:height="0.211cm" svg:x="7.57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4" draw:style-name="gr155" draw:text-style-name="P106" draw:layer="layout" svg:width="0.211cm" svg:height="0.211cm" svg:x="7.57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0" draw:style-name="gr154">
          <draw:custom-shape draw:name="Oval 55" draw:style-name="gr155" draw:text-style-name="P106" draw:layer="layout" svg:width="0.211cm" svg:height="0.211cm" svg:x="9.56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6" draw:style-name="gr155" draw:text-style-name="P106" draw:layer="layout" svg:width="0.211cm" svg:height="0.211cm" svg:x="9.56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7" draw:style-name="gr155" draw:text-style-name="P106" draw:layer="layout" svg:width="0.211cm" svg:height="0.211cm" svg:x="9.56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8" draw:style-name="gr155" draw:text-style-name="P106" draw:layer="layout" svg:width="0.211cm" svg:height="0.211cm" svg:x="9.56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9" draw:style-name="gr155" draw:text-style-name="P106" draw:layer="layout" svg:width="0.211cm" svg:height="0.211cm" svg:x="9.56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0" draw:style-name="gr155" draw:text-style-name="P106" draw:layer="layout" svg:width="0.211cm" svg:height="0.211cm" svg:x="9.56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1" draw:style-name="gr154">
          <draw:custom-shape draw:name="Oval 61" draw:style-name="gr155" draw:text-style-name="P106" draw:layer="layout" svg:width="0.211cm" svg:height="0.211cm" svg:x="11.547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2" draw:style-name="gr155" draw:text-style-name="P106" draw:layer="layout" svg:width="0.211cm" svg:height="0.211cm" svg:x="11.547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3" draw:style-name="gr155" draw:text-style-name="P106" draw:layer="layout" svg:width="0.211cm" svg:height="0.211cm" svg:x="11.547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4" draw:style-name="gr155" draw:text-style-name="P106" draw:layer="layout" svg:width="0.211cm" svg:height="0.211cm" svg:x="11.547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155" draw:text-style-name="P106" draw:layer="layout" svg:width="0.211cm" svg:height="0.211cm" svg:x="11.547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6" draw:style-name="gr155" draw:text-style-name="P106" draw:layer="layout" svg:width="0.211cm" svg:height="0.211cm" svg:x="11.547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12" draw:style-name="gr154">
          <draw:custom-shape draw:name="Oval 67" draw:style-name="gr155" draw:text-style-name="P106" draw:layer="layout" svg:width="0.211cm" svg:height="0.211cm" svg:x="13.532cm" svg:y="15.61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8" draw:style-name="gr155" draw:text-style-name="P106" draw:layer="layout" svg:width="0.211cm" svg:height="0.211cm" svg:x="13.532cm" svg:y="13.6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9" draw:style-name="gr155" draw:text-style-name="P106" draw:layer="layout" svg:width="0.211cm" svg:height="0.211cm" svg:x="13.532cm" svg:y="11.76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0" draw:style-name="gr155" draw:text-style-name="P106" draw:layer="layout" svg:width="0.211cm" svg:height="0.211cm" svg:x="13.532cm" svg:y="9.83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1" draw:style-name="gr155" draw:text-style-name="P106" draw:layer="layout" svg:width="0.211cm" svg:height="0.211cm" svg:x="13.532cm" svg:y="7.90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2" draw:style-name="gr155" draw:text-style-name="P106" draw:layer="layout" svg:width="0.211cm" svg:height="0.211cm" svg:x="13.532cm" svg:y="5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AutoShape 3" draw:style-name="gr156" draw:text-style-name="P107" draw:layer="layout" svg:width="0.669cm" svg:height="5.749cm" svg:x="2.293cm" svg:y="8.043cm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AutoShape 4" draw:style-name="gr156" draw:text-style-name="P107" draw:layer="layout" svg:width="0.669cm" svg:height="5.749cm" draw:transform="rotate (1.5707963267949) translate (5.921cm 17.498cm)">
          <text:p/>
          <draw:enhanced-geometry draw:mirror-horizontal="false" draw:mirror-vertical="false" svg:viewBox="0 0 0 0" draw:text-areas="?f13 ?f14 ?f17 ?f15" draw:type="ooxml-leftBrace" draw:modifiers="71491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range-y-minimum="0" draw:handle-position="?f16 ?f7" draw:handle-range-y-maximum="?f5"/>
            <draw:handle draw:handle-range-y-minimum="0" draw:handle-position="0 ?f8" draw:handle-range-y-maximum="100000"/>
          </draw:enhanced-geometry>
        </draw:custom-shape>
        <draw:custom-shape draw:name="Text Box 28" draw:style-name="gr157" draw:text-style-name="P109" draw:layer="layout" svg:width="6.777cm" svg:height="0.845cm" svg:x="5.44cm" svg:y="17.507cm">
          <text:p text:style-name="P108"><text:span text:style-name="T146">critical section wrt </text:span><text:span text:style-name="T147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58" draw:text-style-name="P109" draw:layer="layout" svg:width="2.614cm" svg:height="2.031cm" svg:x="0cm" svg:y="9.803cm">
          <text:p text:style-name="P108"><text:span text:style-name="T146">critical section wrt </text:span><text:span text:style-name="T147">c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59" draw:text-style-name="P111" draw:layer="layout" svg:width="4.677cm" svg:height="0.886cm" svg:x="6.341cm" svg:y="10.409cm">
          <text:p text:style-name="P110"><text:span text:style-name="T148">Unsafe 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60" draw:text-style-name="P111" draw:layer="layout" svg:width="9.736cm" svg:height="4.701cm" svg:x="14.817cm" svg:y="6.014cm">
          <text:p xml:id="id43" text:id="id43" text:style-name="P110"><text:span text:style-name="T149">Def:</text:span><text:span text:style-name="T150"> </text:span><text:span text:style-name="T151">A trajectory is </text:span><text:span text:style-name="T149">safe <text:s/></text:span><text:span text:style-name="T151">iff it does not enter any unsafe region</text:span></text:p>
          <text:p text:style-name="P110"><text:span text:style-name="T152"/></text:p>
          <text:p xml:id="id66" text:id="id66" text:style-name="P110"><text:span text:style-name="T149">Claim:</text:span><text:span text:style-name="T150"> </text:span><text:span text:style-name="T151">A trajectory is <text:s/>correct (wrt </text:span><text:span text:style-name="T153">cnt</text:span><text:span text:style-name="T151">) <text:s/>iff it is safe</text:span></text:p>
          <text:p text:style-name="P110"><text:span text:style-name="T1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161" draw:text-style-name="P101" xml:id="id55" draw:id="id55" draw:layer="layout" svg:width="2.031cm" svg:height="0.025cm" svg:x="3.642cm" svg:y="15.703cm" svg:viewBox="0 0 2032 26" draw:points="0,0 2032,26">
          <text:p/>
        </draw:polyline>
        <draw:polyline draw:name="Line 10" draw:style-name="gr161" draw:text-style-name="P101" xml:id="id56" draw:id="id56" draw:layer="layout" svg:width="2.054cm" svg:height="0cm" svg:x="5.714cm" svg:y="15.703cm" svg:viewBox="0 0 2055 1" draw:points="0,0 2055,1">
          <text:p/>
        </draw:polyline>
        <draw:polyline draw:name="Line 11" draw:style-name="gr161" draw:text-style-name="P101" xml:id="id57" draw:id="id57" draw:layer="layout" svg:width="1.82cm" svg:height="0cm" svg:x="7.919cm" svg:y="15.703cm" svg:viewBox="0 0 1821 1" draw:points="0,0 1821,1">
          <text:p/>
        </draw:polyline>
        <draw:polyline draw:name="Line 12" draw:style-name="gr161" draw:text-style-name="P101" xml:id="id58" draw:id="id58" draw:layer="layout" svg:width="0cm" svg:height="1.758cm" svg:x="9.696cm" svg:y="13.829cm" svg:viewBox="0 0 1 1759" draw:points="0,1759 1,0">
          <text:p/>
        </draw:polyline>
        <draw:polyline draw:name="Line 13" draw:style-name="gr161" draw:text-style-name="P101" xml:id="id59" draw:id="id59" draw:layer="layout" svg:width="0cm" svg:height="1.799cm" svg:x="9.67cm" svg:y="11.857cm" svg:viewBox="0 0 1 1800" draw:points="0,1800 1,0">
          <text:p/>
        </draw:polyline>
        <draw:polyline draw:name="Line 14" draw:style-name="gr161" draw:text-style-name="P101" xml:id="id60" draw:id="id60" draw:layer="layout" svg:width="1.821cm" svg:height="0cm" svg:x="9.837cm" svg:y="11.884cm" svg:viewBox="0 0 1822 1" draw:points="0,0 1822,1">
          <text:p/>
        </draw:polyline>
        <draw:polyline draw:name="Line 15" draw:style-name="gr161" draw:text-style-name="P101" xml:id="id61" draw:id="id61" draw:layer="layout" svg:width="1.82cm" svg:height="0cm" svg:x="11.756cm" svg:y="11.884cm" svg:viewBox="0 0 1821 1" draw:points="0,0 1821,1">
          <text:p/>
        </draw:polyline>
        <draw:polyline draw:name="Line 16" draw:style-name="gr161" draw:text-style-name="P101" xml:id="id62" draw:id="id62" draw:layer="layout" svg:width="0cm" svg:height="1.798cm" svg:x="13.647cm" svg:y="9.891cm" svg:viewBox="0 0 1 1799" draw:points="0,1799 1,0">
          <text:p/>
        </draw:polyline>
        <draw:polyline draw:name="Line 40" draw:style-name="gr161" draw:text-style-name="P101" xml:id="id63" draw:id="id63" draw:layer="layout" svg:width="0cm" svg:height="1.798cm" svg:x="13.647cm" svg:y="7.906cm" svg:viewBox="0 0 1 1799" draw:points="0,1799 1,0">
          <text:p/>
        </draw:polyline>
        <draw:polyline draw:name="Line 41" draw:style-name="gr161" draw:text-style-name="P101" xml:id="id64" draw:id="id64" draw:layer="layout" svg:width="0cm" svg:height="1.798cm" svg:x="13.647cm" svg:y="5.962cm" svg:viewBox="0 0 1 1799" draw:points="0,1799 1,0">
          <text:p/>
        </draw:polyline>
        <draw:custom-shape draw:name="TextBox 5" draw:style-name="gr162" draw:text-style-name="P111" xml:id="id65" draw:id="id65" draw:layer="layout" svg:width="2.514cm" svg:height="0.886cm" svg:x="12.418cm" svg:y="12.065cm">
          <text:p text:style-name="P110"><text:span text:style-name="T154">un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42" draw:style-name="gr163" draw:text-style-name="P101" xml:id="id44" draw:id="id44" draw:layer="layout" svg:width="0cm" svg:height="1.798cm" svg:x="3.699cm" svg:y="13.855cm" svg:viewBox="0 0 1 1799" draw:points="0,1799 1,0">
          <text:p/>
        </draw:polyline>
        <draw:polyline draw:name="Line 43" draw:style-name="gr163" draw:text-style-name="P101" xml:id="id45" draw:id="id45" draw:layer="layout" svg:width="0cm" svg:height="1.799cm" svg:x="3.699cm" svg:y="11.87cm" svg:viewBox="0 0 1 1800" draw:points="0,1800 1,0">
          <text:p/>
        </draw:polyline>
        <draw:polyline draw:name="Line 69" draw:style-name="gr163" draw:text-style-name="P101" xml:id="id46" draw:id="id46" draw:layer="layout" svg:width="0cm" svg:height="1.798cm" svg:x="3.699cm" svg:y="9.926cm" svg:viewBox="0 0 1 1799" draw:points="0,1799 1,0">
          <text:p/>
        </draw:polyline>
        <draw:polyline draw:name="Line 70" draw:style-name="gr163" draw:text-style-name="P101" xml:id="id47" draw:id="id47" draw:layer="layout" svg:width="1.82cm" svg:height="0cm" svg:x="3.81cm" svg:y="9.935cm" svg:viewBox="0 0 1821 1" draw:points="0,0 1821,1">
          <text:p/>
        </draw:polyline>
        <draw:polyline draw:name="Line 71" draw:style-name="gr163" draw:text-style-name="P101" xml:id="id48" draw:id="id48" draw:layer="layout" svg:width="0cm" svg:height="1.798cm" svg:x="5.701cm" svg:y="7.942cm" svg:viewBox="0 0 1 1799" draw:points="0,1799 1,0">
          <text:p/>
        </draw:polyline>
        <draw:polyline draw:name="Line 72" draw:style-name="gr163" draw:text-style-name="P101" xml:id="id49" draw:id="id49" draw:layer="layout" svg:width="1.82cm" svg:height="0cm" svg:x="5.807cm" svg:y="8.043cm" svg:viewBox="0 0 1821 1" draw:points="0,0 1821,1">
          <text:p/>
        </draw:polyline>
        <draw:polyline draw:name="Line 73" draw:style-name="gr163" draw:text-style-name="P101" xml:id="id50" draw:id="id50" draw:layer="layout" svg:width="0cm" svg:height="1.799cm" svg:x="7.699cm" svg:y="6.049cm" svg:viewBox="0 0 1 1800" draw:points="0,1800 1,0">
          <text:p/>
        </draw:polyline>
        <draw:polyline draw:name="Line 74" draw:style-name="gr163" draw:text-style-name="P101" xml:id="id51" draw:id="id51" draw:layer="layout" svg:width="2.031cm" svg:height="0.026cm" svg:x="7.659cm" svg:y="6.067cm" svg:viewBox="0 0 2032 27" draw:points="0,0 2032,27">
          <text:p/>
        </draw:polyline>
        <draw:polyline draw:name="Line 75" draw:style-name="gr163" draw:text-style-name="P101" xml:id="id52" draw:id="id52" draw:layer="layout" svg:width="2.054cm" svg:height="0cm" svg:x="9.732cm" svg:y="6.067cm" svg:viewBox="0 0 2055 1" draw:points="0,0 2055,1">
          <text:p/>
        </draw:polyline>
        <draw:polyline draw:name="Line 76" draw:style-name="gr163" draw:text-style-name="P101" xml:id="id53" draw:id="id53" draw:layer="layout" svg:width="1.82cm" svg:height="0cm" svg:x="11.937cm" svg:y="6.067cm" svg:viewBox="0 0 1821 1" draw:points="0,0 1821,1">
          <text:p/>
        </draw:polyline>
        <draw:custom-shape draw:name="TextBox 6" draw:style-name="gr164" draw:text-style-name="P111" xml:id="id54" draw:id="id54" draw:layer="layout" svg:width="1.76cm" svg:height="0.886cm" svg:x="8.693cm" svg:y="4.901cm">
          <text:p text:style-name="P110"><text:span text:style-name="T155">saf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18" draw:style-name="gr4" draw:layer="layout" svg:width="19.798cm" svg:height="11.136cm" svg:x="0.6cm" svg:y="2.257cm" draw:page-number="45" presentation:class="page"/>
          <draw:frame draw:name="Rectangle 219" presentation:style-name="pr43" draw:text-style-name="P4" draw:layer="layout" svg:width="14.874cm" svg:height="11.981cm" svg:x="2.705cm" svg:y="12.648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Content_5f_" presentation:presentation-page-layout-name="AL2T11">
        <office:forms form:automatic-focus="false" form:apply-design-mode="false"/>
        <draw:frame draw:name="Rectangle 220" presentation:style-name="pr44" draw:text-style-name="P7" draw:layer="layout" svg:width="21.088cm" svg:height="2.116cm" svg:x="0.635cm" svg:y="0.847cm" presentation:class="title" presentation:user-transformed="true">
          <draw:text-box>
            <text:p text:style-name="P6"><text:span text:style-name="T61">Deadlocking With Semaphores</text:span></text:p>
          </draw:text-box>
        </draw:frame>
        <draw:custom-shape draw:name="Text Box 4" draw:style-name="gr165" draw:text-style-name="P42" draw:layer="layout" svg:width="16.556cm" svg:height="8.126cm" svg:x="1.86cm" svg:y="2.685cm">
          <text:p text:style-name="P38"><text:span text:style-name="T86">int</text:span><text:span text:style-name="T87"> </text:span><text:span text:style-name="T88">main</text:span><text:span text:style-name="T87">()</text:span></text:p>
          <text:p text:style-name="P38"><text:span text:style-name="T87">{</text:span></text:p>
          <text:p text:style-name="P38"><text:span text:style-name="T87"><text:s text:c="4"/></text:span><text:span text:style-name="T86">pthread_t</text:span><text:span text:style-name="T87"> </text:span><text:span text:style-name="T110">tid</text:span><text:span text:style-name="T87">[2];</text:span></text:p>
          <text:p text:style-name="P38"><text:span text:style-name="T111"><text:s text:c="4"/></text:span><text:span text:style-name="T111">Sem_init(&amp;mutex[0], 0, 1); <text:s/></text:span><text:span text:style-name="T112">/* mutex[0] = 0 */</text:span></text:p>
          <text:p text:style-name="P38"><text:span text:style-name="T111"><text:s text:c="4"/></text:span><text:span text:style-name="T111">Sem_init(&amp;mutex[1], 0, 1); <text:s/></text:span><text:span text:style-name="T112">/* mutex[1] = 1 */</text:span></text:p>
          <text:p text:style-name="P38"><text:span text:style-name="T111"><text:s text:c="4"/></text:span><text:span text:style-name="T111">Pthread_create(&amp;tid[0], </text:span><text:span text:style-name="T113">NULL</text:span><text:span text:style-name="T111">, count, (</text:span><text:span text:style-name="T114">void</text:span><text:span text:style-name="T111">*) 0);</text:span></text:p>
          <text:p text:style-name="P38"><text:span text:style-name="T111"><text:s text:c="4"/></text:span><text:span text:style-name="T111">Pthread_create(&amp;tid[1], </text:span><text:span text:style-name="T113">NULL</text:span><text:span text:style-name="T111">, count, (</text:span><text:span text:style-name="T114">void</text:span><text:span text:style-name="T111">*) 1);</text:span></text:p>
          <text:p text:style-name="P38"><text:span text:style-name="T111"><text:s text:c="4"/></text:span><text:span text:style-name="T111">Pthread_join(tid[0], </text:span><text:span text:style-name="T113">NULL</text:span><text:span text:style-name="T111">);</text:span></text:p>
          <text:p text:style-name="P38"><text:span text:style-name="T111"><text:s text:c="4"/></text:span><text:span text:style-name="T111">Pthread_join(tid[1], </text:span><text:span text:style-name="T113">NULL</text:span><text:span text:style-name="T111">);</text:span></text:p>
          <text:p text:style-name="P38"><text:span text:style-name="T115"><text:s text:c="4"/></text:span><text:span text:style-name="T115">printf(</text:span><text:span text:style-name="T116">"cnt=%d\n"</text:span><text:span text:style-name="T115">, cnt);</text:span></text:p>
          <text:p text:style-name="P38"><text:span text:style-name="T115"><text:s text:c="4"/></text:span><text:span text:style-name="T115">exit(0);</text:span></text:p>
          <text:p text:style-name="P38"><text:span text:style-name="T1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166" draw:text-style-name="P42" draw:layer="layout" svg:width="12.166cm" svg:height="7.449cm" svg:x="1.735cm" svg:y="10.986cm">
          <text:p text:style-name="P38"><text:span text:style-name="T86">void</text:span><text:span text:style-name="T87"> *</text:span><text:span text:style-name="T88">count</text:span><text:span text:style-name="T87">(</text:span><text:span text:style-name="T86">void</text:span><text:span text:style-name="T87"> *</text:span><text:span text:style-name="T110">vargp</text:span><text:span text:style-name="T87">)</text:span></text:p>
          <text:p text:style-name="P38"><text:span text:style-name="T87">{</text:span></text:p>
          <text:p text:style-name="P38"><text:span text:style-name="T90"><text:s text:c="4"/></text:span><text:span text:style-name="T91">int</text:span><text:span text:style-name="T90"> </text:span><text:span text:style-name="T117">i</text:span><text:span text:style-name="T90">;</text:span></text:p>
          <text:p text:style-name="P38"><text:span text:style-name="T90"><text:s text:c="4"/></text:span><text:span text:style-name="T91">int</text:span><text:span text:style-name="T90"> </text:span><text:span text:style-name="T117">id</text:span><text:span text:style-name="T90"> = (</text:span><text:span text:style-name="T91">int</text:span><text:span text:style-name="T90">) vargp;</text:span></text:p>
          <text:p text:style-name="P38"><text:span text:style-name="T93"><text:s text:c="4"/></text:span><text:span text:style-name="T94">for</text:span><text:span text:style-name="T93"> (i = 0; i &lt; NITERS; i++) {</text:span></text:p>
          <text:p text:style-name="P38"><text:span text:style-name="T111"><text:tab/></text:span><text:span text:style-name="T111">P(&amp;mutex[id]); P(&amp;mutex[1-id]);</text:span></text:p>
          <text:p text:style-name="P38"><text:span text:style-name="T111"><text:tab/></text:span><text:span text:style-name="T111">cnt++;</text:span></text:p>
          <text:p text:style-name="P38"><text:span text:style-name="T111"><text:tab/></text:span><text:span text:style-name="T111">V(&amp;mutex[id]); V(&amp;mutex[1-id]);</text:span></text:p>
          <text:p text:style-name="P38"><text:span text:style-name="T111"><text:s text:c="4"/></text:span><text:span text:style-name="T111">}</text:span></text:p>
          <text:p text:style-name="P38"><text:span text:style-name="T111"><text:s text:c="4"/></text:span><text:span text:style-name="T118">return</text:span><text:span text:style-name="T111"> </text:span><text:span text:style-name="T113">NULL</text:span><text:span text:style-name="T111">;</text:span></text:p>
          <text:p text:style-name="P38"><text:span text:style-name="T11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67" draw:text-style-name="P74" draw:layer="layout" svg:width="3.133cm" svg:height="6.001cm" svg:x="16.256cm" svg:y="12.065cm">
          <text:p text:style-name="P38"><text:span text:style-name="T119">Tid[0]: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68" draw:text-style-name="P74" draw:layer="layout" svg:width="3.302cm" svg:height="6.001cm" svg:x="20.32cm" svg:y="12.065cm">
          <text:p text:style-name="P38"><text:span text:style-name="T119">Tid[1]:</text:span></text:p>
          <text:p text:style-name="P38"><text:span text:style-name="T119">P(s</text:span><text:span text:style-name="T120">1</text:span><text:span text:style-name="T119">);</text:span></text:p>
          <text:p text:style-name="P38"><text:span text:style-name="T119">P(s</text:span><text:span text:style-name="T120">0</text:span><text:span text:style-name="T119">);</text:span></text:p>
          <text:p text:style-name="P38"><text:span text:style-name="T119">cnt++;</text:span></text:p>
          <text:p text:style-name="P38"><text:span text:style-name="T119">V(s</text:span><text:span text:style-name="T120">1</text:span><text:span text:style-name="T119">);</text:span></text:p>
          <text:p text:style-name="P38"><text:span text:style-name="T119">V(s</text:span><text:span text:style-name="T120">0</text:span><text:span text:style-name="T119">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22" draw:style-name="gr4" draw:layer="layout" svg:width="13.546cm" svg:height="10.159cm" svg:x="3.387cm" svg:y="1.905cm" draw:page-number="46" presentation:class="page"/>
          <draw:frame draw:name="Rectangle 223" presentation:style-name="pr4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69" draw:text-style-name="P112" xml:id="id71" draw:id="id71" draw:layer="layout" svg:width="2.62cm" svg:height="2.361cm" svg:x="3.956cm" svg:y="11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9">Deadlock Visualized in Progress Graph</text:span></text:p>
          </draw:text-box>
        </draw:frame>
        <draw:custom-shape draw:name="Text Box 97" draw:style-name="gr170" draw:text-style-name="P39" xml:id="id72" draw:id="id72" draw:layer="layout" svg:width="8.624cm" svg:height="12.823cm" svg:x="15.937cm" svg:y="3.836cm">
          <text:p text:style-name="P38"><text:span text:style-name="T156">Locking introduces <text:s/>the</text:span></text:p>
          <text:p text:style-name="P38"><text:span text:style-name="T156">potential for </text:span><text:span text:style-name="T157">deadlock: </text:span></text:p>
          <text:p text:style-name="P38"><text:span text:style-name="T156">waiting for a condition that will never be true</text:span></text:p>
          <text:p text:style-name="P38"><text:span text:style-name="T119"/></text:p>
          <text:p text:style-name="P38"><text:span text:style-name="T156">Any trajectory that enters</text:span></text:p>
          <text:p text:style-name="P38"><text:span text:style-name="T156">the </text:span><text:span text:style-name="T157">deadlock region </text:span><text:span text:style-name="T156">will</text:span></text:p>
          <text:p text:style-name="P38"><text:span text:style-name="T156">eventually reach the</text:span></text:p>
          <text:p text:style-name="P38"><text:span text:style-name="T157">deadlock state</text:span><text:span text:style-name="T158">, </text:span><text:span text:style-name="T156">waiting for either </text:span><text:span text:style-name="T159">s</text:span><text:span text:style-name="T160">0</text:span><text:span text:style-name="T156"> or </text:span><text:span text:style-name="T159">s</text:span><text:span text:style-name="T160">1</text:span><text:span text:style-name="T156"> to become nonzero</text:span></text:p>
          <text:p text:style-name="P38"><text:span text:style-name="T119"/></text:p>
          <text:p text:style-name="P38"><text:span text:style-name="T156">Other trajectories luck out and skirt the deadlock region</text:span></text:p>
          <text:p text:style-name="P38"><text:span text:style-name="T119"/></text:p>
          <text:p text:style-name="P38"><text:span text:style-name="T156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41" draw:text-style-name="P9" draw:layer="layout" svg:x1="2.39cm" svg:y1="15.733cm" svg:x2="12.973cm" svg:y2="15.734cm">
          <text:p/>
        </draw:line>
        <draw:line draw:name="Line 49" draw:style-name="gr141" draw:text-style-name="P9" draw:layer="layout" svg:x1="2.39cm" svg:y1="15.733cm" svg:x2="2.391cm" svg:y2="5.066cm">
          <text:p/>
        </draw:line>
        <draw:custom-shape draw:name="Text Box 98" draw:style-name="gr171" draw:text-style-name="P34" draw:layer="layout" svg:width="3.149cm" svg:height="0.887cm" svg:x="12.895cm" svg:y="15.377cm">
          <text:p text:style-name="P32"><text:span text:style-name="T161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72" draw:text-style-name="P34" draw:layer="layout" svg:width="3.149cm" svg:height="0.887cm" svg:x="0.827cm" svg:y="3.987cm">
          <text:p text:style-name="P32"><text:span text:style-name="T16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173" draw:text-style-name="P114" draw:layer="layout" svg:width="2.184cm" svg:height="1.118cm" svg:x="2.516cm" svg:y="16.041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74" draw:text-style-name="P114" draw:layer="layout" svg:width="2.209cm" svg:height="1.118cm" svg:x="7.341cm" svg:y="16.041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75" draw:text-style-name="P114" draw:layer="layout" svg:width="2.184cm" svg:height="1.118cm" svg:x="4.69cm" svg:y="16.041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76" draw:text-style-name="P114" draw:layer="layout" svg:width="2.209cm" svg:height="1.118cm" svg:x="9.881cm" svg:y="16.041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77" draw:text-style-name="P9" draw:layer="layout" svg:x1="2.015cm" svg:y1="14.234cm" svg:x2="2.354cm" svg:y2="14.235cm">
          <text:p/>
        </draw:line>
        <draw:line draw:name="Line 51" draw:style-name="gr178" draw:text-style-name="P9" draw:layer="layout" svg:x1="2.015cm" svg:y1="9.511cm" svg:x2="2.368cm" svg:y2="9.498cm">
          <text:p/>
        </draw:line>
        <draw:custom-shape draw:name="Text Box 104" draw:style-name="gr179" draw:text-style-name="P114" draw:layer="layout" svg:width="2.209cm" svg:height="1.118cm" svg:x="0.161cm" svg:y="9.564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180" draw:text-style-name="P114" draw:layer="layout" svg:width="2.184cm" svg:height="1.118cm" svg:x="0.217cm" svg:y="13.996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77" draw:text-style-name="P9" draw:layer="layout" svg:x1="2.015cm" svg:y1="11.906cm" svg:x2="2.354cm" svg:y2="11.907cm">
          <text:p/>
        </draw:line>
        <draw:custom-shape draw:name="Text Box 106" draw:style-name="gr181" draw:text-style-name="P114" draw:layer="layout" svg:width="2.184cm" svg:height="1.118cm" svg:x="0.217cm" svg:y="11.963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78" draw:text-style-name="P9" draw:layer="layout" svg:x1="2.015cm" svg:y1="7.148cm" svg:x2="2.368cm" svg:y2="7.134cm">
          <text:p/>
        </draw:line>
        <draw:custom-shape draw:name="Text Box 107" draw:style-name="gr182" draw:text-style-name="P114" draw:layer="layout" svg:width="2.209cm" svg:height="1.118cm" svg:x="0.161cm" svg:y="7.201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7" draw:text-style-name="P9" draw:layer="layout" svg:x1="4.043cm" svg:y1="15.733cm" svg:x2="4.044cm" svg:y2="16.073cm">
          <text:p/>
        </draw:line>
        <draw:line draw:name="Line 55" draw:style-name="gr178" draw:text-style-name="P9" draw:layer="layout" svg:x1="9.232cm" svg:y1="15.733cm" svg:x2="9.25cm" svg:y2="16.086cm">
          <text:p/>
        </draw:line>
        <draw:line draw:name="Line 56" draw:style-name="gr178" draw:text-style-name="P9" draw:layer="layout" svg:x1="6.629cm" svg:y1="15.733cm" svg:x2="6.646cm" svg:y2="16.086cm">
          <text:p/>
        </draw:line>
        <draw:line draw:name="Line 57" draw:style-name="gr178" draw:text-style-name="P9" draw:layer="layout" svg:x1="11.835cm" svg:y1="15.733cm" svg:x2="11.853cm" svg:y2="16.086cm">
          <text:p/>
        </draw:line>
        <draw:custom-shape draw:name="Rectangle 164" draw:style-name="gr183" draw:text-style-name="P115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83" draw:text-style-name="P115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84" draw:text-style-name="P39" draw:layer="layout" svg:width="4.901cm" svg:height="1.428cm" svg:x="4.219cm" svg:y="7.229cm">
          <text:p text:style-name="P38"><text:span text:style-name="T162">Forbidden region</text:span></text:p>
          <text:p text:style-name="P38"><text:span text:style-name="T162">for s</text:span><text:span text:style-name="T1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85" draw:text-style-name="P37" draw:layer="layout" svg:width="4.901cm" svg:height="1.428cm" svg:x="6.794cm" svg:y="12.598cm">
          <text:p text:style-name="P36"><text:span text:style-name="T162">Forbidden region</text:span></text:p>
          <text:p text:style-name="P36"><text:span text:style-name="T162">for s</text:span><text:span text:style-name="T16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86" draw:text-style-name="P116" xml:id="id67" draw:id="id67" draw:layer="layout" svg:width="0.507cm" svg:height="0.507cm" svg:x="5.92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8" draw:style-name="gr187" draw:text-style-name="P39" xml:id="id70" draw:id="id70" draw:layer="layout" svg:width="3.064cm" svg:height="1.188cm" svg:x="11.387cm" svg:y="6.612cm">
          <text:p text:style-name="P38"><text:span text:style-name="T164">Deadlock</text:span></text:p>
          <text:p text:style-name="P38"><text:span text:style-name="T164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8" draw:style-name="gr188" draw:text-style-name="P9" xml:id="id69" draw:id="id69" draw:layer="layout" svg:width="5.044cm" svg:height="4.867cm" svg:x="6.504cm" svg:y="7.217cm" svg:viewBox="0 0 5045 4868" draw:points="5045,0 0,4868">
          <text:p/>
        </draw:polyline>
        <draw:custom-shape draw:name="Text Box 109" draw:style-name="gr189" draw:text-style-name="P39" xml:id="id68" draw:id="id68" draw:layer="layout" svg:width="2.522cm" svg:height="0.934cm" svg:x="3.836cm" svg:y="13.165cm">
          <text:p text:style-name="P38"><text:span text:style-name="T165">Deadlock</text:span></text:p>
          <text:p text:style-name="P38"><text:span text:style-name="T165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0" draw:style-name="gr190" draw:text-style-name="P39" draw:layer="layout" svg:width="3.233cm" svg:height="1.013cm" svg:x="-0.047cm" svg:y="16.939cm">
          <text:p text:style-name="P38"><text:span text:style-name="T159">s</text:span><text:span text:style-name="T160">0</text:span><text:span text:style-name="T156">=</text:span><text:span text:style-name="T159">s</text:span><text:span text:style-name="T160">1</text:span><text:span text:style-name="T156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91" draw:text-style-name="P41" draw:layer="layout" svg:width="1.198cm" svg:height="1.017cm" draw:transform="rotate (-1.5707963267949) translate (2.356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4">
          <draw:page-thumbnail draw:name="Rectangle 166" draw:style-name="gr4" draw:layer="layout" svg:width="13.546cm" svg:height="10.159cm" svg:x="3.387cm" svg:y="1.905cm" draw:page-number="47" presentation:class="page"/>
          <draw:frame draw:name="Rectangle 167" presentation:style-name="pr4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2" draw:text-style-name="P7" draw:layer="layout" svg:width="21.088cm" svg:height="2.116cm" svg:x="0.713cm" svg:y="0.847cm" presentation:class="title" presentation:user-transformed="true">
          <draw:text-box>
            <text:p text:style-name="P6"><text:span text:style-name="T61">Avoiding Deadlock</text:span></text:p>
          </draw:text-box>
        </draw:frame>
        <draw:custom-shape draw:name="Text Box 111" draw:style-name="gr192" draw:text-style-name="P42" draw:layer="layout" svg:width="18.114cm" svg:height="8.126cm" svg:x="1.199cm" svg:y="2.785cm">
          <text:p text:style-name="P38"><text:span text:style-name="T166">int main() </text:span></text:p>
          <text:p text:style-name="P38"><text:span text:style-name="T166">{</text:span></text:p>
          <text:p text:style-name="P38"><text:span text:style-name="T166"><text:s text:c="4"/></text:span><text:span text:style-name="T166">pthread_t tid[2];</text:span></text:p>
          <text:p text:style-name="P38"><text:span text:style-name="T166"><text:s text:c="4"/></text:span><text:span text:style-name="T166">Sem_init(&amp;mutex[0], 0, 1); <text:s/></text:span><text:span text:style-name="T167">/* mutex[0] = 0 */</text:span></text:p>
          <text:p text:style-name="P38"><text:span text:style-name="T166"><text:s text:c="4"/></text:span><text:span text:style-name="T166">Sem_init(&amp;mutex[1], 0, 1); <text:s/></text:span><text:span text:style-name="T167">/* mutex[1] = 0 */</text:span></text:p>
          <text:p text:style-name="P38"><text:span text:style-name="T166"><text:s text:c="4"/></text:span><text:span text:style-name="T166">Pthread_create(&amp;tid[0], NULL, count, (void*) 0);</text:span></text:p>
          <text:p text:style-name="P38"><text:span text:style-name="T166"><text:s text:c="4"/></text:span><text:span text:style-name="T166">Pthread_create(&amp;tid[1], NULL, count, (void*) 1);</text:span></text:p>
          <text:p text:style-name="P38"><text:span text:style-name="T166"><text:s text:c="4"/></text:span><text:span text:style-name="T166">Pthread_join(tid[0], NULL);</text:span></text:p>
          <text:p text:style-name="P38"><text:span text:style-name="T166"><text:s text:c="4"/></text:span><text:span text:style-name="T166">Pthread_join(tid[1], NULL);</text:span></text:p>
          <text:p text:style-name="P38"><text:span text:style-name="T166"><text:s text:c="4"/></text:span><text:span text:style-name="T166">printf("cnt=%d\n", cnt);</text:span></text:p>
          <text:p text:style-name="P38"><text:span text:style-name="T166"><text:s text:c="4"/></text:span><text:span text:style-name="T166">exit(0);</text:span></text:p>
          <text:p text:style-name="P38"><text:span text:style-name="T1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93" draw:text-style-name="P42" draw:layer="layout" svg:width="12.356cm" svg:height="7.449cm" svg:x="1.263cm" svg:y="11.052cm">
          <text:p text:style-name="P38"><text:span text:style-name="T166">void *count(void *vargp) </text:span></text:p>
          <text:p text:style-name="P38"><text:span text:style-name="T166">{</text:span></text:p>
          <text:p text:style-name="P38"><text:span text:style-name="T166"><text:s text:c="4"/></text:span><text:span text:style-name="T166">int i;</text:span></text:p>
          <text:p text:style-name="P38"><text:span text:style-name="T166"><text:s text:c="4"/></text:span><text:span text:style-name="T166">int id = (int) vargp;</text:span></text:p>
          <text:p text:style-name="P38"><text:span text:style-name="T166"><text:s text:c="4"/></text:span><text:span text:style-name="T166">for (i = 0; i &lt; NITERS; i++) {</text:span></text:p>
          <text:p text:style-name="P38"><text:span text:style-name="T166"><text:s text:c="8"/></text:span><text:span text:style-name="T166">P(&amp;mutex[0]); P(&amp;mutex[1]);</text:span></text:p>
          <text:p text:style-name="P38"><text:span text:style-name="T166"><text:tab/></text:span><text:span text:style-name="T166">cnt++;</text:span></text:p>
          <text:p text:style-name="P38"><text:span text:style-name="T166"><text:tab/></text:span><text:span text:style-name="T166">V(&amp;mutex[id]); V(&amp;mutex[1-id]);</text:span></text:p>
          <text:p text:style-name="P38"><text:span text:style-name="T166"><text:s text:c="4"/></text:span><text:span text:style-name="T166">}</text:span></text:p>
          <text:p text:style-name="P38"><text:span text:style-name="T166"><text:s text:c="4"/></text:span><text:span text:style-name="T166">return NULL;</text:span></text:p>
          <text:p text:style-name="P38"><text:span text:style-name="T16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2" draw:style-name="gr194" draw:text-style-name="P74" draw:layer="layout" svg:width="3.387cm" svg:height="5.585cm" svg:x="16.002cm" svg:y="12.065cm">
          <text:p text:style-name="P38"><text:span text:style-name="T119">Tid[0]:</text:span></text:p>
          <text:p text:style-name="P38"><text:span text:style-name="T119">P(s0);</text:span></text:p>
          <text:p text:style-name="P38"><text:span text:style-name="T119">P(s1);</text:span></text:p>
          <text:p text:style-name="P38"><text:span text:style-name="T119">cnt++;</text:span></text:p>
          <text:p text:style-name="P38"><text:span text:style-name="T119">V(s0);</text:span></text:p>
          <text:p text:style-name="P38"><text:span text:style-name="T119">V(s1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3" draw:style-name="gr195" draw:text-style-name="P74" draw:layer="layout" svg:width="3.048cm" svg:height="5.585cm" svg:x="20.32cm" svg:y="12.065cm">
          <text:p text:style-name="P38"><text:span text:style-name="T119">Tid[1]:</text:span></text:p>
          <text:p text:style-name="P38"><text:span text:style-name="T119">P(s0);</text:span></text:p>
          <text:p text:style-name="P38"><text:span text:style-name="T119">P(s1);</text:span></text:p>
          <text:p text:style-name="P38"><text:span text:style-name="T119">cnt++;</text:span></text:p>
          <text:p text:style-name="P38"><text:span text:style-name="T119">V(s1);</text:span></text:p>
          <text:p text:style-name="P38"><text:span text:style-name="T119">V(s0);</text:span></text:p>
          <text:p text:style-name="P38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4" draw:style-name="gr196" draw:text-style-name="P39" draw:layer="layout" svg:width="11.772cm" svg:height="0.928cm" svg:x="11.671cm" svg:y="1.482cm">
          <text:p text:style-name="P38"><text:span text:style-name="T168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0" draw:style-name="gr4" draw:layer="layout" svg:width="13.546cm" svg:height="10.159cm" svg:x="3.387cm" svg:y="1.905cm" draw:page-number="48" presentation:class="page"/>
          <draw:frame draw:name="Rectangle 171" presentation:style-name="pr4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9">Avoided Deadlock in Progress Graph</text:span></text:p>
          </draw:text-box>
        </draw:frame>
        <draw:line draw:name="Line 59" draw:style-name="gr141" draw:text-style-name="P9" draw:layer="layout" svg:x1="2.39cm" svg:y1="15.733cm" svg:x2="12.973cm" svg:y2="15.734cm">
          <text:p/>
        </draw:line>
        <draw:line draw:name="Line 60" draw:style-name="gr141" draw:text-style-name="P9" draw:layer="layout" svg:x1="2.39cm" svg:y1="15.733cm" svg:x2="2.391cm" svg:y2="5.066cm">
          <text:p/>
        </draw:line>
        <draw:custom-shape draw:name="Text Box 115" draw:style-name="gr197" draw:text-style-name="P34" draw:layer="layout" svg:width="3.149cm" svg:height="0.887cm" svg:x="12.895cm" svg:y="15.377cm">
          <text:p text:style-name="P32"><text:span text:style-name="T161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6" draw:style-name="gr198" draw:text-style-name="P34" draw:layer="layout" svg:width="3.149cm" svg:height="0.887cm" svg:x="0.827cm" svg:y="3.987cm">
          <text:p text:style-name="P32"><text:span text:style-name="T16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7" draw:style-name="gr199" draw:text-style-name="P114" draw:layer="layout" svg:width="2.184cm" svg:height="1.118cm" svg:x="2.516cm" svg:y="16.041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200" draw:text-style-name="P114" draw:layer="layout" svg:width="2.415cm" svg:height="1.118cm" svg:x="6.874cm" svg:y="16.033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201" draw:text-style-name="P114" draw:layer="layout" svg:width="2.184cm" svg:height="1.118cm" svg:x="4.69cm" svg:y="16.027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0" draw:style-name="gr202" draw:text-style-name="P114" draw:layer="layout" svg:width="2.209cm" svg:height="1.118cm" svg:x="9.866cm" svg:y="16.041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77" draw:text-style-name="P9" draw:layer="layout" svg:x1="2.015cm" svg:y1="14.234cm" svg:x2="2.354cm" svg:y2="14.235cm">
          <text:p/>
        </draw:line>
        <draw:line draw:name="Line 62" draw:style-name="gr178" draw:text-style-name="P9" draw:layer="layout" svg:x1="2.015cm" svg:y1="9.511cm" svg:x2="2.368cm" svg:y2="9.498cm">
          <text:p/>
        </draw:line>
        <draw:custom-shape draw:name="Text Box 121" draw:style-name="gr203" draw:text-style-name="P114" draw:layer="layout" svg:width="2.209cm" svg:height="1.118cm" svg:x="0.161cm" svg:y="9.923cm">
          <text:p text:style-name="P113"><text:span text:style-name="T119">V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2" draw:style-name="gr204" draw:text-style-name="P114" draw:layer="layout" svg:width="2.184cm" svg:height="1.118cm" svg:x="0.215cm" svg:y="14.137cm">
          <text:p text:style-name="P113"><text:span text:style-name="T119">P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77" draw:text-style-name="P9" draw:layer="layout" svg:x1="2.015cm" svg:y1="11.906cm" svg:x2="2.354cm" svg:y2="11.907cm">
          <text:p/>
        </draw:line>
        <draw:custom-shape draw:name="Text Box 123" draw:style-name="gr205" draw:text-style-name="P114" draw:layer="layout" svg:width="2.184cm" svg:height="1.118cm" svg:x="0.215cm" svg:y="12.322cm">
          <text:p text:style-name="P113"><text:span text:style-name="T119">P(s</text:span><text:span text:style-name="T120">1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78" draw:text-style-name="P9" draw:layer="layout" svg:x1="2.015cm" svg:y1="7.148cm" svg:x2="2.368cm" svg:y2="7.134cm">
          <text:p/>
        </draw:line>
        <draw:custom-shape draw:name="Text Box 124" draw:style-name="gr206" draw:text-style-name="P114" draw:layer="layout" svg:width="2.209cm" svg:height="1.118cm" svg:x="0.161cm" svg:y="7.559cm">
          <text:p text:style-name="P113"><text:span text:style-name="T119">V(s</text:span><text:span text:style-name="T120">0</text:span><text:span text:style-name="T119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77" draw:text-style-name="P9" draw:layer="layout" svg:x1="4.043cm" svg:y1="15.733cm" svg:x2="4.044cm" svg:y2="16.073cm">
          <text:p/>
        </draw:line>
        <draw:line draw:name="Line 66" draw:style-name="gr178" draw:text-style-name="P9" draw:layer="layout" svg:x1="9.232cm" svg:y1="15.733cm" svg:x2="9.25cm" svg:y2="16.086cm">
          <text:p/>
        </draw:line>
        <draw:line draw:name="Line 67" draw:style-name="gr178" draw:text-style-name="P9" draw:layer="layout" svg:x1="6.629cm" svg:y1="15.733cm" svg:x2="6.646cm" svg:y2="16.086cm">
          <text:p/>
        </draw:line>
        <draw:line draw:name="Line 68" draw:style-name="gr178" draw:text-style-name="P9" draw:layer="layout" svg:x1="11.835cm" svg:y1="15.733cm" svg:x2="11.853cm" svg:y2="16.086cm">
          <text:p/>
        </draw:line>
        <draw:custom-shape draw:name="Rectangle 173" draw:style-name="gr207" draw:text-style-name="P115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83" draw:text-style-name="P115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08" draw:text-style-name="P39" draw:layer="layout" svg:width="4.901cm" svg:height="1.428cm" svg:x="4.219cm" svg:y="7.229cm">
          <text:p text:style-name="P38"><text:span text:style-name="T162">Forbidden region</text:span></text:p>
          <text:p text:style-name="P38"><text:span text:style-name="T162">for s</text:span><text:span text:style-name="T16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09" draw:text-style-name="P37" draw:layer="layout" svg:width="4.901cm" svg:height="1.428cm" svg:x="6.77cm" svg:y="12.598cm">
          <text:p text:style-name="P36"><text:span text:style-name="T162">Forbidden region</text:span></text:p>
          <text:p text:style-name="P36"><text:span text:style-name="T162">for s</text:span><text:span text:style-name="T16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5" draw:style-name="gr210" draw:text-style-name="P39" draw:layer="layout" svg:width="2.637cm" svg:height="0.772cm" svg:x="0.044cm" svg:y="17.059cm">
          <text:p text:style-name="P38"><text:span text:style-name="T169">s</text:span><text:span text:style-name="T170">0</text:span><text:span text:style-name="T171">=</text:span><text:span text:style-name="T169">s</text:span><text:span text:style-name="T170">1</text:span><text:span text:style-name="T171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91" draw:text-style-name="P41" draw:layer="layout" svg:width="1.198cm" svg:height="1.017cm" draw:transform="rotate (-1.5707963267949) translate (2.356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126" draw:style-name="gr211" draw:text-style-name="P39" draw:layer="layout" svg:width="8.624cm" svg:height="6.097cm" svg:x="15.937cm" svg:y="4.269cm">
          <text:p text:style-name="P38"><text:span text:style-name="T119">No way for trajectory to get stuck</text:span></text:p>
          <text:p text:style-name="P38"><text:span text:style-name="T119"/></text:p>
          <text:p text:style-name="P38"><text:span text:style-name="T119">Processes acquire locks in same order</text:span></text:p>
          <text:p text:style-name="P38"><text:span text:style-name="T119"/></text:p>
          <text:p text:style-name="P38"><text:span text:style-name="T119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175" draw:style-name="gr4" draw:layer="layout" svg:width="13.546cm" svg:height="10.159cm" svg:x="3.387cm" svg:y="1.905cm" draw:page-number="49" presentation:class="page"/>
          <draw:frame draw:name="Rectangle 176" presentation:style-name="pr4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and_20_Content_5f_" presentation:presentation-page-layout-name="AL2T11">
        <office:forms form:automatic-focus="false" form:apply-design-mode="false"/>
        <draw:frame draw:name="Rectangle 143" presentation:style-name="pr44" draw:text-style-name="P7" draw:layer="layout" svg:width="25.258cm" svg:height="2.169cm" svg:x="0.516cm" svg:y="0.688cm" presentation:class="title" presentation:user-transformed="true">
          <draw:text-box>
            <text:p text:style-name="P6"><text:span text:style-name="T61">Drawing a process graph</text:span></text:p>
          </draw:text-box>
        </draw:frame>
        <draw:frame draw:name="Rectangle 144" presentation:style-name="pr49" draw:text-style-name="P9" draw:layer="layout" svg:width="21.933cm" svg:height="14.647cm" svg:x="1.102cm" svg:y="3.387cm" presentation:class="outline" presentation:user-transformed="true">
          <draw:text-box>
            <text:list text:style-name="L2">
              <text:list-item>
                <text:p text:style-name="P16"><text:span text:style-name="T19">Easy to draw! (mostly). </text:span><text:span text:style-name="T14">Most applications are </text:span><text:span text:style-name="T14">‘symetrical’, and if they aren’t they probably should </text:span><text:span text:style-name="T14">be.</text:span></text:p>
                <text:p text:style-name="P16"><text:span text:style-name="T19"/></text:p>
              </text:list-item>
              <text:list-item>
                <text:p text:style-name="P16"><text:span text:style-name="T19">We can ignore any non-blocking code. </text:span><text:span text:style-name="T14">Anything </text:span><text:span text:style-name="T14">that completes in a finite time can be ignored.</text:span></text:p>
                <text:p text:style-name="P16"><text:span text:style-name="T19"/></text:p>
              </text:list-item>
              <text:list-item>
                <text:p text:style-name="P16"><text:span text:style-name="T19">We only need to plot two axis’ (mostly). </text:span><text:span text:style-name="T14">It </text:span><text:span text:style-name="T14">doesn’t matter if we have 2 processes or 2 million. </text:span><text:span text:style-name="T14">The same logical dependency exists between them.</text:span></text:p>
                <text:p text:style-name="P16"><text:span text:style-name="T19"/></text:p>
              </text:list-item>
              <text:list-item>
                <text:p text:style-name="P16"><text:span text:style-name="T19">When in doubt, draw a diagram! </text:span><text:span text:style-name="T14">We often can’t </text:span><text:span text:style-name="T14">prove that we have avoided deadlock, but a diagram </text:span><text:span text:style-name="T14">can be a short-hand for showing how its impossible, </text:span><text:span text:style-name="T16">if our diagram reflect our code</text:span><text:span text:style-name="T14">.</text:span></text:p>
              </text:list-item>
            </text:list>
          </draw:text-box>
        </draw:frame>
        <presentation:notes draw:style-name="dp4">
          <draw:page-thumbnail draw:name="Rectangle 145" draw:style-name="gr4" draw:layer="layout" svg:width="13.546cm" svg:height="10.159cm" svg:x="3.387cm" svg:y="1.905cm" draw:page-number="50" presentation:class="page"/>
          <draw:frame draw:name="Rectangle 146" presentation:style-name="pr5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and_20_Content" presentation:presentation-page-layout-name="AL2T11">
        <office:forms form:automatic-focus="false" form:apply-design-mode="false"/>
        <draw:frame draw:name="Rectangle 1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Deadlock isn’t just local</text:span></text:p>
          </draw:text-box>
        </draw:frame>
        <draw:custom-shape draw:style-name="gr212" draw:text-style-name="P117" draw:layer="layout" svg:width="5.842cm" svg:height="5.08cm" svg:x="4.734cm" svg:y="12.42cm">
          <text:p text:style-name="P29"><text:span text:style-name="T17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14.935cm" svg:y="12.421cm">
          <text:p text:style-name="P29"><text:span text:style-name="T172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0.222cm" svg:y1="13.69cm" svg:x2="14.032cm" svg:y2="13.69cm">
          <text:p/>
        </draw:line>
        <draw:line draw:style-name="gr215" draw:text-style-name="P26" draw:layer="layout" svg:x1="15.302cm" svg:y1="16.23cm" svg:x2="11.492cm" svg:y2="16.23cm">
          <text:p/>
        </draw:line>
        <draw:frame draw:name="Rectangle 224" presentation:style-name="pr3" draw:text-style-name="P9" draw:layer="layout" svg:width="21.933cm" svg:height="8.042cm" svg:x="1.103cm" svg:y="3.388cm" presentation:class="outline" presentation:user-transformed="true">
          <draw:text-box>
            <text:list text:style-name="L2">
              <text:list-item>
                <text:p text:style-name="P16"><text:span text:style-name="T173">You cannot mutex over a network</text:span></text:p>
                <text:p text:style-name="P16"><text:span text:style-name="T173"/></text:p>
              </text:list-item>
              <text:list-item>
                <text:p text:style-name="P16"><text:span text:style-name="T173">But you can have two hosts reading/writing </text:span><text:span text:style-name="T173">which will act in the same way</text:span></text:p>
                <text:p text:style-name="P16"><text:span text:style-name="T173"/></text:p>
              </text:list-item>
              <text:list-item>
                <text:p text:style-name="P16"><text:span text:style-name="T173">The client-server model is used entirely to </text:span><text:span text:style-name="T173">escape this problem</text:span></text:p>
                <text:p text:style-name="P16"><text:span text:style-name="T173"/></text:p>
              </text:list-item>
              <text:list-item>
                <text:p text:style-name="P16"><text:span text:style-name="T173">Communication Sequential Processes (CSP)</text:span></text:p>
              </text:list-item>
            </text:list>
          </draw:text-box>
        </draw:frame>
        <presentation:notes draw:style-name="dp4">
          <draw:page-thumbnail draw:name="Rectangle 19" draw:style-name="gr4" draw:layer="layout" svg:width="13.546cm" svg:height="10.159cm" svg:x="3.387cm" svg:y="1.905cm" draw:page-number="51" presentation:class="page"/>
          <draw:frame draw:name="Rectangle 21" presentation:style-name="pr5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name="Rectangle 1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CSP</text:span></text:p>
          </draw:text-box>
        </draw:frame>
        <draw:custom-shape draw:name="Text Box 1" draw:style-name="gr216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25" presentation:style-name="pr3" draw:text-style-name="P9" draw:layer="layout" svg:width="21.933cm" svg:height="8.905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3">Communication Sequential Processes</text:span></text:p>
                <text:p text:style-name="P16"><text:span text:style-name="T173"/></text:p>
              </text:list-item>
              <text:list-item>
                <text:p text:style-name="P16"><text:span text:style-name="T173">Proposed in 1978 by Tony Hoare</text:span></text:p>
                <text:p text:style-name="P16"><text:span text:style-name="T173"/></text:p>
              </text:list-item>
              <text:list-item>
                <text:p text:style-name="P16"><text:span text:style-name="T173">Formal mathematical language for describing </text:span><text:span text:style-name="T173">concurrent processes and their interactions</text:span></text:p>
                <text:list>
                  <text:list-item>
                    <text:p text:style-name="P22"><text:span text:style-name="T173">Can </text:span><text:span text:style-name="T174">guarantee</text:span><text:span text:style-name="T173"> no deadlock</text:span></text:p>
                  </text:list-item>
                  <text:list-item>
                    <text:p text:style-name="P22"><text:span text:style-name="T173">Can </text:span><text:span text:style-name="T174">identify</text:span><text:span text:style-name="T173"> livelock</text:span></text:p>
                  </text:list-item>
                </text:list>
                <text:p text:style-name="P16"><text:span text:style-name="T173"/></text:p>
              </text:list-item>
              <text:list-item>
                <text:p text:style-name="P16"><text:span text:style-name="T173">Not a programming language, but principles </text:span><text:span text:style-name="T173">are used in many contemporary languages </text:span><text:span text:style-name="T173">such as Go</text:span></text:p>
              </text:list-item>
            </text:list>
          </draw:text-box>
        </draw:frame>
        <presentation:notes draw:style-name="dp4">
          <draw:page-thumbnail draw:name="Rectangle 14" draw:style-name="gr4" draw:layer="layout" svg:width="13.546cm" svg:height="10.159cm" svg:x="3.387cm" svg:y="1.905cm" draw:page-number="52" presentation:class="page"/>
          <draw:frame draw:name="Rectangle 23" presentation:style-name="pr5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and_20_Content" presentation:presentation-page-layout-name="AL2T11">
        <office:forms form:automatic-focus="false" form:apply-design-mode="false"/>
        <draw:frame draw:name="Rectangle 2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cess Diagrams</text:span></text:p>
          </draw:text-box>
        </draw:frame>
        <draw:custom-shape draw:name="Text Box 17" draw:style-name="gr217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31" presentation:style-name="pr3" draw:text-style-name="P9" draw:layer="layout" svg:width="21.933cm" svg:height="13.731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3">No formal definition for these diagrams or how </text:span><text:span text:style-name="T173">they look</text:span></text:p>
                <text:p text:style-name="P16"><text:span text:style-name="T173"/></text:p>
              </text:list-item>
              <text:list-item>
                <text:p text:style-name="P16"><text:span text:style-name="T173">Two components, processes and channels</text:span></text:p>
                <text:p text:style-name="P16"><text:span text:style-name="T173"/></text:p>
              </text:list-item>
              <text:list-item>
                <text:p text:style-name="P16"><text:span text:style-name="T173">A process can represent an OS process, OS </text:span><text:span text:style-name="T173">thread, network host, or any other sequential </text:span><text:span text:style-name="T173">code</text:span></text:p>
                <text:p text:style-name="P16"><text:span text:style-name="T173"/></text:p>
              </text:list-item>
              <text:list-item>
                <text:p text:style-name="P16"><text:span text:style-name="T173">A channel is a connection between processes, </text:span><text:span text:style-name="T173">and may be mono- or bi-directional</text:span></text:p>
                <text:p text:style-name="P16"><text:span text:style-name="T173"/></text:p>
              </text:list-item>
              <text:list-item>
                <text:p text:style-name="P16"><text:span text:style-name="T173">Can be helpful to label client and server ends </text:span><text:span text:style-name="T173">of a channel</text:span></text:p>
                <text:p text:style-name="P16"><text:span text:style-name="T173"/></text:p>
              </text:list-item>
            </text:list>
          </draw:text-box>
        </draw:frame>
        <presentation:notes draw:style-name="dp4">
          <draw:page-thumbnail draw:name="Rectangle 232" draw:style-name="gr4" draw:layer="layout" svg:width="13.546cm" svg:height="10.159cm" svg:x="3.387cm" svg:y="1.905cm" draw:page-number="53" presentation:class="page"/>
          <draw:frame draw:name="Rectangle 233" presentation:style-name="pr5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frame draw:name="Rectangle 22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Process Diagrams</text:span></text:p>
          </draw:text-box>
        </draw:frame>
        <draw:custom-shape draw:name="Text Box 2" draw:style-name="gr218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9" draw:text-style-name="P117" xml:id="id1" draw:id="id1" draw:layer="layout" svg:width="2.759cm" svg:height="2.588cm" svg:x="4.436cm" svg:y="8.128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117" xml:id="id3" draw:id="id3" draw:layer="layout" svg:width="2.759cm" svg:height="2.588cm" svg:x="11.186cm" svg:y="8.165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9" draw:text-style-name="P117" xml:id="id2" draw:id="id2" draw:layer="layout" svg:width="2.759cm" svg:height="2.588cm" svg:x="7.811cm" svg:y="5.165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0" draw:text-style-name="P26" draw:layer="layout" draw:type="line" svg:x1="6.791cm" svg:y1="8.507cm" svg:x2="8.215cm" svg:y2="7.374cm" draw:start-shape="id1" draw:start-glue-point="11" draw:end-shape="id2" draw:end-glue-point="7" svg:d="M6791 8507l1424-1133" svg:viewBox="0 0 1425 1134">
          <text:p/>
        </draw:connector>
        <draw:connector draw:style-name="gr221" draw:text-style-name="P26" draw:layer="layout" draw:type="line" svg:x1="7.195cm" svg:y1="9.422cm" svg:x2="11.186cm" svg:y2="9.459cm" draw:start-shape="id1" draw:start-glue-point="10" draw:end-shape="id3" draw:end-glue-point="6" svg:d="M7195 9422l3991 37" svg:viewBox="0 0 3992 38">
          <text:p/>
        </draw:connector>
        <draw:custom-shape draw:style-name="gr219" draw:text-style-name="P117" xml:id="id4" draw:id="id4" draw:layer="layout" svg:width="2.759cm" svg:height="2.588cm" svg:x="17.561cm" svg:y="8.165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2" draw:text-style-name="P26" draw:layer="layout" draw:type="line" svg:x1="13.945cm" svg:y1="9.459cm" svg:x2="17.561cm" svg:y2="9.459cm" draw:start-shape="id3" draw:start-glue-point="10" draw:end-shape="id4" draw:end-glue-point="6" svg:d="M13945 9459h3616" svg:viewBox="0 0 3617 1">
          <text:p/>
        </draw:connector>
        <draw:custom-shape draw:style-name="gr223" draw:text-style-name="P117" xml:id="id5" draw:id="id5" draw:layer="layout" svg:width="2.801cm" svg:height="2.794cm" svg:x="6.466cm" svg:y="12.601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6" draw:id="id6" draw:layer="layout" svg:width="2.801cm" svg:height="2.794cm" svg:x="15.603cm" svg:y="12.601cm">
          <text:p text:style-name="P118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4" draw:text-style-name="P26" draw:layer="layout" draw:type="line" svg:x1="10.166cm" svg:y1="7.374cm" svg:x2="11.59cm" svg:y2="8.544cm" draw:start-shape="id2" draw:start-glue-point="9" draw:end-shape="id3" draw:end-glue-point="5" svg:d="M10166 7374l1424 1170" svg:viewBox="0 0 1425 1171">
          <text:p/>
        </draw:connector>
        <draw:connector draw:style-name="gr225" draw:text-style-name="P26" draw:layer="layout" draw:type="line" svg:x1="8.857cm" svg:y1="13.01cm" svg:x2="16.013cm" svg:y2="13.01cm" draw:start-shape="id5" draw:start-glue-point="11" draw:end-shape="id6" draw:end-glue-point="5" svg:d="M8857 13010h7156" svg:viewBox="0 0 7157 1">
          <text:p/>
        </draw:connector>
        <draw:connector draw:style-name="gr226" draw:text-style-name="P26" draw:layer="layout" draw:type="line" svg:x1="8.857cm" svg:y1="14.986cm" svg:x2="16.013cm" svg:y2="14.986cm" draw:start-shape="id5" draw:start-glue-point="9" draw:end-shape="id6" draw:end-glue-point="7" svg:d="M8857 14986h7156" svg:viewBox="0 0 7157 1">
          <text:p/>
        </draw:connector>
        <draw:custom-shape draw:style-name="gr227" draw:text-style-name="P119" draw:layer="layout" svg:width="0.762cm" svg:height="0.762cm" svg:x="6.096cm" svg:y="7.451cm">
          <text:p text:style-name="P118">C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7.049cm" svg:y="6.68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7.195cm" svg:y="9.422cm">
          <text:p text:style-name="P118">C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3.945cm" svg:y="9.483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1.43cm" svg:y="7.451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9.006cm" svg:y="12.248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5.102cm" svg:y="14.98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0.57cm" svg:y="6.9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0.16cm" svg:y="9.45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6.799cm" svg:y="9.48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5.102cm" svg:y="12.248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9.006cm" svg:y="14.986cm">
          <text:p text:style-name="P118">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28" draw:style-name="gr4" draw:layer="layout" svg:width="13.546cm" svg:height="10.159cm" svg:x="3.387cm" svg:y="1.905cm" draw:page-number="54" presentation:class="page"/>
          <draw:frame draw:name="Rectangle 229" presentation:style-name="pr5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and_20_Content" presentation:presentation-page-layout-name="AL2T11">
        <office:forms form:automatic-focus="false" form:apply-design-mode="false"/>
        <draw:frame draw:name="Rectangle 2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does this get us</text:span></text:p>
          </draw:text-box>
        </draw:frame>
        <draw:custom-shape draw:name="Text Box 18" draw:style-name="gr228" draw:text-style-name="P39" draw:layer="layout" svg:width="21.767cm" svg:height="12.961cm" svg:x="2.794cm" svg:y="3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34" presentation:style-name="pr3" draw:text-style-name="P9" draw:layer="layout" svg:width="21.933cm" svg:height="13.731cm" svg:x="1.104cm" svg:y="3.541cm" presentation:class="outline" presentation:user-transformed="true">
          <draw:text-box>
            <text:list text:style-name="L2">
              <text:list-item>
                <text:p text:style-name="P16"><text:span text:style-name="T173">CSP is the source of the client-server model</text:span></text:p>
              </text:list-item>
              <text:list-item>
                <text:p text:style-name="P16"><text:span text:style-name="T173">Semantically, in the client server model:</text:span></text:p>
                <text:list>
                  <text:list-item>
                    <text:p text:style-name="P22"><text:span text:style-name="T173">Only clients initiate communications</text:span></text:p>
                  </text:list-item>
                  <text:list-item>
                    <text:p text:style-name="P22"><text:span text:style-name="T173">If a client expects a response, a server will </text:span><text:span text:style-name="T173">provide one in a finite amount of time</text:span></text:p>
                  </text:list-item>
                  <text:list-item>
                    <text:p text:style-name="P22"><text:span text:style-name="T173">If a client expects a response, it will be </text:span><text:span text:style-name="T173">immediately ready to receive it.</text:span></text:p>
                  </text:list-item>
                </text:list>
              </text:list-item>
              <text:list-item>
                <text:p text:style-name="P16"><text:span text:style-name="T173">We have (hopefully) been keeping to this </text:span><text:span text:style-name="T173">already</text:span></text:p>
              </text:list-item>
              <text:list-item>
                <text:p text:style-name="P16"><text:span text:style-name="T173">If we can draw all channel interactions, we </text:span><text:span text:style-name="T173">can understand all blocking points</text:span></text:p>
              </text:list-item>
              <text:list-item>
                <text:p text:style-name="P16"><text:span text:style-name="T173">Any loop of client-server interactions has the </text:span><text:span text:style-name="T173">potential to deadlock</text:span></text:p>
                <text:p text:style-name="P16"><text:span text:style-name="T173"/></text:p>
              </text:list-item>
            </text:list>
          </draw:text-box>
        </draw:frame>
        <presentation:notes draw:style-name="dp4">
          <draw:page-thumbnail draw:name="Rectangle 235" draw:style-name="gr4" draw:layer="layout" svg:width="13.546cm" svg:height="10.159cm" svg:x="3.387cm" svg:y="1.905cm" draw:page-number="55" presentation:class="page"/>
          <draw:frame draw:name="Rectangle 236" presentation:style-name="pr5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and_20_Content" presentation:presentation-page-layout-name="AL2T11">
        <office:forms form:automatic-focus="false" form:apply-design-mode="false"/>
        <draw:frame draw:name="Rectangle 24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511cm" svg:y1="9.592cm" svg:x2="17.84cm" svg:y2="9.592cm">
          <text:p/>
        </draw:line>
        <draw:frame draw:style-name="gr7" draw:text-style-name="P120" draw:layer="layout" svg:width="10.414cm" svg:height="1.987cm" svg:x="7.112cm" svg:y="14.224cm">
          <draw:text-box>
            <text:p xml:id="id73" text:id="id73"><text:span text:style-name="T175">No 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5.478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6.986cm" svg:y="8.63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5" draw:style-name="gr4" draw:layer="layout" svg:width="13.546cm" svg:height="10.159cm" svg:x="3.387cm" svg:y="1.905cm" draw:page-number="56" presentation:class="page"/>
          <draw:frame draw:name="Rectangle 26" presentation:style-name="pr5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7.839cm" svg:y1="9.592cm" svg:x2="15.51cm" svg:y2="9.592cm">
          <text:p/>
        </draw:line>
        <draw:frame draw:style-name="gr7" draw:text-style-name="P120" draw:layer="layout" svg:width="10.414cm" svg:height="1.987cm" svg:x="7.112cm" svg:y="14.225cm">
          <draw:text-box>
            <text:p xml:id="id74" text:id="id74"><text:span text:style-name="T175">No 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7.018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5.748cm" svg:y="8.63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28" draw:style-name="gr4" draw:layer="layout" svg:width="13.546cm" svg:height="10.159cm" svg:x="3.387cm" svg:y="1.905cm" draw:page-number="57" presentation:class="page"/>
          <draw:frame draw:name="Rectangle 29" presentation:style-name="pr5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20_and_20_Content" presentation:presentation-page-layout-name="AL2T11">
        <office:forms form:automatic-focus="false" form:apply-design-mode="false"/>
        <draw:frame draw:name="Rectangle 30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509cm" svg:y1="9.592cm" svg:x2="17.838cm" svg:y2="9.592cm">
          <text:p/>
        </draw:line>
        <draw:line draw:style-name="gr214" draw:text-style-name="P26" draw:layer="layout" svg:x1="20.574cm" svg:y1="13.716cm" svg:x2="20.628cm" svg:y2="12.208cm">
          <text:p/>
        </draw:line>
        <draw:line draw:style-name="gr229" draw:text-style-name="P26" draw:layer="layout" svg:x1="20.628cm" svg:y1="13.716cm" svg:x2="4.318cm" svg:y2="13.462cm">
          <text:p/>
        </draw:line>
        <draw:line draw:style-name="gr229" draw:text-style-name="P26" draw:layer="layout" svg:x1="4.318cm" svg:y1="12.201cm" svg:x2="4.318cm" svg:y2="13.462cm">
          <text:p/>
        </draw:line>
        <draw:frame draw:style-name="gr7" draw:text-style-name="P120" draw:layer="layout" svg:width="10.414cm" svg:height="1.987cm" svg:x="7.112cm" svg:y="14.225cm">
          <draw:text-box>
            <text:p xml:id="id75" text:id="id75"><text:span text:style-name="T175">No 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7" draw:text-style-name="P119" draw:layer="layout" svg:width="0.762cm" svg:height="0.762cm" svg:x="15.554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7.062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3.302cm" svg:y="12.44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20.828cm" svg:y="12.44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1" draw:style-name="gr4" draw:layer="layout" svg:width="13.546cm" svg:height="10.159cm" svg:x="3.387cm" svg:y="1.905cm" draw:page-number="58" presentation:class="page"/>
          <draw:frame draw:name="Rectangle 32" presentation:style-name="pr5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and_20_Content" presentation:presentation-page-layout-name="AL2T11">
        <office:forms form:automatic-focus="false" form:apply-design-mode="false"/>
        <draw:frame draw:name="Rectangle 33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323cm" svg:y1="9.591cm" svg:x2="9.652cm" svg:y2="9.591cm">
          <text:p/>
        </draw:line>
        <draw:custom-shape draw:style-name="gr213" draw:text-style-name="P117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509cm" svg:y1="9.592cm" svg:x2="17.838cm" svg:y2="9.592cm">
          <text:p/>
        </draw:line>
        <draw:line draw:style-name="gr214" draw:text-style-name="P26" draw:layer="layout" svg:x1="4.372cm" svg:y1="13.716cm" svg:x2="4.318cm" svg:y2="12.208cm">
          <text:p/>
        </draw:line>
        <draw:line draw:style-name="gr229" draw:text-style-name="P26" draw:layer="layout" svg:x1="4.318cm" svg:y1="13.716cm" svg:x2="20.628cm" svg:y2="13.462cm">
          <text:p/>
        </draw:line>
        <draw:line draw:style-name="gr229" draw:text-style-name="P26" draw:layer="layout" svg:x1="20.628cm" svg:y1="12.201cm" svg:x2="20.628cm" svg:y2="13.462cm">
          <text:p/>
        </draw:line>
        <draw:frame draw:style-name="gr7" draw:text-style-name="P121" draw:layer="layout" svg:width="10.414cm" svg:height="1.987cm" svg:x="7.112cm" svg:y="14.225cm">
          <draw:text-box>
            <text:p xml:id="id76" text:id="id76" text:style-name="P118"><text:span text:style-name="T176">Deadlock</text:span></text:p>
          </draw:text-box>
        </draw:frame>
        <draw:custom-shape draw:style-name="gr227" draw:text-style-name="P119" draw:layer="layout" svg:width="0.762cm" svg:height="0.762cm" svg:x="7.366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8.874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5.554cm" svg:y="8.636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7.062cm" svg:y="8.63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20.828cm" svg:y="12.201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3.302cm" svg:y="12.44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4" draw:style-name="gr4" draw:layer="layout" svg:width="13.546cm" svg:height="10.159cm" svg:x="3.387cm" svg:y="1.905cm" draw:page-number="59" presentation:class="page"/>
          <draw:frame draw:name="Rectangle 35" presentation:style-name="pr5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and_20_Content" presentation:presentation-page-layout-name="AL2T11">
        <office:forms form:automatic-focus="false" form:apply-design-mode="false"/>
        <draw:frame draw:name="Rectangle 36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5.3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13.5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1.223cm" svg:y1="8.891cm" svg:x2="13.552cm" svg:y2="8.891cm">
          <text:p/>
        </draw:line>
        <draw:line draw:style-name="gr214" draw:text-style-name="P26" draw:layer="layout" svg:x1="13.537cm" svg:y1="10.192cm" svg:x2="11.208cm" svg:y2="10.192cm">
          <text:p/>
        </draw:line>
        <draw:frame draw:style-name="gr7" draw:text-style-name="P121" draw:layer="layout" svg:width="10.414cm" svg:height="1.987cm" svg:x="7.112cm" svg:y="14.225cm">
          <draw:text-box>
            <text:p xml:id="id77" text:id="id77" text:style-name="P118"><text:span text:style-name="T176">Deadlock</text:span></text:p>
          </draw:text-box>
        </draw:frame>
        <draw:custom-shape draw:style-name="gr227" draw:text-style-name="P119" draw:layer="layout" svg:width="0.762cm" svg:height="0.762cm" svg:x="11.177cm" svg:y="7.87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2.685cm" svg:y="7.87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2.7cm" svg:y="10.41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1.177cm" svg:y="10.414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37" draw:style-name="gr4" draw:layer="layout" svg:width="13.546cm" svg:height="10.159cm" svg:x="3.387cm" svg:y="1.905cm" draw:page-number="60" presentation:class="page"/>
          <draw:frame draw:name="Rectangle 38" presentation:style-name="pr60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and_20_Content" presentation:presentation-page-layout-name="AL2T11">
        <office:forms form:automatic-focus="false" form:apply-design-mode="false"/>
        <draw:frame draw:name="Rectangle 17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at about Deadlock between hosts?</text:span></text:p>
          </draw:text-box>
        </draw:frame>
        <draw:custom-shape draw:style-name="gr213" draw:text-style-name="P117" draw:layer="layout" svg:width="5.842cm" svg:height="5.08cm" svg:x="10.0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3" draw:text-style-name="P117" draw:layer="layout" svg:width="5.842cm" svg:height="5.08cm" svg:x="18.2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15.923cm" svg:y1="8.891cm" svg:x2="18.252cm" svg:y2="8.891cm">
          <text:p/>
        </draw:line>
        <draw:line draw:style-name="gr214" draw:text-style-name="P26" draw:layer="layout" svg:x1="18.237cm" svg:y1="10.192cm" svg:x2="15.908cm" svg:y2="10.192cm">
          <text:p/>
        </draw:line>
        <draw:frame draw:style-name="gr7" draw:text-style-name="P121" draw:layer="layout" svg:width="10.414cm" svg:height="1.987cm" svg:x="7.112cm" svg:y="14.225cm">
          <draw:text-box>
            <text:p xml:id="id78" text:id="id78" text:style-name="P118"><text:span text:style-name="T176">Deadlock</text:span></text:p>
          </draw:text-box>
        </draw:frame>
        <draw:custom-shape draw:style-name="gr227" draw:text-style-name="P119" draw:layer="layout" svg:width="0.762cm" svg:height="0.762cm" svg:x="15.877cm" svg:y="7.87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7.385cm" svg:y="7.87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7.4cm" svg:y="10.41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5.877cm" svg:y="10.41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13" draw:text-style-name="P117" draw:layer="layout" svg:width="5.842cm" svg:height="5.08cm" svg:x="1.841cm" svg:y="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7.729cm" svg:y1="9.692cm" svg:x2="10.058cm" svg:y2="9.692cm">
          <text:p/>
        </draw:line>
        <draw:custom-shape draw:style-name="gr227" draw:text-style-name="P119" draw:layer="layout" svg:width="0.762cm" svg:height="0.762cm" svg:x="7.683cm" svg:y="8.675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9.191cm" svg:y="8.675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178" draw:style-name="gr4" draw:layer="layout" svg:width="13.546cm" svg:height="10.159cm" svg:x="3.387cm" svg:y="1.905cm" draw:page-number="61" presentation:class="page"/>
          <draw:frame draw:name="Rectangle 179" presentation:style-name="pr61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20_and_20_Content" presentation:presentation-page-layout-name="AL2T11">
        <office:forms form:automatic-focus="false" form:apply-design-mode="false"/>
        <draw:custom-shape draw:style-name="gr230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5.334cm" svg:y1="9.144cm" svg:x2="6.9cm" svg:y2="8.491cm">
          <text:p/>
        </draw:line>
        <draw:line draw:style-name="gr214" draw:text-style-name="P26" draw:layer="layout" svg:x1="6.846cm" svg:y1="11.82cm" svg:x2="5.333cm" svg:y2="11.175cm">
          <text:p/>
        </draw:line>
        <draw:frame draw:style-name="gr7" draw:text-style-name="P120" draw:layer="layout" svg:width="10.922cm" svg:height="1.987cm" svg:x="14.994cm" svg:y="8.723cm">
          <draw:text-box>
            <text:p xml:id="id79" text:id="id79"><text:span text:style-name="T175">No deadlock</text:span></text:p>
          </draw:text-box>
        </draw:frame>
        <draw:custom-shape draw:style-name="gr227" draw:text-style-name="P119" draw:layer="layout" svg:width="0.762cm" svg:height="0.762cm" svg:x="4.842cm" svg:y="8.128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7.72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42cm" svg:y="11.684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366cm">
          <text:p text:style-name="P118">S</text:p>
          <draw:enhanced-geometry svg:viewBox="0 0 21600 21600" draw:type="rectangle" draw:enhanced-path="M 0 0 L 21600 0 21600 21600 0 21600 0 0 Z N"/>
        </draw:custom-shape>
        <draw:frame draw:name="Rectangle 39" presentation:style-name="pr2" draw:text-style-name="P7" draw:layer="layout" svg:width="23.138cm" svg:height="2.116cm" svg:x="0.992cm" svg:y="1.373cm" presentation:class="title" presentation:user-transformed="true">
          <draw:text-box>
            <text:p text:style-name="P6"><text:span text:style-name="T6">Didn’t we solve this already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0" draw:style-name="gr4" draw:layer="layout" svg:width="13.546cm" svg:height="10.159cm" svg:x="3.387cm" svg:y="1.905cm" draw:page-number="62" presentation:class="page"/>
          <draw:frame draw:name="Rectangle 41" presentation:style-name="pr62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Title_20_and_20_Content" presentation:presentation-page-layout-name="AL2T11">
        <office:forms form:automatic-focus="false" form:apply-design-mode="false"/>
        <draw:custom-shape draw:style-name="gr232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2" presentation:style-name="pr2" draw:text-style-name="P7" draw:layer="layout" svg:width="24.154cm" svg:height="2.116cm" svg:x="0.992cm" svg:y="1.21cm" presentation:class="title" presentation:user-transformed="true">
          <draw:text-box>
            <text:p text:style-name="P6"><text:span text:style-name="T6">Didn’t we solve this already?</text:span></text:p>
          </draw:text-box>
        </draw:frame>
        <draw:custom-shape draw:style-name="gr231" draw:text-style-name="P117" draw:layer="layout" svg:width="3.771cm" svg:height="3.807cm" svg:x="6.635cm" svg:y="5.621cm">
          <text:p text:style-name="P29"><text:span text:style-name="T17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 text:style-name="P29"><text:span text:style-name="T17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5.334cm" svg:y1="9.144cm" svg:x2="6.9cm" svg:y2="8.491cm">
          <text:p/>
        </draw:line>
        <draw:line draw:style-name="gr214" draw:text-style-name="P26" draw:layer="layout" svg:x1="6.846cm" svg:y1="11.82cm" svg:x2="5.333cm" svg:y2="11.175cm">
          <text:p/>
        </draw:line>
        <draw:frame draw:style-name="gr233" draw:text-style-name="P120" draw:layer="layout" svg:width="10.922cm" svg:height="3.723cm" svg:x="14.994cm" svg:y="8.023cm">
          <draw:text-box>
            <text:p xml:id="id80" text:id="id80"><text:span text:style-name="T175">Maybe deadlock?</text:span></text:p>
          </draw:text-box>
        </draw:frame>
        <draw:line draw:style-name="gr214" draw:text-style-name="P26" draw:layer="layout" svg:x1="10.471cm" svg:y1="7.391cm" svg:x2="13.97cm" svg:y2="7.366cm">
          <text:p/>
        </draw:line>
        <draw:line draw:style-name="gr214" draw:text-style-name="P26" draw:layer="layout" svg:x1="13.917cm" svg:y1="12.783cm" svg:x2="10.418cm" svg:y2="12.758cm">
          <text:p/>
        </draw:line>
        <draw:frame draw:style-name="gr7" draw:text-style-name="P121" draw:layer="layout" svg:width="10.414cm" svg:height="1.987cm" svg:x="13.612cm" svg:y="8.926cm">
          <draw:text-box>
            <text:p xml:id="id81" text:id="id81" text:style-name="P118"><text:span text:style-name="T176">Deadlock</text:span></text:p>
          </draw:text-box>
        </draw:frame>
        <draw:custom-shape draw:style-name="gr227" draw:text-style-name="P119" draw:layer="layout" svg:width="0.762cm" svg:height="0.762cm" svg:x="10.471cm" svg:y="6.6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0.406cm" svg:y="11.68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11.8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4.843cm" svg:y="8.1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874cm" svg:y="7.73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3" draw:style-name="gr4" draw:layer="layout" svg:width="13.546cm" svg:height="10.159cm" svg:x="3.387cm" svg:y="1.905cm" draw:page-number="63" presentation:class="page"/>
          <draw:frame draw:name="Rectangle 44" presentation:style-name="pr63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20_and_20_Content" presentation:presentation-page-layout-name="AL2T11">
        <office:forms form:automatic-focus="false" form:apply-design-mode="false"/>
        <draw:custom-shape draw:style-name="gr232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5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Didn’t we solve this already?</text:span></text:p>
          </draw:text-box>
        </draw:frame>
        <draw:custom-shape draw:style-name="gr231" draw:text-style-name="P117" draw:layer="layout" svg:width="3.771cm" svg:height="3.807cm" svg:x="6.635cm" svg:y="5.621cm">
          <text:p text:style-name="P29"><text:span text:style-name="T17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 text:style-name="P29"><text:span text:style-name="T17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6.8cm" svg:y1="6.858cm" svg:x2="5.306cm" svg:y2="6.604cm">
          <text:p/>
        </draw:line>
        <draw:line draw:style-name="gr214" draw:text-style-name="P26" draw:layer="layout" svg:x1="6.846cm" svg:y1="11.82cm" svg:x2="5.333cm" svg:y2="11.175cm">
          <text:p/>
        </draw:line>
        <draw:frame draw:style-name="gr7" draw:text-style-name="P120" draw:layer="layout" svg:width="10.922cm" svg:height="1.987cm" svg:x="14.994cm" svg:y="8.723cm">
          <draw:text-box>
            <text:p xml:id="id82" text:id="id82"><text:span text:style-name="T175">No deadlock</text:span></text:p>
          </draw:text-box>
        </draw:frame>
        <draw:line draw:style-name="gr214" draw:text-style-name="P26" draw:layer="layout" svg:x1="10.471cm" svg:y1="7.391cm" svg:x2="13.97cm" svg:y2="7.366cm">
          <text:p/>
        </draw:line>
        <draw:line draw:style-name="gr214" draw:text-style-name="P26" draw:layer="layout" svg:x1="13.917cm" svg:y1="12.783cm" svg:x2="10.418cm" svg:y2="12.758cm">
          <text:p/>
        </draw:line>
        <draw:custom-shape draw:style-name="gr234" draw:text-style-name="P117" draw:layer="layout" svg:width="1.888cm" svg:height="1.732cm" svg:x="3.518cm" svg:y="5.596cm">
          <text:p text:style-name="P29"><text:span text:style-name="T17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3.853cm" svg:y1="8.335cm" svg:x2="4.318cm" svg:y2="7.328cm">
          <text:p/>
        </draw:line>
        <draw:custom-shape draw:style-name="gr227" draw:text-style-name="P119" draw:layer="layout" svg:width="0.762cm" svg:height="0.762cm" svg:x="10.406cm" svg:y="11.68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11.8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0.471cm" svg:y="6.6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3.048cm" svg:y="7.6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4.318cm" svg:y="7.36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6.096cm" svg:y="5.84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406cm" svg:y="5.596cm">
          <text:p text:style-name="P118">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Rectangle 46" draw:style-name="gr4" draw:layer="layout" svg:width="13.546cm" svg:height="10.159cm" svg:x="3.387cm" svg:y="1.905cm" draw:page-number="64" presentation:class="page"/>
          <draw:frame draw:name="Rectangle 47" presentation:style-name="pr64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Title_20_and_20_Content" presentation:presentation-page-layout-name="AL2T11">
        <office:forms form:automatic-focus="false" form:apply-design-mode="false"/>
        <draw:custom-shape draw:style-name="gr232" draw:text-style-name="P2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237" presentation:style-name="pr2" draw:text-style-name="P7" draw:layer="layout" svg:width="21.088cm" svg:height="2.116cm" svg:x="0.992cm" svg:y="1.21cm" presentation:class="title" presentation:user-transformed="true">
          <draw:text-box>
            <text:p text:style-name="P6"><text:span text:style-name="T6">Why the dotted circle?</text:span></text:p>
          </draw:text-box>
        </draw:frame>
        <draw:custom-shape draw:style-name="gr231" draw:text-style-name="P117" draw:layer="layout" svg:width="3.771cm" svg:height="3.807cm" svg:x="6.635cm" svg:y="5.621cm">
          <text:p text:style-name="P29"><text:span text:style-name="T177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6.635cm" svg:y="10.821cm">
          <text:p text:style-name="P29"><text:span text:style-name="T17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117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6.8cm" svg:y1="6.858cm" svg:x2="5.306cm" svg:y2="6.604cm">
          <text:p/>
        </draw:line>
        <draw:line draw:style-name="gr214" draw:text-style-name="P26" draw:layer="layout" svg:x1="6.846cm" svg:y1="11.82cm" svg:x2="5.333cm" svg:y2="11.175cm">
          <text:p/>
        </draw:line>
        <draw:line draw:style-name="gr214" draw:text-style-name="P26" draw:layer="layout" svg:x1="10.471cm" svg:y1="7.391cm" svg:x2="13.97cm" svg:y2="7.366cm">
          <text:p/>
        </draw:line>
        <draw:line draw:style-name="gr214" draw:text-style-name="P26" draw:layer="layout" svg:x1="13.917cm" svg:y1="12.783cm" svg:x2="10.418cm" svg:y2="12.758cm">
          <text:p/>
        </draw:line>
        <draw:custom-shape draw:style-name="gr234" draw:text-style-name="P117" draw:layer="layout" svg:width="1.888cm" svg:height="1.732cm" svg:x="3.518cm" svg:y="5.596cm">
          <text:p text:style-name="P29"><text:span text:style-name="T17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4" draw:text-style-name="P26" draw:layer="layout" svg:x1="3.853cm" svg:y1="8.335cm" svg:x2="4.318cm" svg:y2="7.328cm">
          <text:p/>
        </draw:line>
        <draw:custom-shape draw:style-name="gr227" draw:text-style-name="P119" draw:layer="layout" svg:width="0.762cm" svg:height="0.762cm" svg:x="10.406cm" svg:y="11.684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5.873cm" svg:y="11.8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08cm" svg:y="11.4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10.471cm" svg:y="6.62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3.048cm" svg:y="7.6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4.318cm" svg:y="7.366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7" draw:text-style-name="P119" draw:layer="layout" svg:width="0.762cm" svg:height="0.762cm" svg:x="6.096cm" svg:y="5.842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406cm" svg:y="5.596cm">
          <text:p text:style-name="P118">S</text:p>
          <draw:enhanced-geometry svg:viewBox="0 0 21600 21600" draw:type="rectangle" draw:enhanced-path="M 0 0 L 21600 0 21600 21600 0 21600 0 0 Z N"/>
        </draw:custom-shape>
        <draw:line draw:style-name="gr229" draw:text-style-name="P26" draw:layer="layout" svg:x1="14.54cm" svg:y1="8.89cm" svg:x2="16.572cm" svg:y2="8.89cm">
          <text:p/>
        </draw:line>
        <draw:line draw:style-name="gr229" draw:text-style-name="P26" draw:layer="layout" svg:x1="14.54cm" svg:y1="10.39cm" svg:x2="16.572cm" svg:y2="10.39cm">
          <text:p/>
        </draw:line>
        <draw:line draw:style-name="gr214" draw:text-style-name="P26" draw:layer="layout" svg:x1="21.506cm" svg:y1="9.082cm" svg:x2="23.835cm" svg:y2="9.082cm">
          <text:p/>
        </draw:line>
        <draw:line draw:style-name="gr214" draw:text-style-name="P26" draw:layer="layout" svg:x1="23.82cm" svg:y1="10.383cm" svg:x2="21.491cm" svg:y2="10.383cm">
          <text:p/>
        </draw:line>
        <draw:custom-shape draw:style-name="gr227" draw:text-style-name="P119" draw:layer="layout" svg:width="0.762cm" svg:height="0.762cm" svg:x="21.46cm" svg:y="8.065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21.46cm" svg:y="10.605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31" draw:text-style-name="P117" draw:layer="layout" svg:width="3.771cm" svg:height="3.807cm" svg:x="17.78cm" svg:y="7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name="Rectangle 238" draw:style-name="gr4" draw:layer="layout" svg:width="13.546cm" svg:height="10.159cm" svg:x="3.387cm" svg:y="1.905cm" draw:page-number="65" presentation:class="page"/>
          <draw:frame draw:name="Rectangle 239" presentation:style-name="pr65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Title_20_and_20_Content" presentation:presentation-page-layout-name="AL2T11">
        <office:forms form:automatic-focus="false" form:apply-design-mode="false"/>
        <draw:frame draw:name="Rectangle 180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Some notes ...</text:span></text:p>
          </draw:text-box>
        </draw:frame>
        <draw:frame draw:name="Rectangle 242" presentation:style-name="pr3" draw:text-style-name="P9" draw:layer="layout" svg:width="21.933cm" svg:height="13.731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79">A </text:span><text:span text:style-name="T14">client/server loop doesn’t actually mean deadlock</text:span></text:p>
                <text:p text:style-name="P16"><text:span text:style-name="T173"/></text:p>
              </text:list-item>
              <text:list-item>
                <text:p text:style-name="P16"><text:span text:style-name="T179">But no </text:span><text:span text:style-name="T14">client/server loop does guarantee no </text:span><text:span text:style-name="T14">deadlock</text:span></text:p>
                <text:p text:style-name="P16"><text:span text:style-name="T173"/></text:p>
              </text:list-item>
              <text:list-item>
                <text:p text:style-name="P16"><text:span text:style-name="T14">Depending on internal structure of a process, </text:span><text:span text:style-name="T14">deadlock might not occur</text:span></text:p>
                <text:p text:style-name="P16"><text:span text:style-name="T14"/></text:p>
              </text:list-item>
              <text:list-item>
                <text:p text:style-name="P16"><text:span text:style-name="T14">But the road to deadlock is paved by good intentions</text:span></text:p>
                <text:p text:style-name="P16"><text:span text:style-name="T173"/></text:p>
              </text:list-item>
              <text:list-item>
                <text:p text:style-name="P16"><text:span text:style-name="T173">Any client/server loop MUST be carefully </text:span><text:span text:style-name="T173">examined and justified </text:span></text:p>
                <text:p text:style-name="P16"><text:span text:style-name="T173"/></text:p>
              </text:list-item>
            </text:list>
          </draw:text-box>
        </draw:frame>
        <presentation:notes draw:style-name="dp4">
          <draw:page-thumbnail draw:name="Rectangle 240" draw:style-name="gr4" draw:layer="layout" svg:width="13.546cm" svg:height="10.159cm" svg:x="3.387cm" svg:y="1.905cm" draw:page-number="66" presentation:class="page"/>
          <draw:frame draw:name="Rectangle 241" presentation:style-name="pr66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Title_20_and_20_Content" presentation:presentation-page-layout-name="AL2T11">
        <office:forms form:automatic-focus="false" form:apply-design-mode="false"/>
        <draw:frame draw:name="Rectangle 243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nslating code into diagrams</text:span></text:p>
          </draw:text-box>
        </draw:frame>
        <draw:frame draw:name="Rectangle 244" presentation:style-name="pr3" draw:text-style-name="P9" draw:layer="layout" svg:width="21.933cm" svg:height="13.731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80">These are more of a sketch, than a true </text:span><text:span text:style-name="T180">reflection so some ambiguity is inevitable </text:span></text:p>
                <text:p text:style-name="P16"><text:span text:style-name="T180"/></text:p>
              </text:list-item>
              <text:list-item>
                <text:p text:style-name="P16"><text:span text:style-name="T180">Only need to worry about blocking operations, </text:span><text:span text:style-name="T180">external read and writes</text:span></text:p>
                <text:p text:style-name="P16"><text:span text:style-name="T180"/></text:p>
              </text:list-item>
              <text:list-item>
                <text:p text:style-name="P16"><text:span text:style-name="T180">Concurrent connections should be shown as </text:span><text:span text:style-name="T180">separate connections</text:span></text:p>
                <text:p text:style-name="P16"><text:span text:style-name="T180"/></text:p>
              </text:list-item>
              <text:list-item>
                <text:p text:style-name="P16"><text:span text:style-name="T180">Sequential ones can be grouped</text:span></text:p>
                <text:p text:style-name="P16"><text:span text:style-name="T180"/></text:p>
              </text:list-item>
              <text:list-item>
                <text:p text:style-name="P16"><text:span text:style-name="T180">Label channel ends (do as I say, not as I do)</text:span></text:p>
                <text:p text:style-name="P16"><text:span text:style-name="T180"/></text:p>
              </text:list-item>
            </text:list>
          </draw:text-box>
        </draw:frame>
        <presentation:notes draw:style-name="dp4">
          <draw:page-thumbnail draw:name="Rectangle 245" draw:style-name="gr4" draw:layer="layout" svg:width="13.546cm" svg:height="10.159cm" svg:x="3.387cm" svg:y="1.905cm" draw:page-number="67" presentation:class="page"/>
          <draw:frame draw:name="Rectangle 246" presentation:style-name="pr67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Title_20_and_20_Content" presentation:presentation-page-layout-name="AL2T11">
        <office:forms form:automatic-focus="false" form:apply-design-mode="false"/>
        <draw:frame draw:name="Rectangle 247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nslating code into diagrams</text:span></text:p>
          </draw:text-box>
        </draw:frame>
        <draw:frame draw:name="Rectangle 248" presentation:style-name="pr3" draw:text-style-name="P9" draw:layer="layout" svg:width="21.933cm" svg:height="9.666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80">Lets draw A3</text:span></text:p>
              </text:list-item>
              <text:list-item>
                <text:p text:style-name="P16"><text:span text:style-name="T180">A3 Server</text:span></text:p>
                <text:list>
                  <text:list-item>
                    <text:p text:style-name="P122"><text:span text:style-name="T179">Listens for connections</text:span></text:p>
                  </text:list-item>
                  <text:list-item>
                    <text:p text:style-name="P122"><text:span text:style-name="T179">Can handle parallel connections</text:span></text:p>
                  </text:list-item>
                  <text:list-item>
                    <text:p text:style-name="P122"><text:span text:style-name="T179">Always responds</text:span></text:p>
                  </text:list-item>
                  <text:list-item>
                    <text:p text:style-name="P122"><text:span text:style-name="T179">No additional comms from it</text:span></text:p>
                  </text:list-item>
                </text:list>
              </text:list-item>
              <text:list-item>
                <text:p text:style-name="P16"><text:span text:style-name="T180">A3 Client</text:span></text:p>
                <text:list>
                  <text:list-item>
                    <text:p text:style-name="P122"><text:span text:style-name="T179">Connects to the server</text:span></text:p>
                  </text:list-item>
                  <text:list-item>
                    <text:p text:style-name="P122"><text:span text:style-name="T179">Sends two message types (register, get)</text:span></text:p>
                  </text:list-item>
                  <text:list-item>
                    <text:p text:style-name="P122"><text:span text:style-name="T179">Each message is sequential</text:span></text:p>
                  </text:list-item>
                </text:list>
                <text:p text:style-name="P16"><text:span text:style-name="T180"/></text:p>
              </text:list-item>
            </text:list>
          </draw:text-box>
        </draw:frame>
        <draw:custom-shape draw:style-name="gr223" draw:text-style-name="P117" xml:id="id7" draw:id="id7" draw:layer="layout" svg:width="2.801cm" svg:height="2.794cm" svg:x="3.78cm" svg:y="14.224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8" draw:id="id8" draw:layer="layout" svg:width="2.801cm" svg:height="2.794cm" svg:x="8.345cm" svg:y="14.224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xml:id="id83" draw:id="id83" draw:layer="layout" draw:type="line" svg:x1="6.581cm" svg:y1="15.621cm" svg:x2="8.345cm" svg:y2="15.621cm" draw:start-shape="id7" draw:start-glue-point="10" draw:end-shape="id8" draw:end-glue-point="6" svg:d="M6581 15621h1764" svg:viewBox="0 0 1765 1">
          <text:p/>
        </draw:connector>
        <draw:custom-shape draw:style-name="gr227" draw:text-style-name="P119" xml:id="id84" draw:id="id84" draw:layer="layout" svg:width="0.762cm" svg:height="0.762cm" svg:x="6.628cm" svg:y="14.733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xml:id="id85" draw:id="id85" draw:layer="layout" svg:width="0.762cm" svg:height="0.762cm" svg:x="7.536cm" svg:y="14.733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86" draw:id="id86" draw:layer="layout" svg:width="2.801cm" svg:height="2.794cm" svg:x="14.986cm" svg:y="14.224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87" draw:id="id87" draw:layer="layout" svg:width="2.801cm" svg:height="2.794cm" svg:x="19.551cm" svg:y="14.224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19" xml:id="id88" draw:id="id88" draw:layer="layout" svg:width="0.762cm" svg:height="0.762cm" svg:x="17.834cm" svg:y="14.633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xml:id="id89" draw:id="id89" draw:layer="layout" svg:width="0.762cm" svg:height="0.762cm" svg:x="18.742cm" svg:y="14.633cm">
          <text:p text:style-name="P118">S</text:p>
          <draw:enhanced-geometry svg:viewBox="0 0 21600 21600" draw:type="rectangle" draw:enhanced-path="M 0 0 L 21600 0 21600 21600 0 21600 0 0 Z N"/>
        </draw:custom-shape>
        <draw:polyline draw:style-name="gr235" draw:text-style-name="P26" xml:id="id90" draw:id="id90" draw:layer="layout" svg:width="1.669cm" svg:height="0cm" svg:x="17.834cm" svg:y="15.495cm" svg:viewBox="0 0 1670 0" draw:points="0,0 1670,0">
          <text:p/>
        </draw:polyline>
        <draw:polyline draw:style-name="gr236" draw:text-style-name="P26" xml:id="id91" draw:id="id91" draw:layer="layout" svg:width="1.763cm" svg:height="0cm" svg:x="17.787cm" svg:y="15.702cm" svg:viewBox="0 0 1764 0" draw:points="1764,0 0,0">
          <text:p/>
        </draw:polyline>
        <draw:custom-shape draw:style-name="gr227" draw:text-style-name="P119" xml:id="id92" draw:id="id92" draw:layer="layout" svg:width="0.762cm" svg:height="0.762cm" svg:x="12.554cm" svg:y="15.24cm">
          <text:p text:style-name="P118">o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4">
          <draw:page-thumbnail draw:name="Rectangle 249" draw:style-name="gr4" draw:layer="layout" svg:width="13.546cm" svg:height="10.159cm" svg:x="3.387cm" svg:y="1.905cm" draw:page-number="68" presentation:class="page"/>
          <draw:frame draw:name="Rectangle 250" presentation:style-name="pr68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Title_20_and_20_Content" presentation:presentation-page-layout-name="AL2T11">
        <office:forms form:automatic-focus="false" form:apply-design-mode="false"/>
        <draw:frame draw:name="Rectangle 251" presentation:style-name="pr2" draw:text-style-name="P7" draw:layer="layout" svg:width="23.646cm" svg:height="2.116cm" svg:x="0.992cm" svg:y="1.21cm" presentation:class="title" presentation:user-transformed="true">
          <draw:text-box>
            <text:p text:style-name="P6"><text:span text:style-name="T6">Translating code into diagrams</text:span></text:p>
          </draw:text-box>
        </draw:frame>
        <draw:frame draw:name="Rectangle 252" presentation:style-name="pr3" draw:text-style-name="P9" draw:layer="layout" svg:width="21.933cm" svg:height="9.666cm" svg:x="1.105cm" svg:y="3.542cm" presentation:class="outline" presentation:user-transformed="true">
          <draw:text-box>
            <text:list text:style-name="L2">
              <text:list-item>
                <text:p text:style-name="P16"><text:span text:style-name="T179">Identical interactions can </text:span><text:span text:style-name="T181">often</text:span><text:span text:style-name="T179"> be left out</text:span></text:p>
              </text:list-item>
              <text:list-item>
                <text:p text:style-name="P16"><text:span text:style-name="T179">As each connection is served concurrently, we can </text:span><text:span text:style-name="T179">effectively add infinite clients and nothing changes</text:span></text:p>
              </text:list-item>
              <text:list-item>
                <text:p text:style-name="P16"><text:span text:style-name="T179">This might change if there are dependencies </text:span><text:span text:style-name="T179">between connections</text:span></text:p>
                <text:p text:style-name="P16"><text:span text:style-name="T180"/></text:p>
                <text:p text:style-name="P16"><text:span text:style-name="T180"/></text:p>
              </text:list-item>
            </text:list>
          </draw:text-box>
        </draw:frame>
        <draw:custom-shape draw:style-name="gr223" draw:text-style-name="P117" xml:id="id9" draw:id="id9" draw:layer="layout" svg:width="2.801cm" svg:height="2.794cm" svg:x="2.032cm" svg:y="11.46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10" draw:id="id10" draw:layer="layout" svg:width="2.801cm" svg:height="2.794cm" svg:x="6.597cm" svg:y="11.46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4.833cm" svg:y1="12.857cm" svg:x2="6.597cm" svg:y2="12.857cm" draw:start-shape="id9" draw:start-glue-point="10" draw:end-shape="id10" draw:end-glue-point="6" svg:d="M4833 12857h1764" svg:viewBox="0 0 1765 1">
          <text:p/>
        </draw:connector>
        <draw:custom-shape draw:style-name="gr227" draw:text-style-name="P119" draw:layer="layout" svg:width="0.762cm" svg:height="0.762cm" svg:x="4.88cm" svg:y="11.96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5.788cm" svg:y="11.96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11" draw:id="id11" draw:layer="layout" svg:width="2.801cm" svg:height="2.794cm" svg:x="14.986cm" svg:y="11.96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3" draw:text-style-name="P117" xml:id="id12" draw:id="id12" draw:layer="layout" svg:width="2.801cm" svg:height="2.794cm" svg:x="19.551cm" svg:y="11.96cm">
          <text:p text:style-name="P118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17.787cm" svg:y1="13.357cm" svg:x2="19.551cm" svg:y2="13.357cm" draw:start-shape="id11" draw:start-glue-point="10" draw:end-shape="id12" draw:end-glue-point="6" svg:d="M17787 13357h1764" svg:viewBox="0 0 1765 1">
          <text:p/>
        </draw:connector>
        <draw:custom-shape draw:style-name="gr227" draw:text-style-name="P119" draw:layer="layout" svg:width="0.762cm" svg:height="0.762cm" svg:x="17.834cm" svg:y="12.469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8.742cm" svg:y="12.469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13" draw:id="id13" draw:layer="layout" svg:width="2.801cm" svg:height="2.794cm" svg:x="14.946cm" svg:y="8.561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17.337cm" svg:y1="10.946cm" svg:x2="19.961cm" svg:y2="12.369cm" draw:start-shape="id13" draw:start-glue-point="9" draw:end-shape="id12" draw:end-glue-point="5" svg:d="M17337 10946l2624 1423" svg:viewBox="0 0 2625 1424">
          <text:p/>
        </draw:connector>
        <draw:custom-shape draw:style-name="gr227" draw:text-style-name="P119" draw:layer="layout" svg:width="0.762cm" svg:height="0.762cm" svg:x="17.694cm" svg:y="10.47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9.404cm" svg:y="11.398cm">
          <text:p text:style-name="P118">S</text:p>
          <draw:enhanced-geometry svg:viewBox="0 0 21600 21600" draw:type="rectangle" draw:enhanced-path="M 0 0 L 21600 0 21600 21600 0 21600 0 0 Z N"/>
        </draw:custom-shape>
        <draw:custom-shape draw:style-name="gr223" draw:text-style-name="P117" xml:id="id14" draw:id="id14" draw:layer="layout" svg:width="2.801cm" svg:height="2.794cm" svg:x="14.946cm" svg:y="15.361cm">
          <text:p text:style-name="P118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6" draw:text-style-name="P26" draw:layer="layout" draw:type="line" svg:x1="17.337cm" svg:y1="15.77cm" svg:x2="19.961cm" svg:y2="14.345cm" draw:start-shape="id14" draw:start-glue-point="11" draw:end-shape="id12" draw:end-glue-point="7" svg:d="M17337 15770l2624-1425" svg:viewBox="0 0 2625 1426">
          <text:p/>
        </draw:connector>
        <draw:custom-shape draw:style-name="gr227" draw:text-style-name="P119" draw:layer="layout" svg:width="0.762cm" svg:height="0.762cm" svg:x="17.647cm" svg:y="15.57cm">
          <text:p text:style-name="P118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119" draw:layer="layout" svg:width="0.762cm" svg:height="0.762cm" svg:x="19.404cm" svg:y="14.654cm">
          <text:p text:style-name="P118">S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53" draw:style-name="gr4" draw:layer="layout" svg:width="13.546cm" svg:height="10.159cm" svg:x="3.387cm" svg:y="1.905cm" draw:page-number="69" presentation:class="page"/>
          <draw:frame draw:name="Rectangle 254" presentation:style-name="pr69" draw:text-style-name="P15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Title_20_and_20_Content_5f_" presentation:presentation-page-layout-name="AL2T11">
        <office:forms form:automatic-focus="false" form:apply-design-mode="false"/>
        <draw:frame draw:name="Rectangle 191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frame draw:name="Rectangle 192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2">P2P is a way to share data files</text:span></text:p>
                <text:p text:style-name="P11"><text:span text:style-name="T182"/></text:p>
              </text:list-item>
              <text:list-item>
                <text:p text:style-name="P11"><text:span text:style-name="T182">Peers connect to a network by registering with </text:span><text:span text:style-name="T182">someone already on it</text:span></text:p>
                <text:p text:style-name="P11"><text:span text:style-name="T182"/></text:p>
              </text:list-item>
              <text:list-item>
                <text:p text:style-name="P11"><text:span text:style-name="T182">Each Peer will attempt to maintain a list of everyone on </text:span><text:span text:style-name="T182">the network</text:span></text:p>
                <text:p text:style-name="P11"><text:span text:style-name="T182"/></text:p>
              </text:list-item>
              <text:list-item>
                <text:p text:style-name="P11"><text:span text:style-name="T182">If a peer gets a request to join, it will inform all the </text:span><text:span text:style-name="T182">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6cm" svg:y="7.6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193" draw:style-name="gr4" draw:layer="layout" svg:width="13.546cm" svg:height="10.159cm" svg:x="3.387cm" svg:y="1.905cm" draw:page-number="70" presentation:class="page"/>
          <draw:frame draw:name="Rectangle 194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Title_20_and_20_Content_5f_" presentation:presentation-page-layout-name="AL2T11">
        <office:forms form:automatic-focus="false" form:apply-design-mode="false"/>
        <draw:frame draw:name="Rectangle 195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196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2">P2P is a way to share data files</text:span></text:p>
                <text:p text:style-name="P11"><text:span text:style-name="T182"/></text:p>
              </text:list-item>
              <text:list-item>
                <text:p text:style-name="P11"><text:span text:style-name="T182">Peers connect to a network by registering with </text:span><text:span text:style-name="T182">someone already on it</text:span></text:p>
                <text:p text:style-name="P11"><text:span text:style-name="T182"/></text:p>
              </text:list-item>
              <text:list-item>
                <text:p text:style-name="P11"><text:span text:style-name="T182">Each Peer will attempt to maintain a list of everyone on </text:span><text:span text:style-name="T182">the network</text:span></text:p>
                <text:p text:style-name="P11"><text:span text:style-name="T182"/></text:p>
              </text:list-item>
              <text:list-item>
                <text:p text:style-name="P11"><text:span text:style-name="T182">If a peer gets a request to join, it will inform all the </text:span><text:span text:style-name="T182">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6cm" svg:y="7.6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presentation:notes draw:style-name="dp4">
          <draw:page-thumbnail draw:name="Rectangle 197" draw:style-name="gr4" draw:layer="layout" svg:width="13.546cm" svg:height="10.159cm" svg:x="3.387cm" svg:y="1.905cm" draw:page-number="71" presentation:class="page"/>
          <draw:frame draw:name="Rectangle 198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Title_20_and_20_Content_5f_" presentation:presentation-page-layout-name="AL2T11">
        <office:forms form:automatic-focus="false" form:apply-design-mode="false"/>
        <draw:frame draw:name="Rectangle 199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0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2">P2P is a way to share data files</text:span></text:p>
                <text:p text:style-name="P11"><text:span text:style-name="T182"/></text:p>
              </text:list-item>
              <text:list-item>
                <text:p text:style-name="P11"><text:span text:style-name="T182">Peers connect to a network by registering with </text:span><text:span text:style-name="T182">someone already on it</text:span></text:p>
                <text:p text:style-name="P11"><text:span text:style-name="T182"/></text:p>
              </text:list-item>
              <text:list-item>
                <text:p text:style-name="P11"><text:span text:style-name="T182">Each Peer will attempt to maintain a list of everyone on </text:span><text:span text:style-name="T182">the network</text:span></text:p>
                <text:p text:style-name="P11"><text:span text:style-name="T182"/></text:p>
              </text:list-item>
              <text:list-item>
                <text:p text:style-name="P11"><text:span text:style-name="T182">If a peer gets a request to join, it will inform all the </text:span><text:span text:style-name="T182">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presentation:notes draw:style-name="dp4">
          <draw:page-thumbnail draw:name="Rectangle 201" draw:style-name="gr4" draw:layer="layout" svg:width="13.546cm" svg:height="10.159cm" svg:x="3.387cm" svg:y="1.905cm" draw:page-number="72" presentation:class="page"/>
          <draw:frame draw:name="Rectangle 202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Title_20_and_20_Content_5f_" presentation:presentation-page-layout-name="AL2T11">
        <office:forms form:automatic-focus="false" form:apply-design-mode="false"/>
        <draw:frame draw:name="Rectangle 203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4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2">P2P is a way to share data files</text:span></text:p>
                <text:p text:style-name="P11"><text:span text:style-name="T182"/></text:p>
              </text:list-item>
              <text:list-item>
                <text:p text:style-name="P11"><text:span text:style-name="T182">Peers connect to a network by registering with </text:span><text:span text:style-name="T182">someone already on it</text:span></text:p>
                <text:p text:style-name="P11"><text:span text:style-name="T182"/></text:p>
              </text:list-item>
              <text:list-item>
                <text:p text:style-name="P11"><text:span text:style-name="T182">Each Peer will attempt to maintain a list of everyone on </text:span><text:span text:style-name="T182">the network</text:span></text:p>
                <text:p text:style-name="P11"><text:span text:style-name="T182"/></text:p>
              </text:list-item>
              <text:list-item>
                <text:p text:style-name="P11"><text:span text:style-name="T182">If a peer gets a request to join, it will inform all the </text:span><text:span text:style-name="T182">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6" draw:text-style-name="P128" draw:layer="layout" svg:width="2.754cm" svg:height="1.016cm" svg:x="22.098cm" svg:y="14.1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7" draw:text-style-name="P128" draw:layer="layout" svg:width="2.722cm" svg:height="1.016cm" svg:x="15.566cm" svg:y="14.142cm">
          <text:p text:style-name="P118">A,B,C,D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22.406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15.17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05" draw:style-name="gr4" draw:layer="layout" svg:width="13.546cm" svg:height="10.159cm" svg:x="3.387cm" svg:y="1.905cm" draw:page-number="73" presentation:class="page"/>
          <draw:frame draw:name="Rectangle 206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Title_20_and_20_Content_5f_" presentation:presentation-page-layout-name="AL2T11">
        <office:forms form:automatic-focus="false" form:apply-design-mode="false"/>
        <draw:frame draw:name="Rectangle 207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Peer to Peer Network in A4</text:span></text:p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8" presentation:style-name="pr71" draw:text-style-name="P125" draw:layer="layout" svg:width="14.435cm" svg:height="11.573cm" svg:x="1.059cm" svg:y="3.413cm" presentation:class="outline" presentation:user-transformed="true">
          <draw:text-box>
            <text:list text:style-name="L18">
              <text:list-item>
                <text:p text:style-name="P11"><text:span text:style-name="T182">P2P is a way to share data files</text:span></text:p>
                <text:p text:style-name="P11"><text:span text:style-name="T182"/></text:p>
              </text:list-item>
              <text:list-item>
                <text:p text:style-name="P11"><text:span text:style-name="T182">Peers connect to a network by registering with </text:span><text:span text:style-name="T182">someone already on it</text:span></text:p>
                <text:p text:style-name="P11"><text:span text:style-name="T182"/></text:p>
              </text:list-item>
              <text:list-item>
                <text:p text:style-name="P11"><text:span text:style-name="T182">Each Peer will attempt to maintain a list of everyone on </text:span><text:span text:style-name="T182">the network</text:span></text:p>
                <text:p text:style-name="P11"><text:span text:style-name="T182"/></text:p>
              </text:list-item>
              <text:list-item>
                <text:p text:style-name="P11"><text:span text:style-name="T182">If a peer gets a request to join, it will inform all the </text:span><text:span text:style-name="T182">peers it knows about</text:span></text:p>
              </text:list-item>
            </text:list>
          </draw:text-box>
        </draw:frame>
        <draw:custom-shape draw:style-name="gr241" draw:text-style-name="P127" draw:layer="layout" svg:width="1.27cm" svg:height="1.27cm" svg:x="20.428cm" svg:y="8.812cm">
          <text:p text:style-name="P126"><text:span text:style-name="T18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6" draw:text-style-name="P128" draw:layer="layout" svg:width="2.754cm" svg:height="1.016cm" svg:x="22.098cm" svg:y="14.1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7" draw:text-style-name="P128" draw:layer="layout" svg:width="2.722cm" svg:height="1.016cm" svg:x="15.566cm" svg:y="14.142cm">
          <text:p text:style-name="P118">A,B,C,D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128" draw:layer="layout" svg:width="2.795cm" svg:height="1.016cm" svg:x="19.558cm" svg:y="2.242cm">
          <text:p text:style-name="P118">A,B,C,D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15.445cm" svg:y="5.842cm">
          <text:p text:style-name="P118">4. Receive</text:p>
          <text:p text:style-name="P118">response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22.406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draw:custom-shape draw:style-name="gr248" draw:text-style-name="P119" draw:layer="layout" svg:width="2.794cm" svg:height="0.762cm" svg:x="15.17cm" svg:y="10.922cm">
          <text:p text:style-name="P118">3. Inform <text:line-break/>network</text:p>
          <draw:enhanced-geometry svg:viewBox="0 0 21600 21600" draw:type="rectangle" draw:enhanced-path="M 0 0 L 21600 0 21600 21600 0 21600 0 0 Z N"/>
        </draw:custom-shape>
        <presentation:notes draw:style-name="dp4">
          <draw:page-thumbnail draw:name="Rectangle 209" draw:style-name="gr4" draw:layer="layout" svg:width="13.546cm" svg:height="10.159cm" svg:x="3.387cm" svg:y="1.905cm" draw:page-number="74" presentation:class="page"/>
          <draw:frame draw:name="Rectangle 210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Title_20_and_20_Content_5f_" presentation:presentation-page-layout-name="AL2T11">
        <office:forms form:automatic-focus="false" form:apply-design-mode="false"/>
        <draw:frame draw:name="Rectangle 255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Races, across the network</text:span></text:p>
          </draw:text-box>
        </draw:frame>
        <draw:frame draw:name="Rectangle 256" presentation:style-name="pr71" draw:text-style-name="P125" draw:layer="layout" svg:width="21.8cm" svg:height="11.573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2">Recall that races occur when the outcome depends on </text:span><text:span text:style-name="T182">the arbitrary ordering of interactions</text:span></text:p>
              </text:list-item>
              <text:list-item>
                <text:p text:style-name="P11"><text:span text:style-name="T182">Fixed locally with locks, or by not sharing in the first </text:span><text:span text:style-name="T182">place</text:span></text:p>
              </text:list-item>
              <text:list-item>
                <text:p text:style-name="P11"><text:span text:style-name="T182">Global variable races don’t occur as no global memory</text:span></text:p>
              </text:list-item>
              <text:list-item>
                <text:p text:style-name="P11"><text:span text:style-name="T182">Locks do not exist at a network level (mostly)</text:span></text:p>
                <text:list>
                  <text:list-item>
                    <text:p text:style-name="P22"><text:span text:style-name="T182">Could centralise vital info, but this is sloooow</text:span></text:p>
                  </text:list-item>
                </text:list>
              </text:list-item>
              <text:list-item>
                <text:p text:style-name="P11"><text:span text:style-name="T182">Many (not all) races can be coped with</text:span></text:p>
              </text:list-item>
              <text:list-item>
                <text:p text:style-name="P11"><text:span text:style-name="T182">Up to applications to avoid/cope with races as they </text:span><text:span text:style-name="T182">occur</text:span></text:p>
              </text:list-item>
            </text:list>
          </draw:text-box>
        </draw:frame>
        <presentation:notes draw:style-name="dp4">
          <draw:page-thumbnail draw:name="Rectangle 257" draw:style-name="gr4" draw:layer="layout" svg:width="13.546cm" svg:height="10.159cm" svg:x="3.387cm" svg:y="1.905cm" draw:page-number="75" presentation:class="page"/>
          <draw:frame draw:name="Rectangle 258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Title_20_and_20_Content_5f_" presentation:presentation-page-layout-name="AL2T11">
        <office:forms form:automatic-focus="false" form:apply-design-mode="false"/>
        <draw:frame draw:name="Rectangle 259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Races, across the network</text:span></text:p>
          </draw:text-box>
        </draw:frame>
        <draw:frame draw:name="Rectangle 260" presentation:style-name="pr71" draw:text-style-name="P125" draw:layer="layout" svg:width="14.18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2">Consider if at this point, C wants to get a file, it only </text:span><text:span text:style-name="T182">sees A and B as peers</text:span></text:p>
              </text:list-item>
              <text:list-item>
                <text:p text:style-name="P11"><text:span text:style-name="T182">Race, as D </text:span><text:span text:style-name="T184">should</text:span><text:span text:style-name="T182"> be included but is not yet</text:span></text:p>
              </text:list-item>
              <text:list-item>
                <text:p text:style-name="P11"><text:span text:style-name="T182">Does this really matter though?</text:span></text:p>
              </text:list-item>
              <text:list-item>
                <text:p text:style-name="P11"><text:span text:style-name="T182">For selecting a peer, maybe not</text:span></text:p>
              </text:list-item>
              <text:list-item>
                <text:p text:style-name="P11"><text:span text:style-name="T182">If we needed a report of the complete network, maybe</text:span></text:p>
                <text:p text:style-name="P11"><text:span text:style-name="T182"/></text:p>
              </text:list-item>
              <text:list-item>
                <text:p text:style-name="P11"><text:span text:style-name="T182">Solving this problem is out of scope, and can lead to </text:span><text:span text:style-name="T182">lots of fun solutions (Santa problem)</text:span></text:p>
              </text:list-item>
            </text:list>
          </draw:text-box>
        </draw:frame>
        <draw:frame draw:style-name="gr237" draw:text-style-name="P124" draw:layer="layout" svg:width="1.649cm" svg:height="1.37cm" svg:x="21.649cm" svg:y="12.622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draw:frame draw:style-name="gr237" draw:text-style-name="P124" draw:layer="layout" svg:width="1.649cm" svg:height="1.37cm" svg:x="16.772cm" svg:y="12.476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frame draw:style-name="gr237" draw:text-style-name="P124" draw:layer="layout" svg:width="1.649cm" svg:height="1.37cm" svg:x="19.08cm" svg:y="8.812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draw:g draw:style-name="gr238">
          <draw:line draw:style-name="gr239" draw:text-style-name="P26" draw:layer="layout" svg:x1="19.187cm" svg:y1="13.101cm" svg:x2="21.219cm" svg:y2="13.136cm">
            <text:p/>
          </draw:line>
          <draw:line draw:style-name="gr240" draw:text-style-name="P26" draw:layer="layout" svg:x1="21.214cm" svg:y1="13.39cm" svg:x2="19.182cm" svg:y2="13.355cm">
            <text:p/>
          </draw:line>
        </draw:g>
        <draw:g draw:style-name="gr238">
          <draw:line draw:style-name="gr239" draw:text-style-name="P26" draw:layer="layout" svg:x1="21.235cm" svg:y1="10.42cm" svg:x2="22.282cm" svg:y2="12.162cm">
            <text:p/>
          </draw:line>
          <draw:line draw:style-name="gr240" draw:text-style-name="P26" draw:layer="layout" svg:x1="22.064cm" svg:y1="12.293cm" svg:x2="21.017cm" svg:y2="10.551cm">
            <text:p/>
          </draw:line>
        </draw:g>
        <draw:g draw:style-name="gr238">
          <draw:line draw:style-name="gr239" draw:text-style-name="P26" draw:layer="layout" svg:x1="17.964cm" svg:y1="12.1cm" svg:x2="18.886cm" svg:y2="10.29cm">
            <text:p/>
          </draw:line>
          <draw:line draw:style-name="gr240" draw:text-style-name="P26" draw:layer="layout" svg:x1="19.112cm" svg:y1="10.406cm" svg:x2="18.19cm" svg:y2="12.216cm">
            <text:p/>
          </draw:line>
        </draw:g>
        <draw:custom-shape draw:style-name="gr243" draw:text-style-name="P130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127" draw:layer="layout" svg:width="1.27cm" svg:height="1.27cm" svg:x="20.428cm" svg:y="8.812cm">
          <text:p text:style-name="P126"><text:span text:style-name="T18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23.029cm" svg:y="12.613cm">
          <text:p text:style-name="P126"><text:span text:style-name="T18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127" draw:layer="layout" svg:width="1.27cm" svg:height="1.27cm" svg:x="18.13cm" svg:y="12.614cm">
          <text:p text:style-name="P126"><text:span text:style-name="T18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28" draw:layer="layout" svg:width="2.794cm" svg:height="1.016cm" svg:x="20.066cm" svg:y="7.642cm">
          <text:p text:style-name="P118">A,B,C,D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22.566cm" svg:y="14.142cm">
          <text:p text:style-name="P118">A,B,C</text:p>
          <draw:enhanced-geometry svg:viewBox="0 0 21600 21600" draw:type="rectangle" draw:enhanced-path="M 0 0 L 21600 0 21600 21600 0 21600 0 0 Z N"/>
        </draw:custom-shape>
        <draw:custom-shape draw:style-name="gr242" draw:text-style-name="P128" draw:layer="layout" svg:width="2.286cm" svg:height="1.016cm" svg:x="15.566cm" svg:y="14.142cm">
          <text:p text:style-name="P118">A,B,C</text:p>
          <draw:enhanced-geometry svg:viewBox="0 0 21600 21600" draw:type="rectangle" draw:enhanced-path="M 0 0 L 21600 0 21600 21600 0 21600 0 0 Z N"/>
        </draw:custom-shape>
        <draw:frame draw:style-name="gr237" draw:text-style-name="P124" draw:layer="layout" svg:width="1.649cm" svg:height="1.37cm" svg:x="19.081cm" svg:y="3.412cm">
          <draw:object-ole draw:class-id="00000000-0000-0000-0000-000000000000" xlink:href="./Object 7" xlink:type="simple" xlink:show="embed" xlink:actuate="onLoad">
            <loext:p/>
          </draw:object-ole>
          <draw:image xlink:href="./ObjectReplacements/Object 7" xlink:type="simple" xlink:show="embed" xlink:actuate="onLoad"/>
        </draw:frame>
        <draw:custom-shape draw:style-name="gr241" draw:text-style-name="P127" draw:layer="layout" svg:width="1.27cm" svg:height="1.27cm" svg:x="20.429cm" svg:y="3.412cm">
          <text:p text:style-name="P126"><text:span text:style-name="T183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128" draw:layer="layout" svg:width="2.286cm" svg:height="1.016cm" svg:x="20.067cm" svg:y="2.242cm">
          <text:p text:style-name="P118">D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0.32cm" svg:y="5.842cm">
          <text:p text:style-name="P118">1. Send request</text:p>
          <draw:enhanced-geometry svg:viewBox="0 0 21600 21600" draw:type="rectangle" draw:enhanced-path="M 0 0 L 21600 0 21600 21600 0 21600 0 0 Z N"/>
        </draw:custom-shape>
        <draw:custom-shape draw:style-name="gr244" draw:text-style-name="P119" draw:layer="layout" svg:width="4.064cm" svg:height="0.762cm" svg:x="21.09cm" svg:y="8.99cm">
          <text:p text:style-name="P118">2. Add to <text:line-break/>records</text:p>
          <draw:enhanced-geometry svg:viewBox="0 0 21600 21600" draw:type="rectangle" draw:enhanced-path="M 0 0 L 21600 0 21600 21600 0 21600 0 0 Z N"/>
        </draw:custom-shape>
        <draw:g draw:style-name="gr238">
          <draw:line draw:style-name="gr239" draw:text-style-name="P26" draw:layer="layout" svg:x1="19.751cm" svg:y1="7.313cm" svg:x2="19.751cm" svg:y2="5.281cm">
            <text:p/>
          </draw:line>
          <draw:line draw:style-name="gr240" draw:text-style-name="P26" draw:layer="layout" svg:x1="20.005cm" svg:y1="5.281cm" svg:x2="20.005cm" svg:y2="7.313cm">
            <text:p/>
          </draw:line>
        </draw:g>
        <draw:custom-shape draw:style-name="gr250" draw:text-style-name="P131" draw:layer="layout" svg:width="3.649cm" svg:height="3.649cm" svg:x="21.336cm" svg:y="1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name="Rectangle 261" draw:style-name="gr4" draw:layer="layout" svg:width="13.546cm" svg:height="10.159cm" svg:x="3.387cm" svg:y="1.905cm" draw:page-number="76" presentation:class="page"/>
          <draw:frame draw:name="Rectangle 262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Title_20_and_20_Content_5f_" presentation:presentation-page-layout-name="AL2T11">
        <office:forms form:automatic-focus="false" form:apply-design-mode="false"/>
        <draw:frame draw:name="Rectangle 263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Some conclusions</text:span></text:p>
          </draw:text-box>
        </draw:frame>
        <draw:frame draw:name="Rectangle 264" presentation:style-name="pr71" draw:text-style-name="P125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2">Deadlock and races are as bad in networking as they </text:span><text:span text:style-name="T182">are in multiprocessing/threading</text:span></text:p>
                <text:p text:style-name="P11"><text:span text:style-name="T182"/></text:p>
              </text:list-item>
              <text:list-item>
                <text:p text:style-name="P11"><text:span text:style-name="T182">Races tend not to occur as no global memory</text:span></text:p>
                <text:p text:style-name="P11"><text:span text:style-name="T182"/></text:p>
              </text:list-item>
              <text:list-item>
                <text:p text:style-name="P11"><text:span text:style-name="T182">Deadlock can very much occur both locally and </text:span><text:span text:style-name="T182">remotely</text:span></text:p>
                <text:p text:style-name="P11"><text:span text:style-name="T182"/></text:p>
              </text:list-item>
              <text:list-item>
                <text:p text:style-name="P11"><text:span text:style-name="T182">Use diagrams to debug the structure of your code</text:span></text:p>
                <text:p text:style-name="P11"><text:span text:style-name="T182"/></text:p>
              </text:list-item>
              <text:list-item>
                <text:p text:style-name="P11"><text:span text:style-name="T182">A diagram is only useful if it reflects your </text:span><text:span text:style-name="T182">implementation</text:span></text:p>
              </text:list-item>
            </text:list>
          </draw:text-box>
        </draw:frame>
        <presentation:notes draw:style-name="dp4">
          <draw:page-thumbnail draw:name="Rectangle 265" draw:style-name="gr4" draw:layer="layout" svg:width="13.546cm" svg:height="10.159cm" svg:x="3.387cm" svg:y="1.905cm" draw:page-number="77" presentation:class="page"/>
          <draw:frame draw:name="Rectangle 266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Title_20_and_20_Content_5f_" presentation:presentation-page-layout-name="AL2T11">
        <office:forms form:automatic-focus="false" form:apply-design-mode="false"/>
        <draw:frame draw:name="Rectangle 271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A note for A4</text:span></text:p>
          </draw:text-box>
        </draw:frame>
        <draw:frame draw:name="Rectangle 272" presentation:style-name="pr71" draw:text-style-name="P125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2">We’ve added the requirement that your report must </text:span><text:span text:style-name="T182">state: </text:span></text:p>
                <text:list>
                  <text:list-header>
                    <text:p text:style-name="P22"><text:span text:style-name="T184">This submission is the work of the indicated group </text:span><text:span text:style-name="T184">members, and only the indicated group members. If </text:span><text:span text:style-name="T184">ChatGPT, or an equivelant system, has been used at </text:span><text:span text:style-name="T184">any stage of the report writing or code construction </text:span><text:span text:style-name="T184">it has been clearly indicated.</text:span></text:p>
                  </text:list-header>
                </text:list>
                <text:p text:style-name="P11"><text:span text:style-name="T182"/></text:p>
              </text:list-item>
              <text:list-item>
                <text:p text:style-name="P11"><text:span text:style-name="T182">This is a hard requirement, you will be marked down for </text:span><text:span text:style-name="T182">not including this statemen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Rectangle 273" draw:style-name="gr4" draw:layer="layout" svg:width="13.546cm" svg:height="10.159cm" svg:x="3.387cm" svg:y="1.905cm" draw:page-number="78" presentation:class="page"/>
          <draw:frame draw:name="Rectangle 274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Title_20_and_20_Content_5f_" presentation:presentation-page-layout-name="AL2T11">
        <office:forms form:automatic-focus="false" form:apply-design-mode="false"/>
        <draw:frame draw:name="Rectangle 267" presentation:style-name="pr70" draw:text-style-name="P123" draw:layer="layout" svg:width="20.901cm" svg:height="1.591cm" svg:x="1.058cm" svg:y="1.583cm" presentation:class="title" presentation:user-transformed="true">
          <draw:text-box>
            <text:p text:style-name="P100"><text:span text:style-name="T143">Bye Bye</text:span></text:p>
          </draw:text-box>
        </draw:frame>
        <draw:frame draw:name="Rectangle 268" presentation:style-name="pr71" draw:text-style-name="P125" draw:layer="layout" svg:width="21.292cm" svg:height="13.35cm" svg:x="1.06cm" svg:y="3.414cm" presentation:class="outline" presentation:user-transformed="true">
          <draw:text-box>
            <text:list text:style-name="L18">
              <text:list-item>
                <text:p text:style-name="P11"><text:span text:style-name="T182">This is the last lecture from me</text:span></text:p>
                <text:list>
                  <text:list-item>
                    <text:p text:style-name="P22"><text:span text:style-name="T182">I’ll still be at cafes until A4 is handed in</text:span></text:p>
                  </text:list-item>
                  <text:list-item>
                    <text:p text:style-name="P22"><text:span text:style-name="T182">And still reachable on the Discord</text:span></text:p>
                  </text:list-item>
                </text:list>
              </text:list-item>
              <text:list-item>
                <text:p text:style-name="P11"><text:span text:style-name="T182">Please provide feedback</text:span></text:p>
                <text:list>
                  <text:list-item>
                    <text:p text:style-name="P22"><text:span text:style-name="T182">First time giving the first section of CompSys</text:span></text:p>
                  </text:list-item>
                  <text:list-item>
                    <text:p text:style-name="P22"><text:span text:style-name="T182">Teaching is my career focus, I do read feedback</text:span></text:p>
                  </text:list-item>
                </text:list>
              </text:list-item>
              <text:list-item>
                <text:p text:style-name="P11"><text:span text:style-name="T182">Bachelors project supervision</text:span></text:p>
                <text:list>
                  <text:list-item>
                    <text:p text:style-name="P22"><text:span text:style-name="T182">CSP! Networking, or in hardware with FPGAs</text:span></text:p>
                  </text:list-item>
                  <text:list-item>
                    <text:p text:style-name="P22"><text:span text:style-name="T182">GPU optimisation and HPC</text:span></text:p>
                  </text:list-item>
                  <text:list-item>
                    <text:p text:style-name="P22"><text:span text:style-name="T182">Scientific Workflow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Rectangle 269" draw:style-name="gr4" draw:layer="layout" svg:width="13.546cm" svg:height="10.159cm" svg:x="3.387cm" svg:y="1.905cm" draw:page-number="79" presentation:class="page"/>
          <draw:frame draw:name="Rectangle 270" presentation:style-name="pr72" draw:text-style-name="P129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family-generic="swiss" style:font-pitch="variable"/>
    <style:font-face style:name="Arial Narrow2" svg:font-family="'Arial Narrow'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pitch="variable"/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Calibri" svg:font-family="Calibri" style:font-family-generic="swiss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modern" style:font-pitch="variable"/>
    <style:font-face style:name="Courier New" svg:font-family="'Courier New'" style:font-pitch="variable"/>
    <style:font-face style:name="Courier New1" svg:font-family="'Courier New'"/>
    <style:font-face style:name="Courier New2" svg:font-family="'Courier New'" style:font-family-generic="modern" style:font-pitch="variable"/>
    <style:font-face style:name="Courier New3" svg:font-family="'Courier New'" style:font-family-generic="modern" style:font-pitch="fixed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1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 loext:decorative="false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6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 loext:decorative="false"/>
    </style:style>
    <style:style style:name="Mgr19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21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2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3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5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Mgr26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8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29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0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Mgr31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 loext:decorative="false"/>
    </style:style>
    <style:style style:name="Mgr32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7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1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331cm" loext:decorative="false"/>
      <style:paragraph-properties style:writing-mode="lr-tb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 loext:decorative="false"/>
      <style:paragraph-properties style:writing-mode="lr-tb"/>
    </style:style>
    <style:style style:name="Mpr18" style:family="presentation" style:parent-style-name="Title2-backgroundobjects" style:list-style-name="ML12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1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2" style:family="presentation" style:parent-style-name="Title2_5f_-backgroundobjects" style:list-style-name="ML12">
      <style:graphic-properties draw:stroke="none" draw:fill="none" draw:fill-color="#ffffff" draw:auto-grow-height="false" draw:auto-grow-width="false" fo:min-height="0.733cm" fo:min-width="0cm" fo:wrap-option="wrap" loext:decorative="false"/>
      <style:paragraph-properties style:writing-mode="lr-tb"/>
    </style:style>
    <style:style style:name="Mpr23" style:family="presentation" style:parent-style-name="Title2_5f_-backgroundobjects" style:list-style-name="ML13">
      <style:graphic-properties draw:stroke="none" draw:fill="none" draw:fill-color="#ffffff" draw:auto-grow-height="false" draw:auto-grow-width="false" fo:min-height="0.402cm" fo:min-width="0cm" fo:wrap-option="wrap" loext:decorative="false"/>
      <style:paragraph-properties style:writing-mode="lr-tb"/>
    </style:style>
    <style:style style:name="Mpr24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26" style:family="presentation" style:parent-style-name="Blank_20_Slide_5f_-outline1">
      <style:graphic-properties fo:min-height="11.049cm" loext:decorative="false"/>
      <style:paragraph-properties style:writing-mode="lr-tb"/>
    </style:style>
    <style:style style:name="Mpr27" style:family="presentation" style:parent-style-name="Blank_20_Slid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Blank_20_Slid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1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.331cm" fo:margin-right="0cm" fo:margin-top="0cm" fo:margin-bottom="0cm" fo:line-height="100%" fo:text-align="start" fo:text-indent="-0.33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indent="0cm"/>
    </style:style>
    <style:style style:name="MP23" style:family="paragraph">
      <loext:graphic-properties draw:fill="none" draw:fill-color="#ffffff"/>
      <style:paragraph-properties fo:text-align="center"/>
    </style:style>
    <style:style style:name="MP24" style:family="paragraph">
      <style:paragraph-properties fo:margin-left="0cm" fo:margin-right="0cm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font-independent-line-spacing="true"/>
    </style:style>
    <style:style style:name="MP28" style:family="paragraph">
      <loext:graphic-properties draw:fill="none" draw:fill-color="#ffffff"/>
      <style:paragraph-properties fo:margin-left="0cm" fo:margin-right="0cm" fo:text-indent="0cm" style:punctuation-wrap="hanging" style:line-break="strict" style:font-independent-line-spacing="true"/>
    </style:style>
    <style:style style:name="MP29" style:family="paragraph">
      <loext:graphic-properties draw:fill="solid" draw:fill-color="#ffffff"/>
      <style:paragraph-properties fo:text-align="center"/>
    </style:style>
    <style:style style:name="M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ffffff" loext:opacity="100%" fo:font-size="11pt" fo:language="da" fo:country="DK" style:font-name-asian="Arial1" style:font-size-asian="11pt" style:language-asian="da" style:country-asian="DK" style:font-name-complex="Arial1" style:font-size-complex="11pt" style:language-complex="da" style:country-complex="DK"/>
    </style:style>
    <style:style style:name="MT20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21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22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23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24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9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9" draw:text-style-name="MP10" draw:layer="backgroundobjects" svg:width="15.642cm" svg:height="0.675cm" svg:x="-1.409cm" svg:y="18.415cm">
        <text:p text:style-name="MP9"><text:span text:style-name="MT6">Bryant and </text:span><text:span text:style-name="MT6">O’Hallaron, </text:span><text:span text:style-name="MT6">Computer </text:span><text:span text:style-name="MT6">Systems: A </text:span><text:span text:style-name="MT6">Programmer’</text:span><text:span text:style-name="MT6">s </text:span><text:span text:style-name="MT6">Perspective, </text:span><text:span text:style-name="MT6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7">Cli</text:span><text:span text:style-name="MT7">ck </text:span><text:span text:style-name="MT7">to </text:span><text:span text:style-name="MT7">ed</text:span><text:span text:style-name="MT7">it </text:span><text:span text:style-name="MT7">M</text:span><text:span text:style-name="MT7">as</text:span><text:span text:style-name="MT7">te</text:span><text:span text:style-name="MT7">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Content Placeholder 2" presentation:style-name="Mpr4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13"><text:span text:style-name="MT8">Click to edit Master text styles</text:span></text:p>
              <text:list>
                <text:list-item>
                  <text:p text:style-name="MP14"><text:span text:style-name="MT9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0" draw:layer="backgroundobjects" svg:width="3.637cm" svg:height="0.759cm" svg:x="21.938cm" svg:y="-0.075cm">
        <text:p text:style-name="MP9"><text:span text:style-name="MT4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0" draw:layer="backgroundobjects" svg:width="15.642cm" svg:height="0.675cm" svg:x="-1.409cm" svg:y="18.415cm">
        <text:p text:style-name="MP9"><text:span text:style-name="MT6">Bryant and </text:span><text:span text:style-name="MT6">O’Hallaron, </text:span><text:span text:style-name="MT6">Computer </text:span><text:span text:style-name="MT6">Systems: A </text:span><text:span text:style-name="MT6">Programmer’</text:span><text:span text:style-name="MT6">s </text:span><text:span text:style-name="MT6">Perspective, </text:span><text:span text:style-name="MT6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6cm" svg:height="2.116cm" svg:x="1.039cm" svg:y="1.031cm" presentation:class="title" presentation:user-transformed="true">
        <draw:text-box>
          <text:p text:style-name="MP11"><text:span text:style-name="MT7">Click to edit Master title style</text:span></text:p>
        </draw:text-box>
      </draw:frame>
      <draw:frame draw:name="Content Placeholder 2" presentation:style-name="Mpr8" draw:text-style-name="MP18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16"><text:span text:style-name="MT10">Click to edit Master 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7"><text:span text:style-name="MT12">Fourth level</text:span></text:p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18" draw:layer="backgroundobjects" svg:width="10.754cm" svg:height="13.81cm" svg:x="12.951cm" svg:y="3.784cm" presentation:class="outline" presentation:user-transformed="true">
        <draw:text-box>
          <text:list text:style-name="ML6">
            <text:list-item>
              <text:p text:style-name="MP16"><text:span text:style-name="MT10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0" draw:layer="backgroundobjects" svg:width="3.637cm" svg:height="0.759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0" draw:layer="backgroundobjects" svg:width="1.9cm" svg:height="0.675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0" draw:layer="backgroundobjects" svg:width="15.642cm" svg:height="0.675cm" svg:x="-1.409cm" svg:y="18.415cm">
        <text:p text:style-name="MP9"><text:span text:style-name="MT6">Bryant and </text:span><text:span text:style-name="MT6">O’Hallaron, </text:span><text:span text:style-name="MT6">Computer </text:span><text:span text:style-name="MT6">Systems: A </text:span><text:span text:style-name="MT6">Programmer’</text:span><text:span text:style-name="MT6">s </text:span><text:span text:style-name="MT6">Perspective, </text:span><text:span text:style-name="MT6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2" draw:layer="backgroundobjects" svg:width="21.086cm" svg:height="2.116cm" svg:x="0.994cm" svg:y="1.236cm" presentation:class="title" presentation:user-transformed="true">
        <draw:text-box>
          <text:p text:style-name="MP11"><text:span text:style-name="MT7">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8" draw:style-name="Mgr6" draw:text-style-name="MP19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6" draw:text-style-name="MP10" draw:layer="backgroundobjects" svg:width="3.637cm" svg:height="0.759cm" svg:x="21.938cm" svg:y="-0.075cm">
        <text:p text:style-name="MP9"><text:span text:style-name="MT13">Carnegie </text:span><text:span text:style-name="MT13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7" draw:text-style-name="MP10" draw:layer="backgroundobjects" svg:width="1.9cm" svg:height="0.675cm" svg:x="24.015cm" svg:y="18.366cm">
        <text:p text:style-name="MP9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7" draw:text-style-name="MP10" draw:layer="backgroundobjects" svg:width="15.642cm" svg:height="0.675cm" svg:x="-1.408cm" svg:y="18.415cm">
        <text:p text:style-name="MP9"><text:span text:style-name="MT15">Bryant and </text:span><text:span text:style-name="MT15">O’Hallaron, </text:span><text:span text:style-name="MT15">Computer </text:span><text:span text:style-name="MT15">Systems: A </text:span><text:span text:style-name="MT15">Programmer’</text:span><text:span text:style-name="MT15">s </text:span><text:span text:style-name="MT15">Perspective, </text:span><text:span text:style-name="MT15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2" draw:layer="backgroundobjects" svg:width="21.088cm" svg:height="2.116cm" svg:x="0.992cm" svg:y="1.21cm" presentation:class="title" presentation:user-transformed="true">
        <draw:text-box>
          <text:p text:style-name="MP20"><text:span text:style-name="MT16">Click to edit Master title style</text:span></text:p>
        </draw:text-box>
      </draw:frame>
      <draw:frame draw:name="Content Placeholder 2" presentation:style-name="Mpr15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21"><text:span text:style-name="MT17">Click to edit the outline text format</text:span></text:p>
              <text:list>
                <text:list-item>
                  <text:p text:style-name="MP21"><text:span text:style-name="MT17">Second Outline Level</text:span></text:p>
                  <text:list>
                    <text:list-item>
                      <text:p text:style-name="MP21"><text:span text:style-name="MT17">Third Outline Level</text:span></text:p>
                      <text:list>
                        <text:list-item>
                          <text:p text:style-name="MP21"><text:span text:style-name="MT17">Fourth Outline Level</text:span></text:p>
                          <text:list>
                            <text:list-item>
                              <text:p text:style-name="MP21"><text:span text:style-name="MT17">Fifth Outline Level</text:span></text:p>
                              <text:list>
                                <text:list-item>
                                  <text:p text:style-name="MP21"><text:span text:style-name="MT17">Sixth Outline Level</text:span></text:p>
                                  <text:list>
                                    <text:list-item>
                                      <text:p text:style-name="MP22"><text:span text:style-name="MT17">Seventh Outline LevelClick </text:span><text:span text:style-name="MT17">to edit Master text styles</text:span></text:p>
                                      <text:list>
                                        <text:list-item>
                                          <text:p text:style-name="MP22"><text:span text:style-name="MT18">Second level</text:span></text:p>
                                          <text:list>
                                            <text:list-item>
                                              <text:p text:style-name="MP22"><text:span text:style-name="MT18">Third level</text:span></text:p>
                                              <text:list>
                                                <text:list-item>
                                                  <text:p text:style-name="MP14"><text:span text:style-name="MT18">Fourth level</text:span></text:p>
                                                </text:list-item>
                                                <text:list-item>
                                                  <text:p text:style-name="MP14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1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1" draw:text-style-name="MP25" draw:layer="backgroundobjects" svg:width="3.603cm" svg:height="6.059cm" svg:x="-3.903cm" svg:y="4.097cm">
        <text:list text:style-name="ML11">
          <text:list-header>
            <text:p text:style-name="MP24"><text:span text:style-name="MT19">Tekst starter uden punktopstilling</text:span><text:span text:style-name="MT19"><text:line-break/></text:span><text:span text:style-name="MT19"/></text:p>
            <text:p text:style-name="MP24"><text:span text:style-name="MT19">For at få punkt-opstilling på teksten, brug forøg 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3" draw:text-style-name="MP25" draw:layer="backgroundobjects" svg:width="3.603cm" svg:height="0.467cm" svg:x="-3.903cm" svg:y="2.297cm">
        <text:list text:style-name="ML11">
          <text:list-header>
            <text:p text:style-name="MP24"><text:span text:style-name="MT20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26" draw:text-style-name="MP25" draw:layer="backgroundobjects" svg:width="3.903cm" svg:height="5.127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navn</text:span><text:span text:style-name="MT21">”</text:span><text:span text:style-name="MT20"> og </text:span><text:span text:style-name="MT21">”</text:span><text:span text:style-name="MT20">Sted og 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og dato</text:span><text:span text:style-name="MT21">”</text:span><text:span text:style-name="MT20"> i feltet for dato og </text:span><text:span text:style-name="MT21">”</text:span><text:span text:style-name="MT20">Enhedens navn</text:span><text:span text:style-name="MT21">”</text:span><text:span text:style-name="MT20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18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19" draw:text-style-name="MP28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draw:rect draw:style-name="Mgr27" draw:text-style-name="MP29" draw:layer="backgroundobjects" svg:width="19.05cm" svg:height="25.4cm" svg:x="0cm" svg:y="0cm">
          <text:p/>
        </draw:rect>
        <draw:frame presentation:style-name="Mpr20" draw:text-style-name="MP28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21" draw:text-style-name="MP2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1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8" draw:text-style-name="MP25" draw:layer="backgroundobjects" svg:width="3.603cm" svg:height="6.059cm" svg:x="-3.903cm" svg:y="4.097cm">
        <text:list text:style-name="ML11">
          <text:list-header>
            <text:p text:style-name="MP24"><text:span text:style-name="MT19">Tekst starter uden punktopstilling</text:span><text:span text:style-name="MT19"><text:line-break/></text:span><text:span text:style-name="MT19"/></text:p>
            <text:p text:style-name="MP24"><text:span text:style-name="MT19">For at få punkt-opstilling på teksten, brug forøg 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venstre-stillet tekst uden punktopstilling, brug formindsk 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9" draw:text-style-name="MP25" draw:layer="backgroundobjects" svg:width="3.603cm" svg:height="0.467cm" svg:x="-3.903cm" svg:y="2.297cm">
        <text:list text:style-name="ML11">
          <text:list-header>
            <text:p text:style-name="MP24"><text:span text:style-name="MT20">Overskrift 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30" draw:text-style-name="MP25" draw:layer="backgroundobjects" svg:width="3.903cm" svg:height="5.127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navn</text:span><text:span text:style-name="MT21">”</text:span><text:span text:style-name="MT20"> og </text:span><text:span text:style-name="MT21">”</text:span><text:span text:style-name="MT20">Sted og 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og dato</text:span><text:span text:style-name="MT21">”</text:span><text:span text:style-name="MT20"> i feltet for dato og </text:span><text:span text:style-name="MT21">”</text:span><text:span text:style-name="MT20">Enhedens navn</text:span><text:span text:style-name="MT21">”</text:span><text:span text:style-name="MT20"> i 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2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23" draw:text-style-name="MP28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draw:rect draw:style-name="Mgr27" draw:text-style-name="MP29" draw:layer="backgroundobjects" svg:width="19.05cm" svg:height="25.4cm" svg:x="0cm" svg:y="0cm">
          <text:p/>
        </draw:rect>
        <draw:frame presentation:style-name="Mpr24" draw:text-style-name="MP28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5" draw:text-style-name="MP28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5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1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2" draw:text-style-name="MP30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3" draw:text-style-name="MP30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26" draw:layer="backgroundobjects" svg:width="22.859cm" svg:height="11.048cm" svg:x="1.27cm" svg:y="4.457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3-11-17T14:19:16.397735764</dc:date>
    <meta:editing-cycles>1003</meta:editing-cycles>
    <dc:title>Introduction to Computer Systems 15-213/18-243, spring 2009</dc:title>
    <meta:editing-duration>P22DT14H41M1S</meta:editing-duration>
    <meta:generator>LibreOffice/7.6.2.1$Linux_X86_64 LibreOffice_project/9d0b4c0791fc17bc4181a67fd90c5aaed576d1c0</meta:generator>
    <meta:document-statistic meta:object-count="136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